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_el</text:p>
          </table:table-cell>
          <table:table-cell office:value-type="string" calcext:value-type="string">
            <text:p>N_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har</text:p>
          </table:table-cell>
          <table:table-cell office:value-type="string" calcext:value-type="string">
            <text:p>E2G</text:p>
          </table:table-cell>
          <table:table-cell office:value-type="string" calcext:value-type="string">
            <text:p>E2bar</text:p>
          </table:table-cell>
          <table:table-cell office:value-type="string" calcext:value-type="string">
            <text:p>E2J</text:p>
          </table:table-cell>
          <table:table-cell office:value-type="string" calcext:value-type="string">
            <text:p>UvJEx</text:p>
          </table:table-cell>
          <table:table-cell office:value-type="string" calcext:value-type="string">
            <text:p>UvJh</text:p>
          </table:table-cell>
          <table:table-cell office:value-type="string" calcext:value-type="string">
            <text:p>log(hchar)</text:p>
          </table:table-cell>
          <table:table-cell office:value-type="string" calcext:value-type="string">
            <text:p>log(E2G)</text:p>
          </table:table-cell>
          <table:table-cell office:value-type="string" calcext:value-type="string">
            <text:p>log(E2)</text:p>
          </table:table-cell>
          <table:table-cell office:value-type="string" calcext:value-type="string">
            <text:p>log(E2J)</text:p>
          </table:table-cell>
          <table:table-cell table:style-name="Default" office:value-type="string" calcext:value-type="string">
            <text:p>ooa_E2G</text:p>
          </table:table-cell>
          <table:table-cell table:style-name="Default" office:value-type="string" calcext:value-type="string">
            <text:p>ooa_E2bar</text:p>
          </table:table-cell>
          <table:table-cell table:style-name="Default" office:value-type="string" calcext:value-type="string">
            <text:p>ooa_E2J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1144622013664" calcext:value-type="float">
            <text:p>0.1144622014</text:p>
          </table:table-cell>
          <table:table-cell office:value-type="float" office:value="0.0194350316993" calcext:value-type="float">
            <text:p>0.0194350317</text:p>
          </table:table-cell>
          <table:table-cell office:value-type="float" office:value="0.3450170824459" calcext:value-type="float">
            <text:p>0.345017082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4067054322753" calcext:value-type="float">
            <text:p>3.4067054323</text:p>
          </table:table-cell>
          <table:table-cell table:formula="of:=LOG([.E2];10)" office:value-type="float" office:value="-1.68124123737628" calcext:value-type="float">
            <text:p>-1.6812412374</text:p>
          </table:table-cell>
          <table:table-cell table:formula="of:=LOG([.F2];10)" office:value-type="float" office:value="-0.941337905884499" calcext:value-type="float">
            <text:p>-0.9413379059</text:p>
          </table:table-cell>
          <table:table-cell table:formula="of:=LOG([.G2];10)" office:value-type="float" office:value="-1.71141474668078" calcext:value-type="float">
            <text:p>-1.7114147467</text:p>
          </table:table-cell>
          <table:table-cell table:formula="of:=LOG([.H2];10)" office:value-type="float" office:value="-0.462159401656207" calcext:value-type="float">
            <text:p>-0.4621594017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SIMPLE+upwind+CGRv1(chi=2)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82840074354" calcext:value-type="float">
            <text:p>0.0482840074</text:p>
          </table:table-cell>
          <table:table-cell office:value-type="float" office:value="0.0079298566282" calcext:value-type="float">
            <text:p>0.0079298566</text:p>
          </table:table-cell>
          <table:table-cell office:value-type="float" office:value="0.1393657602404" calcext:value-type="float">
            <text:p>0.139365760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6123567544808" calcext:value-type="float">
            <text:p>3.6123567545</text:p>
          </table:table-cell>
          <table:table-cell table:formula="of:=LOG([.E3];10)" office:value-type="float" office:value="-1.80617997398389" calcext:value-type="float">
            <text:p>-1.806179974</text:p>
          </table:table-cell>
          <table:table-cell table:formula="of:=LOG([.F3];10)" office:value-type="float" office:value="-1.31619669187099" calcext:value-type="float">
            <text:p>-1.3161966919</text:p>
          </table:table-cell>
          <table:table-cell table:formula="of:=LOG([.G3];10)" office:value-type="float" office:value="-2.10073466465522" calcext:value-type="float">
            <text:p>-2.1007346647</text:p>
          </table:table-cell>
          <table:table-cell table:formula="of:=LOG([.H3];10)" office:value-type="float" office:value="-0.855843911784455" calcext:value-type="float">
            <text:p>-0.8558439118</text:p>
          </table:table-cell>
          <table:table-cell table:formula="of:=([.L3]-[.L2])/([.K3]-[.K2])" office:value-type="float" office:value="3.00034077632634" calcext:value-type="float">
            <text:p>3.00</text:p>
          </table:table-cell>
          <table:table-cell table:formula="of:=([.M3]-[.M2])/([.K3]-[.K2])" office:value-type="float" office:value="3.11608656006483" calcext:value-type="float">
            <text:p>3.12</text:p>
          </table:table-cell>
          <table:table-cell table:formula="of:=([.N3]-[.N2])/([.K3]-[.K2])" office:value-type="float" office:value="3.15102041862879" calcext:value-type="float">
            <text:p>3.15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143473529984" calcext:value-type="float">
            <text:p>0.014347353</text:p>
          </table:table-cell>
          <table:table-cell office:value-type="float" office:value="0.0020893339707" calcext:value-type="float">
            <text:p>0.002089334</text:p>
          </table:table-cell>
          <table:table-cell office:value-type="float" office:value="0.0364198673016" calcext:value-type="float">
            <text:p>0.0364198673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153026474196" calcext:value-type="float">
            <text:p>3.7153026474</text:p>
          </table:table-cell>
          <table:table-cell table:formula="of:=LOG([.E4];10)" office:value-type="float" office:value="-1.98227123303818" calcext:value-type="float">
            <text:p>-1.982271233</text:p>
          </table:table-cell>
          <table:table-cell table:formula="of:=LOG([.F4];10)" office:value-type="float" office:value="-1.84322821629773" calcext:value-type="float">
            <text:p>-1.8432282163</text:p>
          </table:table-cell>
          <table:table-cell table:formula="of:=LOG([.G4];10)" office:value-type="float" office:value="-2.67999213443837" calcext:value-type="float">
            <text:p>-2.6799921344</text:p>
          </table:table-cell>
          <table:table-cell table:formula="of:=LOG([.H4];10)" office:value-type="float" office:value="-1.43866164092133" calcext:value-type="float">
            <text:p>-1.4386616409</text:p>
          </table:table-cell>
          <table:table-cell table:formula="of:=([.L4]-[.L3])/([.K4]-[.K3])" office:value-type="float" office:value="2.992945403748" calcext:value-type="float">
            <text:p>2.99</text:p>
          </table:table-cell>
          <table:table-cell table:formula="of:=([.M4]-[.M3])/([.K4]-[.K3])" office:value-type="float" office:value="3.28952994540494" calcext:value-type="float">
            <text:p>3.29</text:p>
          </table:table-cell>
          <table:table-cell table:formula="of:=([.N4]-[.N3])/([.K4]-[.K3])" office:value-type="float" office:value="3.30974820821276" calcext:value-type="float">
            <text:p>3.3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63347879576" calcext:value-type="float">
            <text:p>0.006334788</text:p>
          </table:table-cell>
          <table:table-cell office:value-type="float" office:value="0.0007834953728" calcext:value-type="float">
            <text:p>0.0007834954</text:p>
          </table:table-cell>
          <table:table-cell office:value-type="float" office:value="0.0136117523309" calcext:value-type="float">
            <text:p>0.0136117523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381107623903" calcext:value-type="float">
            <text:p>3.7381107624</text:p>
          </table:table-cell>
          <table:table-cell table:formula="of:=LOG([.E5];10)" office:value-type="float" office:value="-2.10720996964787" calcext:value-type="float">
            <text:p>-2.1072099696</text:p>
          </table:table-cell>
          <table:table-cell table:formula="of:=LOG([.F5];10)" office:value-type="float" office:value="-2.19826791754225" calcext:value-type="float">
            <text:p>-2.1982679175</text:p>
          </table:table-cell>
          <table:table-cell table:formula="of:=LOG([.G5];10)" office:value-type="float" office:value="-3.10596356406248" calcext:value-type="float">
            <text:p>-3.1059635641</text:p>
          </table:table-cell>
          <table:table-cell table:formula="of:=LOG([.H5];10)" office:value-type="float" office:value="-1.86608596159665" calcext:value-type="float">
            <text:p>-1.8660859616</text:p>
          </table:table-cell>
          <table:table-cell table:formula="of:=([.L5]-[.L4])/([.K5]-[.K4])" office:value-type="float" office:value="2.84171035243994" calcext:value-type="float">
            <text:p>2.84</text:p>
          </table:table-cell>
          <table:table-cell table:formula="of:=([.M5]-[.M4])/([.K5]-[.K4])" office:value-type="float" office:value="3.409442429011" calcext:value-type="float">
            <text:p>3.41</text:p>
          </table:table-cell>
          <table:table-cell table:formula="of:=([.N5]-[.N4])/([.K5]-[.K4])" office:value-type="float" office:value="3.42107125679209" calcext:value-type="float">
            <text:p>3.42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22123180478" calcext:value-type="float">
            <text:p>0.002212318</text:p>
          </table:table-cell>
          <table:table-cell office:value-type="float" office:value="0.000188986564" calcext:value-type="float">
            <text:p>0.0001889866</text:p>
          </table:table-cell>
          <table:table-cell office:value-type="float" office:value="0.0032744898192" calcext:value-type="float">
            <text:p>0.003274489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84480249021" calcext:value-type="float">
            <text:p>3.7484480249</text:p>
          </table:table-cell>
          <table:table-cell table:formula="of:=LOG([.E6];10)" office:value-type="float" office:value="-2.28330122870633" calcext:value-type="float">
            <text:p>-2.2833012287</text:p>
          </table:table-cell>
          <table:table-cell table:formula="of:=LOG([.F6];10)" office:value-type="float" office:value="-2.6551524377311" calcext:value-type="float">
            <text:p>-2.6551524377</text:p>
          </table:table-cell>
          <table:table-cell table:formula="of:=LOG([.G6];10)" office:value-type="float" office:value="-3.72356907089596" calcext:value-type="float">
            <text:p>-3.7235690709</text:p>
          </table:table-cell>
          <table:table-cell table:formula="of:=LOG([.H6];10)" office:value-type="float" office:value="-2.48485635550916" calcext:value-type="float">
            <text:p>-2.4848563555</text:p>
          </table:table-cell>
          <table:table-cell table:formula="of:=([.L6]-[.L5])/([.K6]-[.K5])" office:value-type="float" office:value="2.59458943409089" calcext:value-type="float">
            <text:p>2.59</text:p>
          </table:table-cell>
          <table:table-cell table:formula="of:=([.M6]-[.M5])/([.K6]-[.K5])" office:value-type="float" office:value="3.50730360005233" calcext:value-type="float">
            <text:p>3.51</text:p>
          </table:table-cell>
          <table:table-cell table:formula="of:=([.N6]-[.N5])/([.K6]-[.K5])" office:value-type="float" office:value="3.5139188465174" calcext:value-type="float">
            <text:p>3.51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122760958" calcext:value-type="float">
            <text:p>0.001122761</text:p>
          </table:table-cell>
          <table:table-cell office:value-type="float" office:value="0.0000671608603" calcext:value-type="float">
            <text:p>6.71608603E-005</text:p>
          </table:table-cell>
          <table:table-cell office:value-type="float" office:value="0.0011624639457" calcext:value-type="float">
            <text:p>0.001162463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05600507755" calcext:value-type="float">
            <text:p>3.7505600508</text:p>
          </table:table-cell>
          <table:table-cell table:formula="of:=LOG([.E7];10)" office:value-type="float" office:value="-2.40823996531185" calcext:value-type="float">
            <text:p>-2.4082399653</text:p>
          </table:table-cell>
          <table:table-cell table:formula="of:=LOG([.F7];10)" office:value-type="float" office:value="-2.94971269758726" calcext:value-type="float">
            <text:p>-2.9497126976</text:p>
          </table:table-cell>
          <table:table-cell table:formula="of:=LOG([.G7];10)" office:value-type="float" office:value="-4.17288374938405" calcext:value-type="float">
            <text:p>-4.1728837494</text:p>
          </table:table-cell>
          <table:table-cell table:formula="of:=LOG([.H7];10)" office:value-type="float" office:value="-2.93462050805208" calcext:value-type="float">
            <text:p>-2.9346205081</text:p>
          </table:table-cell>
          <table:table-cell table:formula="of:=([.L7]-[.L6])/([.K7]-[.K6])" office:value-type="float" office:value="2.35763757389514" calcext:value-type="float">
            <text:p>2.36</text:p>
          </table:table-cell>
          <table:table-cell table:formula="of:=([.M7]-[.M6])/([.K7]-[.K6])" office:value-type="float" office:value="3.59627999046243" calcext:value-type="float">
            <text:p>3.60</text:p>
          </table:table-cell>
          <table:table-cell table:formula="of:=([.N7]-[.N6])/([.K7]-[.K6])" office:value-type="float" office:value="3.59987754608888" calcext:value-type="float">
            <text:p>3.60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112510174564" calcext:value-type="float">
            <text:p>0.0112510175</text:p>
          </table:table-cell>
          <table:table-cell office:value-type="float" office:value="0.0010785583585" calcext:value-type="float">
            <text:p>0.0010785584</text:p>
          </table:table-cell>
          <table:table-cell office:value-type="float" office:value="0.0208903436936" calcext:value-type="float">
            <text:p>0.020890343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308321710276" calcext:value-type="float">
            <text:p>3.730832171</text:p>
          </table:table-cell>
          <table:table-cell table:formula="of:=LOG([.E9];10)" office:value-type="float" office:value="-1.68124123737628" calcext:value-type="float">
            <text:p>-1.6812412374</text:p>
          </table:table-cell>
          <table:table-cell table:formula="of:=LOG([.F9];10)" office:value-type="float" office:value="-1.94880820148866" calcext:value-type="float">
            <text:p>-1.9488082015</text:p>
          </table:table-cell>
          <table:table-cell table:formula="of:=LOG([.G9];10)" office:value-type="float" office:value="-2.96715635117448" calcext:value-type="float">
            <text:p>-2.9671563512</text:p>
          </table:table-cell>
          <table:table-cell table:formula="of:=LOG([.H9];10)" office:value-type="float" office:value="-1.68005441483032" calcext:value-type="float">
            <text:p>-1.6800544148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45272627928" calcext:value-type="float">
            <text:p>0.0045272628</text:p>
          </table:table-cell>
          <table:table-cell office:value-type="float" office:value="0.0002995111972" calcext:value-type="float">
            <text:p>0.0002995112</text:p>
          </table:table-cell>
          <table:table-cell office:value-type="float" office:value="0.0059807261291" calcext:value-type="float">
            <text:p>0.005980726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57417885921" calcext:value-type="float">
            <text:p>3.7457417886</text:p>
          </table:table-cell>
          <table:table-cell table:formula="of:=LOG([.E10];10)" office:value-type="float" office:value="-1.79934054945402" calcext:value-type="float">
            <text:p>-1.7993405495</text:p>
          </table:table-cell>
          <table:table-cell table:formula="of:=LOG([.F10];10)" office:value-type="float" office:value="-2.34416429539862" calcext:value-type="float">
            <text:p>-2.3441642954</text:p>
          </table:table-cell>
          <table:table-cell table:formula="of:=LOG([.G10];10)" office:value-type="float" office:value="-3.52358693690982" calcext:value-type="float">
            <text:p>-3.5235869369</text:p>
          </table:table-cell>
          <table:table-cell table:formula="of:=LOG([.H10];10)" office:value-type="float" office:value="-2.22324608445361" calcext:value-type="float">
            <text:p>-2.2232460845</text:p>
          </table:table-cell>
          <table:table-cell table:formula="of:=([.L10]-[.L9])/([.K10]-[.K9])" office:value-type="float" office:value="3.34765789024864" calcext:value-type="float">
            <text:p>3.35</text:p>
          </table:table-cell>
          <table:table-cell table:formula="of:=([.M10]-[.M9])/([.K10]-[.K9])" office:value-type="float" office:value="4.7115480687059" calcext:value-type="float">
            <text:p>4.71</text:p>
          </table:table-cell>
          <table:table-cell table:formula="of:=([.N10]-[.N9])/([.K10]-[.K9])" office:value-type="float" office:value="4.59944821072085" calcext:value-type="float">
            <text:p>4.60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12097593075" calcext:value-type="float">
            <text:p>0.0012097593</text:p>
          </table:table-cell>
          <table:table-cell office:value-type="float" office:value="0.0000382869755" calcext:value-type="float">
            <text:p>0.000038287</text:p>
          </table:table-cell>
          <table:table-cell office:value-type="float" office:value="0.0008631605891" calcext:value-type="float">
            <text:p>0.00086316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08593541321" calcext:value-type="float">
            <text:p>3.7508593541</text:p>
          </table:table-cell>
          <table:table-cell table:formula="of:=LOG([.E11];10)" office:value-type="float" office:value="-1.98227123303818" calcext:value-type="float">
            <text:p>-1.982271233</text:p>
          </table:table-cell>
          <table:table-cell table:formula="of:=LOG([.F11];10)" office:value-type="float" office:value="-2.91730102788407" calcext:value-type="float">
            <text:p>-2.9173010279</text:p>
          </table:table-cell>
          <table:table-cell table:formula="of:=LOG([.G11];10)" office:value-type="float" office:value="-4.41694893962098" calcext:value-type="float">
            <text:p>-4.4169489396</text:p>
          </table:table-cell>
          <table:table-cell table:formula="of:=LOG([.H11];10)" office:value-type="float" office:value="-3.06390839724908" calcext:value-type="float">
            <text:p>-3.0639083972</text:p>
          </table:table-cell>
          <table:table-cell table:formula="of:=([.L11]-[.L10])/([.K11]-[.K10])" office:value-type="float" office:value="3.1330814560793" calcext:value-type="float">
            <text:p>3.13</text:p>
          </table:table-cell>
          <table:table-cell table:formula="of:=([.M11]-[.M10])/([.K11]-[.K10])" office:value-type="float" office:value="4.88360938256782" calcext:value-type="float">
            <text:p>4.88</text:p>
          </table:table-cell>
          <table:table-cell table:formula="of:=([.N11]-[.N10])/([.K11]-[.K10])" office:value-type="float" office:value="4.59552381439986" calcext:value-type="float">
            <text:p>4.60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4875418376" calcext:value-type="float">
            <text:p>0.0004875418</text:p>
          </table:table-cell>
          <table:table-cell office:value-type="float" office:value="0.0000086501221" calcext:value-type="float">
            <text:p>8.6501221E-006</text:p>
          </table:table-cell>
          <table:table-cell office:value-type="float" office:value="0.0002267908754" calcext:value-type="float">
            <text:p>0.00022679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4957238458" calcext:value-type="float">
            <text:p>3.7514957238</text:p>
          </table:table-cell>
          <table:table-cell table:formula="of:=LOG([.E12];10)" office:value-type="float" office:value="-2.11058971029903" calcext:value-type="float">
            <text:p>-2.1105897103</text:p>
          </table:table-cell>
          <table:table-cell table:formula="of:=LOG([.F12];10)" office:value-type="float" office:value="-3.31198811010045" calcext:value-type="float">
            <text:p>-3.3119881101</text:p>
          </table:table-cell>
          <table:table-cell table:formula="of:=LOG([.G12];10)" office:value-type="float" office:value="-5.06297776224825" calcext:value-type="float">
            <text:p>-5.0629777622</text:p>
          </table:table-cell>
          <table:table-cell table:formula="of:=LOG([.H12];10)" office:value-type="float" office:value="-3.64437442263251" calcext:value-type="float">
            <text:p>-3.6443744226</text:p>
          </table:table-cell>
          <table:table-cell table:formula="of:=([.L12]-[.L11])/([.K12]-[.K11])" office:value-type="float" office:value="3.07583982168082" calcext:value-type="float">
            <text:p>3.08</text:p>
          </table:table-cell>
          <table:table-cell table:formula="of:=([.M12]-[.M11])/([.K12]-[.K11])" office:value-type="float" office:value="5.03457363598528" calcext:value-type="float">
            <text:p>5.03</text:p>
          </table:table-cell>
          <table:table-cell table:formula="of:=([.N12]-[.N11])/([.K12]-[.K11])" office:value-type="float" office:value="4.52363554941062" calcext:value-type="float">
            <text:p>4.52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427025271" calcext:value-type="float">
            <text:p>0.0001427025</text:p>
          </table:table-cell>
          <table:table-cell office:value-type="float" office:value="0.0000011187784" calcext:value-type="float">
            <text:p>1.1187784E-006</text:p>
          </table:table-cell>
          <table:table-cell office:value-type="float" office:value="0.0000393804776" calcext:value-type="float">
            <text:p>3.93804776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831342437" calcext:value-type="float">
            <text:p>3.7516831342</text:p>
          </table:table-cell>
          <table:table-cell table:formula="of:=LOG([.E13];10)" office:value-type="float" office:value="-2.28330122870633" calcext:value-type="float">
            <text:p>-2.2833012287</text:p>
          </table:table-cell>
          <table:table-cell table:formula="of:=LOG([.F13];10)" office:value-type="float" office:value="-3.84556833595426" calcext:value-type="float">
            <text:p>-3.845568336</text:p>
          </table:table-cell>
          <table:table-cell table:formula="of:=LOG([.G13];10)" office:value-type="float" office:value="-5.95125592704431" calcext:value-type="float">
            <text:p>-5.951255927</text:p>
          </table:table-cell>
          <table:table-cell table:formula="of:=LOG([.H13];10)" office:value-type="float" office:value="-4.40471902111342" calcext:value-type="float">
            <text:p>-4.4047190211</text:p>
          </table:table-cell>
          <table:table-cell table:formula="of:=([.L13]-[.L12])/([.K13]-[.K12])" office:value-type="float" office:value="3.08943046054111" calcext:value-type="float">
            <text:p>3.09</text:p>
          </table:table-cell>
          <table:table-cell table:formula="of:=([.M13]-[.M12])/([.K13]-[.K12])" office:value-type="float" office:value="5.14313216042301" calcext:value-type="float">
            <text:p>5.14</text:p>
          </table:table-cell>
          <table:table-cell table:formula="of:=([.N13]-[.N12])/([.K13]-[.K12])" office:value-type="float" office:value="4.40239658299933" calcext:value-type="float">
            <text:p>4.40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591796513" calcext:value-type="float">
            <text:p>5.91796513E-005</text:p>
          </table:table-cell>
          <table:table-cell office:value-type="float" office:value="0.0000002573432" calcext:value-type="float">
            <text:p>2.573432E-007</text:p>
          </table:table-cell>
          <table:table-cell office:value-type="float" office:value="0.0000116998677" calcext:value-type="float">
            <text:p>1.16998677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08148536" calcext:value-type="float">
            <text:p>3.7517108149</text:p>
          </table:table-cell>
          <table:table-cell table:formula="of:=LOG([.E14];10)" office:value-type="float" office:value="-2.40654018042853" calcext:value-type="float">
            <text:p>-2.4065401804</text:p>
          </table:table-cell>
          <table:table-cell table:formula="of:=LOG([.F14];10)" office:value-type="float" office:value="-4.22782759812996" calcext:value-type="float">
            <text:p>-4.2278275981</text:p>
          </table:table-cell>
          <table:table-cell table:formula="of:=LOG([.G14];10)" office:value-type="float" office:value="-6.58948730299762" calcext:value-type="float">
            <text:p>-6.589487303</text:p>
          </table:table-cell>
          <table:table-cell table:formula="of:=LOG([.H14];10)" office:value-type="float" office:value="-4.93181904914998" calcext:value-type="float">
            <text:p>-4.9318190491</text:p>
          </table:table-cell>
          <table:table-cell table:formula="of:=([.L14]-[.L13])/([.K14]-[.K13])" office:value-type="float" office:value="3.10177307445284" calcext:value-type="float">
            <text:p>3.10</text:p>
          </table:table-cell>
          <table:table-cell table:formula="of:=([.M14]-[.M13])/([.K14]-[.K13])" office:value-type="float" office:value="5.1788121128456" calcext:value-type="float">
            <text:p>5.18</text:p>
          </table:table-cell>
          <table:table-cell table:formula="of:=([.N14]-[.N13])/([.K14]-[.K13])" office:value-type="float" office:value="4.27705705599258" calcext:value-type="float">
            <text:p>4.28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2040703426" calcext:value-type="float">
            <text:p>0.0020407034</text:p>
          </table:table-cell>
          <table:table-cell office:value-type="float" office:value="0.0000432583741" calcext:value-type="float">
            <text:p>4.32583741E-005</text:p>
          </table:table-cell>
          <table:table-cell office:value-type="float" office:value="0.0010615628533" calcext:value-type="float">
            <text:p>0.001061562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06609518679" calcext:value-type="float">
            <text:p>3.7506609519</text:p>
          </table:table-cell>
          <table:table-cell table:formula="of:=LOG([.E16];10)" office:value-type="float" office:value="-1.68124123737628" calcext:value-type="float">
            <text:p>-1.6812412374</text:p>
          </table:table-cell>
          <table:table-cell table:formula="of:=LOG([.F16];10)" office:value-type="float" office:value="-2.69022010641105" calcext:value-type="float">
            <text:p>-2.6902201064</text:p>
          </table:table-cell>
          <table:table-cell table:formula="of:=LOG([.G16];10)" office:value-type="float" office:value="-4.36392980788972" calcext:value-type="float">
            <text:p>-4.3639298079</text:p>
          </table:table-cell>
          <table:table-cell table:formula="of:=LOG([.H16];10)" office:value-type="float" office:value="-2.97405428691179" calcext:value-type="float">
            <text:p>-2.9740542869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6036760069" calcext:value-type="float">
            <text:p>0.000603676</text:p>
          </table:table-cell>
          <table:table-cell office:value-type="float" office:value="0.0000045532761" calcext:value-type="float">
            <text:p>4.5532761E-006</text:p>
          </table:table-cell>
          <table:table-cell office:value-type="float" office:value="0.000130712439" calcext:value-type="float">
            <text:p>0.000130712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5918022823" calcext:value-type="float">
            <text:p>3.7515918023</text:p>
          </table:table-cell>
          <table:table-cell table:formula="of:=LOG([.E17];10)" office:value-type="float" office:value="-1.80617997398389" calcext:value-type="float">
            <text:p>-1.806179974</text:p>
          </table:table-cell>
          <table:table-cell table:formula="of:=LOG([.F17];10)" office:value-type="float" office:value="-3.21919608483562" calcext:value-type="float">
            <text:p>-3.2191960848</text:p>
          </table:table-cell>
          <table:table-cell table:formula="of:=LOG([.G17];10)" office:value-type="float" office:value="-5.34167601429298" calcext:value-type="float">
            <text:p>-5.3416760143</text:p>
          </table:table-cell>
          <table:table-cell table:formula="of:=LOG([.H17];10)" office:value-type="float" office:value="-3.88368308164663" calcext:value-type="float">
            <text:p>-3.8836830816</text:p>
          </table:table-cell>
          <table:table-cell table:formula="of:=([.L17]-[.L16])/([.K17]-[.K16])" office:value-type="float" office:value="4.23388288362414" calcext:value-type="float">
            <text:p>4.23</text:p>
          </table:table-cell>
          <table:table-cell table:formula="of:=([.M17]-[.M16])/([.K17]-[.K16])" office:value-type="float" office:value="7.82580513419204" calcext:value-type="float">
            <text:p>7.83</text:p>
          </table:table-cell>
          <table:table-cell table:formula="of:=([.N17]-[.N16])/([.K17]-[.K16])" office:value-type="float" office:value="7.28059863124529" calcext:value-type="float">
            <text:p>7.28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1102250909" calcext:value-type="float">
            <text:p>0.0001102251</text:p>
          </table:table-cell>
          <table:table-cell office:value-type="float" office:value="0.0000001120797" calcext:value-type="float">
            <text:p>1.120797E-007</text:p>
          </table:table-cell>
          <table:table-cell office:value-type="float" office:value="0.0000066845069" calcext:value-type="float">
            <text:p>6.6845069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58302143" calcext:value-type="float">
            <text:p>3.7517158302</text:p>
          </table:table-cell>
          <table:table-cell table:formula="of:=LOG([.E18];10)" office:value-type="float" office:value="-1.98227123303818" calcext:value-type="float">
            <text:p>-1.982271233</text:p>
          </table:table-cell>
          <table:table-cell table:formula="of:=LOG([.F18];10)" office:value-type="float" office:value="-3.9577195343492" calcext:value-type="float">
            <text:p>-3.9577195343</text:p>
          </table:table-cell>
          <table:table-cell table:formula="of:=LOG([.G18];10)" office:value-type="float" office:value="-6.9504730401823" calcext:value-type="float">
            <text:p>-6.9504730402</text:p>
          </table:table-cell>
          <table:table-cell table:formula="of:=LOG([.H18];10)" office:value-type="float" office:value="-5.17493062408001" calcext:value-type="float">
            <text:p>-5.1749306241</text:p>
          </table:table-cell>
          <table:table-cell table:formula="of:=([.L18]-[.L17])/([.K18]-[.K17])" office:value-type="float" office:value="4.19398131105354" calcext:value-type="float">
            <text:p>4.19</text:p>
          </table:table-cell>
          <table:table-cell table:formula="of:=([.M18]-[.M17])/([.K18]-[.K17])" office:value-type="float" office:value="9.13615493766961" calcext:value-type="float">
            <text:p>9.14</text:p>
          </table:table-cell>
          <table:table-cell table:formula="of:=([.N18]-[.N17])/([.K18]-[.K17])" office:value-type="float" office:value="7.33283156340694" calcext:value-type="float">
            <text:p>7.33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33248337" calcext:value-type="float">
            <text:p>3.3248337E-005</text:p>
          </table:table-cell>
          <table:table-cell office:value-type="float" office:value="0.0000000018852" calcext:value-type="float">
            <text:p>1.8852E-009</text:p>
          </table:table-cell>
          <table:table-cell office:value-type="float" office:value="0.000000810347" calcext:value-type="float">
            <text:p>8.10347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17043742" calcext:value-type="float">
            <text:p>3.7517217044</text:p>
          </table:table-cell>
          <table:table-cell table:formula="of:=LOG([.E19];10)" office:value-type="float" office:value="-2.10720996964787" calcext:value-type="float">
            <text:p>-2.1072099696</text:p>
          </table:table-cell>
          <table:table-cell table:formula="of:=LOG([.F19];10)" office:value-type="float" office:value="-4.47823007215893" calcext:value-type="float">
            <text:p>-4.4782300722</text:p>
          </table:table-cell>
          <table:table-cell table:formula="of:=LOG([.G19];10)" office:value-type="float" office:value="-8.7246425689124" calcext:value-type="float">
            <text:p>-8.7246425689</text:p>
          </table:table-cell>
          <table:table-cell table:formula="of:=LOG([.H19];10)" office:value-type="float" office:value="-6.09132897134996" calcext:value-type="float">
            <text:p>-6.0913289713</text:p>
          </table:table-cell>
          <table:table-cell table:formula="of:=([.L19]-[.L18])/([.K19]-[.K18])" office:value-type="float" office:value="4.16612615057735" calcext:value-type="float">
            <text:p>4.17</text:p>
          </table:table-cell>
          <table:table-cell table:formula="of:=([.M19]-[.M18])/([.K19]-[.K18])" office:value-type="float" office:value="14.2003159058078" calcext:value-type="float">
            <text:p>14.20</text:p>
          </table:table-cell>
          <table:table-cell table:formula="of:=([.N19]-[.N18])/([.K19]-[.K18])" office:value-type="float" office:value="7.33478160686695" calcext:value-type="float">
            <text:p>7.33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62112476" calcext:value-type="float">
            <text:p>6.2112476E-006</text:p>
          </table:table-cell>
          <table:table-cell office:value-type="float" office:value="0.0000000013205" calcext:value-type="float">
            <text:p>1.3205E-009</text:p>
          </table:table-cell>
          <table:table-cell office:value-type="float" office:value="0.0000000409895" calcext:value-type="float">
            <text:p>0.00000004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4737317" calcext:value-type="float">
            <text:p>3.7517224737</text:p>
          </table:table-cell>
          <table:table-cell table:formula="of:=LOG([.E20];10)" office:value-type="float" office:value="-2.28330122870633" calcext:value-type="float">
            <text:p>-2.2833012287</text:p>
          </table:table-cell>
          <table:table-cell table:formula="of:=LOG([.F20];10)" office:value-type="float" office:value="-5.20682115805594" calcext:value-type="float">
            <text:p>-5.2068211581</text:p>
          </table:table-cell>
          <table:table-cell table:formula="of:=LOG([.G20];10)" office:value-type="float" office:value="-8.87926159445706" calcext:value-type="float">
            <text:p>-8.8792615945</text:p>
          </table:table-cell>
          <table:table-cell table:formula="of:=LOG([.H20];10)" office:value-type="float" office:value="-7.38732737928207" calcext:value-type="float">
            <text:p>-7.3873273793</text:p>
          </table:table-cell>
          <table:table-cell table:formula="of:=([.L20]-[.L19])/([.K20]-[.K19])" office:value-type="float" office:value="4.13757667355385" calcext:value-type="float">
            <text:p>4.14</text:p>
          </table:table-cell>
          <table:table-cell table:formula="of:=([.M20]-[.M19])/([.K20]-[.K19])" office:value-type="float" office:value="0.878061900240739" calcext:value-type="float">
            <text:p>0.88</text:p>
          </table:table-cell>
          <table:table-cell table:formula="of:=([.N20]-[.N19])/([.K20]-[.K19])" office:value-type="float" office:value="7.35981112783031" calcext:value-type="float">
            <text:p>7.36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19053635" calcext:value-type="float">
            <text:p>1.9053635E-006</text:p>
          </table:table-cell>
          <table:table-cell office:value-type="float" office:value="0.0000000002461" calcext:value-type="float">
            <text:p>2.461E-010</text:p>
          </table:table-cell>
          <table:table-cell office:value-type="float" office:value="0.0000000048241" calcext:value-type="float">
            <text:p>4.8241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098971" calcext:value-type="float">
            <text:p>3.7517225099</text:p>
          </table:table-cell>
          <table:table-cell table:formula="of:=LOG([.E21];10)" office:value-type="float" office:value="-2.40823996531185" calcext:value-type="float">
            <text:p>-2.4082399653</text:p>
          </table:table-cell>
          <table:table-cell table:formula="of:=LOG([.F21];10)" office:value-type="float" office:value="-5.72002215857913" calcext:value-type="float">
            <text:p>-5.7200221586</text:p>
          </table:table-cell>
          <table:table-cell table:formula="of:=LOG([.G21];10)" office:value-type="float" office:value="-9.6088883862972" calcext:value-type="float">
            <text:p>-9.6088883863</text:p>
          </table:table-cell>
          <table:table-cell table:formula="of:=LOG([.H21];10)" office:value-type="float" office:value="-8.31658369817345" calcext:value-type="float">
            <text:p>-8.3165836982</text:p>
          </table:table-cell>
          <table:table-cell table:formula="of:=([.L21]-[.L20])/([.K21]-[.K20])" office:value-type="float" office:value="4.10762117871864" calcext:value-type="float">
            <text:p>4.11</text:p>
          </table:table-cell>
          <table:table-cell table:formula="of:=([.M21]-[.M20])/([.K21]-[.K20])" office:value-type="float" office:value="5.83987649998297" calcext:value-type="float">
            <text:p>5.84</text:p>
          </table:table-cell>
          <table:table-cell table:formula="of:=([.N21]-[.N20])/([.K21]-[.K20])" office:value-type="float" office:value="7.43769581907492" calcext:value-type="float">
            <text:p>7.44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6324622028" calcext:value-type="float">
            <text:p>0.0006324622</text:p>
          </table:table-cell>
          <table:table-cell office:value-type="float" office:value="0.0000043205081" calcext:value-type="float">
            <text:p>4.3205081E-006</text:p>
          </table:table-cell>
          <table:table-cell office:value-type="float" office:value="0.0000851119737" calcext:value-type="float">
            <text:p>0.00008511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374027475" calcext:value-type="float">
            <text:p>3.7516374027</text:p>
          </table:table-cell>
          <table:table-cell table:formula="of:=LOG([.E23];10)" office:value-type="float" office:value="-1.65321251377578" calcext:value-type="float">
            <text:p>-1.6532125138</text:p>
          </table:table-cell>
          <table:table-cell table:formula="of:=LOG([.F23];10)" office:value-type="float" office:value="-3.19896542367923" calcext:value-type="float">
            <text:p>-3.1989654237</text:p>
          </table:table-cell>
          <table:table-cell table:formula="of:=LOG([.G23];10)" office:value-type="float" office:value="-5.36446517632156" calcext:value-type="float">
            <text:p>-5.3644651763</text:p>
          </table:table-cell>
          <table:table-cell table:formula="of:=LOG([.H23];10)" office:value-type="float" office:value="-4.07000933831682" calcext:value-type="float">
            <text:p>-4.070009338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1596219255" calcext:value-type="float">
            <text:p>0.0001596219</text:p>
          </table:table-cell>
          <table:table-cell office:value-type="float" office:value="0.0000006262007" calcext:value-type="float">
            <text:p>6.262007E-007</text:p>
          </table:table-cell>
          <table:table-cell office:value-type="float" office:value="0.0000061592315" calcext:value-type="float">
            <text:p>6.1592315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63554897" calcext:value-type="float">
            <text:p>3.7517163555</text:p>
          </table:table-cell>
          <table:table-cell table:formula="of:=LOG([.E24];10)" office:value-type="float" office:value="-1.77815125038277" calcext:value-type="float">
            <text:p>-1.7781512504</text:p>
          </table:table-cell>
          <table:table-cell table:formula="of:=LOG([.F24];10)" office:value-type="float" office:value="-3.7969074546541" calcext:value-type="float">
            <text:p>-3.7969074547</text:p>
          </table:table-cell>
          <table:table-cell table:formula="of:=LOG([.G24];10)" office:value-type="float" office:value="-6.20328645124167" calcext:value-type="float">
            <text:p>-6.2032864512</text:p>
          </table:table-cell>
          <table:table-cell table:formula="of:=LOG([.H24];10)" office:value-type="float" office:value="-5.21047347227229" calcext:value-type="float">
            <text:p>-5.2104734723</text:p>
          </table:table-cell>
          <table:table-cell table:formula="of:=([.L24]-[.L23])/([.K24]-[.K23])" office:value-type="float" office:value="4.78588184268048" calcext:value-type="float">
            <text:p>4.79</text:p>
          </table:table-cell>
          <table:table-cell table:formula="of:=([.M24]-[.M23])/([.K24]-[.K23])" office:value-type="float" office:value="6.71386071045906" calcext:value-type="float">
            <text:p>6.71</text:p>
          </table:table-cell>
          <table:table-cell table:formula="of:=([.N24]-[.N23])/([.K24]-[.K23])" office:value-type="float" office:value="9.12818686123644" calcext:value-type="float">
            <text:p>9.13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36732301" calcext:value-type="float">
            <text:p>1.36732301E-005</text:p>
          </table:table-cell>
          <table:table-cell office:value-type="float" office:value="0.0000000425114" calcext:value-type="float">
            <text:p>4.25114E-008</text:p>
          </table:table-cell>
          <table:table-cell office:value-type="float" office:value="0.0000000710898" calcext:value-type="float">
            <text:p>7.10898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85811" calcext:value-type="float">
            <text:p>3.7517225858</text:p>
          </table:table-cell>
          <table:table-cell table:formula="of:=LOG([.E25];10)" office:value-type="float" office:value="-2" calcext:value-type="float">
            <text:p>-2</text:p>
          </table:table-cell>
          <table:table-cell table:formula="of:=LOG([.F25];10)" office:value-type="float" office:value="-4.86412887761244" calcext:value-type="float">
            <text:p>-4.8641288776</text:p>
          </table:table-cell>
          <table:table-cell table:formula="of:=LOG([.G25];10)" office:value-type="float" office:value="-7.37149459246259" calcext:value-type="float">
            <text:p>-7.3714945925</text:p>
          </table:table-cell>
          <table:table-cell table:formula="of:=LOG([.H25];10)" office:value-type="float" office:value="-7.14819270758944" calcext:value-type="float">
            <text:p>-7.1481927076</text:p>
          </table:table-cell>
          <table:table-cell table:formula="of:=([.L25]-[.L24])/([.K25]-[.K24])" office:value-type="float" office:value="4.81058119461894" calcext:value-type="float">
            <text:p>4.81</text:p>
          </table:table-cell>
          <table:table-cell table:formula="of:=([.M25]-[.M24])/([.K25]-[.K24])" office:value-type="float" office:value="5.26578645692856" calcext:value-type="float">
            <text:p>5.27</text:p>
          </table:table-cell>
          <table:table-cell table:formula="of:=([.N25]-[.N24])/([.K25]-[.K24])" office:value-type="float" office:value="8.73441585161273" calcext:value-type="float">
            <text:p>8.73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45966291" calcext:value-type="float">
            <text:p>4.5966291E-006</text:p>
          </table:table-cell>
          <table:table-cell office:value-type="float" office:value="0.0000000137199" calcext:value-type="float">
            <text:p>1.37199E-008</text:p>
          </table:table-cell>
          <table:table-cell office:value-type="float" office:value="0.0000000410657" calcext:value-type="float">
            <text:p>4.10657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557869" calcext:value-type="float">
            <text:p>3.7517225558</text:p>
          </table:table-cell>
          <table:table-cell table:formula="of:=LOG([.E26];10)" office:value-type="float" office:value="-2.09691001300806" calcext:value-type="float">
            <text:p>-2.096910013</text:p>
          </table:table-cell>
          <table:table-cell table:formula="of:=LOG([.F26];10)" office:value-type="float" office:value="-5.33756053786855" calcext:value-type="float">
            <text:p>-5.3375605379</text:p>
          </table:table-cell>
          <table:table-cell table:formula="of:=LOG([.G26];10)" office:value-type="float" office:value="-7.86264905405248" calcext:value-type="float">
            <text:p>-7.8626490541</text:p>
          </table:table-cell>
          <table:table-cell table:formula="of:=LOG([.H26];10)" office:value-type="float" office:value="-7.38652076985246" calcext:value-type="float">
            <text:p>-7.3865207699</text:p>
          </table:table-cell>
          <table:table-cell table:formula="of:=([.L26]-[.L25])/([.K26]-[.K25])" office:value-type="float" office:value="4.88527083591193" calcext:value-type="float">
            <text:p>4.89</text:p>
          </table:table-cell>
          <table:table-cell table:formula="of:=([.M26]-[.M25])/([.K26]-[.K25])" office:value-type="float" office:value="5.06814978498719" calcext:value-type="float">
            <text:p>5.07</text:p>
          </table:table-cell>
          <table:table-cell table:formula="of:=([.N26]-[.N25])/([.K26]-[.K25])" office:value-type="float" office:value="2.45927180138973" calcext:value-type="float">
            <text:p>2.46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5026183" calcext:value-type="float">
            <text:p>5.026183E-007</text:p>
          </table:table-cell>
          <table:table-cell office:value-type="float" office:value="0.0000000011589" calcext:value-type="float">
            <text:p>1.1589E-009</text:p>
          </table:table-cell>
          <table:table-cell office:value-type="float" office:value="0.0000000043303" calcext:value-type="float">
            <text:p>4.3303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90515" calcext:value-type="float">
            <text:p>3.7517225191</text:p>
          </table:table-cell>
          <table:table-cell table:formula="of:=LOG([.E27];10)" office:value-type="float" office:value="-2.29003461136295" calcext:value-type="float">
            <text:p>-2.2900346114</text:p>
          </table:table-cell>
          <table:table-cell table:formula="of:=LOG([.F27];10)" office:value-type="float" office:value="-6.29876170308062" calcext:value-type="float">
            <text:p>-6.2987617031</text:p>
          </table:table-cell>
          <table:table-cell table:formula="of:=LOG([.G27];10)" office:value-type="float" office:value="-8.93595403713552" calcext:value-type="float">
            <text:p>-8.9359540371</text:p>
          </table:table-cell>
          <table:table-cell table:formula="of:=LOG([.H27];10)" office:value-type="float" office:value="-8.36348201500199" calcext:value-type="float">
            <text:p>-8.363482015</text:p>
          </table:table-cell>
          <table:table-cell table:formula="of:=([.L27]-[.L26])/([.K27]-[.K26])" office:value-type="float" office:value="4.97710376306243" calcext:value-type="float">
            <text:p>4.98</text:p>
          </table:table-cell>
          <table:table-cell table:formula="of:=([.M27]-[.M26])/([.K27]-[.K26])" office:value-type="float" office:value="5.55757781362826" calcext:value-type="float">
            <text:p>5.56</text:p>
          </table:table-cell>
          <table:table-cell table:formula="of:=([.N27]-[.N26])/([.K27]-[.K26])" office:value-type="float" office:value="5.05870952468834" calcext:value-type="float">
            <text:p>5.06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293002" calcext:value-type="float">
            <text:p>1.293002E-007</text:p>
          </table:table-cell>
          <table:table-cell office:value-type="float" office:value="0.000000000219" calcext:value-type="float">
            <text:p>2.19E-010</text:p>
          </table:table-cell>
          <table:table-cell office:value-type="float" office:value="0.0000000008399" calcext:value-type="float">
            <text:p>8.399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5611" calcext:value-type="float">
            <text:p>3.7517225156</text:p>
          </table:table-cell>
          <table:table-cell table:formula="of:=LOG([.E28];10)" office:value-type="float" office:value="-2.40654018042853" calcext:value-type="float">
            <text:p>-2.4065401804</text:p>
          </table:table-cell>
          <table:table-cell table:formula="of:=LOG([.F28];10)" office:value-type="float" office:value="-6.88840080335759" calcext:value-type="float">
            <text:p>-6.8884008034</text:p>
          </table:table-cell>
          <table:table-cell table:formula="of:=LOG([.G28];10)" office:value-type="float" office:value="-9.65955588515988" calcext:value-type="float">
            <text:p>-9.6595558852</text:p>
          </table:table-cell>
          <table:table-cell table:formula="of:=LOG([.H28];10)" office:value-type="float" office:value="-9.07577241873988" calcext:value-type="float">
            <text:p>-9.0757724187</text:p>
          </table:table-cell>
          <table:table-cell table:formula="of:=([.L28]-[.L27])/([.K28]-[.K27])" office:value-type="float" office:value="5.06103789721064" calcext:value-type="float">
            <text:p>5.06</text:p>
          </table:table-cell>
          <table:table-cell table:formula="of:=([.M28]-[.M27])/([.K28]-[.K27])" office:value-type="float" office:value="6.21087776170674" calcext:value-type="float">
            <text:p>6.21</text:p>
          </table:table-cell>
          <table:table-cell table:formula="of:=([.N28]-[.N27])/([.K28]-[.K27])" office:value-type="float" office:value="6.1137884605069" calcext:value-type="float">
            <text:p>6.11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308745656" calcext:value-type="float">
            <text:p>0.0001308746</text:p>
          </table:table-cell>
          <table:table-cell office:value-type="float" office:value="0.0000005390669" calcext:value-type="float">
            <text:p>5.390669E-007</text:p>
          </table:table-cell>
          <table:table-cell office:value-type="float" office:value="0.0000004544319" calcext:value-type="float">
            <text:p>4.544319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0602893" calcext:value-type="float">
            <text:p>3.7517220603</text:p>
          </table:table-cell>
          <table:table-cell table:formula="of:=LOG([.E30];10)" office:value-type="float" office:value="-1.68124123737628" calcext:value-type="float">
            <text:p>-1.6812412374</text:p>
          </table:table-cell>
          <table:table-cell table:formula="of:=LOG([.F30];10)" office:value-type="float" office:value="-3.88314474682474" calcext:value-type="float">
            <text:p>-3.8831447468</text:p>
          </table:table-cell>
          <table:table-cell table:formula="of:=LOG([.G30];10)" office:value-type="float" office:value="-6.26835733407505" calcext:value-type="float">
            <text:p>-6.2683573341</text:p>
          </table:table-cell>
          <table:table-cell table:formula="of:=LOG([.H30];10)" office:value-type="float" office:value="-6.3425311898241" calcext:value-type="float">
            <text:p>-6.3425311898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178044066" calcext:value-type="float">
            <text:p>1.78044066E-005</text:p>
          </table:table-cell>
          <table:table-cell office:value-type="float" office:value="0.0000000787971" calcext:value-type="float">
            <text:p>7.87971E-008</text:p>
          </table:table-cell>
          <table:table-cell office:value-type="float" office:value="0.0000004389833" calcext:value-type="float">
            <text:p>0.00000043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9537046" calcext:value-type="float">
            <text:p>3.7517229537</text:p>
          </table:table-cell>
          <table:table-cell table:formula="of:=LOG([.E31];10)" office:value-type="float" office:value="-1.8195439355423" calcext:value-type="float">
            <text:p>-1.8195439355</text:p>
          </table:table-cell>
          <table:table-cell table:formula="of:=LOG([.F31];10)" office:value-type="float" office:value="-4.74947249627448" calcext:value-type="float">
            <text:p>-4.7494724963</text:p>
          </table:table-cell>
          <table:table-cell table:formula="of:=LOG([.G31];10)" office:value-type="float" office:value="-7.1034897657233" calcext:value-type="float">
            <text:p>-7.1034897657</text:p>
          </table:table-cell>
          <table:table-cell table:formula="of:=LOG([.H31];10)" office:value-type="float" office:value="-6.3575520010695" calcext:value-type="float">
            <text:p>-6.3575520011</text:p>
          </table:table-cell>
          <table:table-cell table:formula="of:=([.L31]-[.L30])/([.K31]-[.K30])" office:value-type="float" office:value="6.26399745585433" calcext:value-type="float">
            <text:p>6.26</text:p>
          </table:table-cell>
          <table:table-cell table:formula="of:=([.M31]-[.M30])/([.K31]-[.K30])" office:value-type="float" office:value="6.03843918247892" calcext:value-type="float">
            <text:p>6.04</text:p>
          </table:table-cell>
          <table:table-cell table:formula="of:=([.N31]-[.N30])/([.K31]-[.K30])" office:value-type="float" office:value="0.108608229952023" calcext:value-type="float">
            <text:p>0.11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16825853" calcext:value-type="float">
            <text:p>1.6825853E-006</text:p>
          </table:table-cell>
          <table:table-cell office:value-type="float" office:value="0.0000000077665" calcext:value-type="float">
            <text:p>7.7665E-009</text:p>
          </table:table-cell>
          <table:table-cell office:value-type="float" office:value="0.0000000463981" calcext:value-type="float">
            <text:p>4.63981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611194" calcext:value-type="float">
            <text:p>3.7517225611</text:p>
          </table:table-cell>
          <table:table-cell table:formula="of:=LOG([.E32];10)" office:value-type="float" office:value="-1.98227123303818" calcext:value-type="float">
            <text:p>-1.982271233</text:p>
          </table:table-cell>
          <table:table-cell table:formula="of:=LOG([.F32];10)" office:value-type="float" office:value="-5.77402290964172" calcext:value-type="float">
            <text:p>-5.7740229096</text:p>
          </table:table-cell>
          <table:table-cell table:formula="of:=LOG([.G32];10)" office:value-type="float" office:value="-8.10977465341772" calcext:value-type="float">
            <text:p>-8.1097746534</text:p>
          </table:table-cell>
          <table:table-cell table:formula="of:=LOG([.H32];10)" office:value-type="float" office:value="-7.33349980341948" calcext:value-type="float">
            <text:p>-7.3334998034</text:p>
          </table:table-cell>
          <table:table-cell table:formula="of:=([.L32]-[.L31])/([.K32]-[.K31])" office:value-type="float" office:value="6.2961189003535" calcext:value-type="float">
            <text:p>6.30</text:p>
          </table:table-cell>
          <table:table-cell table:formula="of:=([.M32]-[.M31])/([.K32]-[.K31])" office:value-type="float" office:value="6.18387267028703" calcext:value-type="float">
            <text:p>6.18</text:p>
          </table:table-cell>
          <table:table-cell table:formula="of:=([.N32]-[.N31])/([.K32]-[.K31])" office:value-type="float" office:value="5.99744368258016" calcext:value-type="float">
            <text:p>6.00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3083814" calcext:value-type="float">
            <text:p>3.083814E-007</text:p>
          </table:table-cell>
          <table:table-cell office:value-type="float" office:value="0.000000001354" calcext:value-type="float">
            <text:p>1.354E-009</text:p>
          </table:table-cell>
          <table:table-cell office:value-type="float" office:value="0.0000000077796" calcext:value-type="float">
            <text:p>7.7796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225008" calcext:value-type="float">
            <text:p>3.7517225225</text:p>
          </table:table-cell>
          <table:table-cell table:formula="of:=LOG([.E33];10)" office:value-type="float" office:value="-2.100370545118" calcext:value-type="float">
            <text:p>-2.1003705451</text:p>
          </table:table-cell>
          <table:table-cell table:formula="of:=LOG([.F33];10)" office:value-type="float" office:value="-6.51091182426883" calcext:value-type="float">
            <text:p>-6.5109118243</text:p>
          </table:table-cell>
          <table:table-cell table:formula="of:=LOG([.G33];10)" office:value-type="float" office:value="-8.86838133565087" calcext:value-type="float">
            <text:p>-8.8683813357</text:p>
          </table:table-cell>
          <table:table-cell table:formula="of:=LOG([.H33];10)" office:value-type="float" office:value="-8.10904273234947" calcext:value-type="float">
            <text:p>-8.1090427323</text:p>
          </table:table-cell>
          <table:table-cell table:formula="of:=([.L33]-[.L32])/([.K33]-[.K32])" office:value-type="float" office:value="6.23956991492961" calcext:value-type="float">
            <text:p>6.24</text:p>
          </table:table-cell>
          <table:table-cell table:formula="of:=([.M33]-[.M32])/([.K33]-[.K32])" office:value-type="float" office:value="6.42346402255457" calcext:value-type="float">
            <text:p>6.42</text:p>
          </table:table-cell>
          <table:table-cell table:formula="of:=([.N33]-[.N32])/([.K33]-[.K32])" office:value-type="float" office:value="6.56687084176944" calcext:value-type="float">
            <text:p>6.57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228882" calcext:value-type="float">
            <text:p>2.28882E-008</text:p>
          </table:table-cell>
          <table:table-cell office:value-type="float" office:value="0.0000000000781" calcext:value-type="float">
            <text:p>7.81E-011</text:p>
          </table:table-cell>
          <table:table-cell office:value-type="float" office:value="0.0000000004321" calcext:value-type="float">
            <text:p>4.321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1533" calcext:value-type="float">
            <text:p>3.7517225152</text:p>
          </table:table-cell>
          <table:table-cell table:formula="of:=LOG([.E34];10)" office:value-type="float" office:value="-2.28330122870633" calcext:value-type="float">
            <text:p>-2.2833012287</text:p>
          </table:table-cell>
          <table:table-cell table:formula="of:=LOG([.F34];10)" office:value-type="float" office:value="-7.64038836026584" calcext:value-type="float">
            <text:p>-7.6403883603</text:p>
          </table:table-cell>
          <table:table-cell table:formula="of:=LOG([.G34];10)" office:value-type="float" office:value="-10.1073489661227" calcext:value-type="float">
            <text:p>-10.1073489661</text:p>
          </table:table-cell>
          <table:table-cell table:formula="of:=LOG([.H34];10)" office:value-type="float" office:value="-9.36441573368877" calcext:value-type="float">
            <text:p>-9.3644157337</text:p>
          </table:table-cell>
          <table:table-cell table:formula="of:=([.L34]-[.L33])/([.K34]-[.K33])" office:value-type="float" office:value="6.17434163499214" calcext:value-type="float">
            <text:p>6.17</text:p>
          </table:table-cell>
          <table:table-cell table:formula="of:=([.M34]-[.M33])/([.K34]-[.K33])" office:value-type="float" office:value="6.77288034007462" calcext:value-type="float">
            <text:p>6.77</text:p>
          </table:table-cell>
          <table:table-cell table:formula="of:=([.N34]-[.N33])/([.K34]-[.K33])" office:value-type="float" office:value="6.86256114455023" calcext:value-type="float">
            <text:p>6.86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3754" calcext:value-type="float">
            <text:p>3.754E-009</text:p>
          </table:table-cell>
          <table:table-cell office:value-type="float" office:value="0.0000000000097" calcext:value-type="float">
            <text:p>9.7E-012</text:p>
          </table:table-cell>
          <table:table-cell office:value-type="float" office:value="0.0000000000578" calcext:value-type="float">
            <text:p>5.78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779" calcext:value-type="float">
            <text:p>3.7517225148</text:p>
          </table:table-cell>
          <table:table-cell table:formula="of:=LOG([.E35];10)" office:value-type="float" office:value="-2.41161970596861" calcext:value-type="float">
            <text:p>-2.411619706</text:p>
          </table:table-cell>
          <table:table-cell table:formula="of:=LOG([.F35];10)" office:value-type="float" office:value="-8.42550573171467" calcext:value-type="float">
            <text:p>-8.4255057317</text:p>
          </table:table-cell>
          <table:table-cell table:formula="of:=LOG([.G35];10)" office:value-type="float" office:value="-11.0132282657338" calcext:value-type="float">
            <text:p>-11.0132282657</text:p>
          </table:table-cell>
          <table:table-cell table:formula="of:=LOG([.H35];10)" office:value-type="float" office:value="-10.2380721615795" calcext:value-type="float">
            <text:p>-10.2380721616</text:p>
          </table:table-cell>
          <table:table-cell table:formula="of:=([.L35]-[.L34])/([.K35]-[.K34])" office:value-type="float" office:value="6.11850598759856" calcext:value-type="float">
            <text:p>6.12</text:p>
          </table:table-cell>
          <table:table-cell table:formula="of:=([.M35]-[.M34])/([.K35]-[.K34])" office:value-type="float" office:value="7.05961696973239" calcext:value-type="float">
            <text:p>7.06</text:p>
          </table:table-cell>
          <table:table-cell table:formula="of:=([.N35]-[.N34])/([.K35]-[.K34])" office:value-type="float" office:value="6.80850058799346" calcext:value-type="float">
            <text:p>6.81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367501160894" calcext:value-type="float">
            <text:p>0.0367501161</text:p>
          </table:table-cell>
          <table:table-cell office:value-type="float" office:value="0.0043285168347" calcext:value-type="float">
            <text:p>0.0043285168</text:p>
          </table:table-cell>
          <table:table-cell office:value-type="float" office:value="0.0368437368183" calcext:value-type="float">
            <text:p>0.036843736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148787779029" calcext:value-type="float">
            <text:p>3.7148787779</text:p>
          </table:table-cell>
          <table:table-cell table:formula="of:=LOG([.E39];10)" office:value-type="float" office:value="-1.68124123737628" calcext:value-type="float">
            <text:p>-1.6812412374</text:p>
          </table:table-cell>
          <table:table-cell table:formula="of:=LOG([.F39];10)" office:value-type="float" office:value="-1.43474128469118" calcext:value-type="float">
            <text:p>-1.4347412847</text:p>
          </table:table-cell>
          <table:table-cell table:formula="of:=LOG([.G39];10)" office:value-type="float" office:value="-2.363660889062" calcext:value-type="float">
            <text:p>-2.3636608891</text:p>
          </table:table-cell>
          <table:table-cell table:formula="of:=LOG([.H39];10)" office:value-type="float" office:value="-1.4336363286037" calcext:value-type="float">
            <text:p>-1.4336363286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ICBN+upwind+CGRv1(chi=2)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74023483856" calcext:value-type="float">
            <text:p>0.0174023484</text:p>
          </table:table-cell>
          <table:table-cell office:value-type="float" office:value="0.0014440262654" calcext:value-type="float">
            <text:p>0.0014440263</text:p>
          </table:table-cell>
          <table:table-cell office:value-type="float" office:value="0.0084213060103" calcext:value-type="float">
            <text:p>0.0084213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3301208711" calcext:value-type="float">
            <text:p>3.7433012087</text:p>
          </table:table-cell>
          <table:table-cell table:formula="of:=LOG([.E40];10)" office:value-type="float" office:value="-1.80617997398389" calcext:value-type="float">
            <text:p>-1.806179974</text:p>
          </table:table-cell>
          <table:table-cell table:formula="of:=LOG([.F40];10)" office:value-type="float" office:value="-1.75939214125251" calcext:value-type="float">
            <text:p>-1.7593921413</text:p>
          </table:table-cell>
          <table:table-cell table:formula="of:=LOG([.G40];10)" office:value-type="float" office:value="-2.84042490731032" calcext:value-type="float">
            <text:p>-2.8404249073</text:p>
          </table:table-cell>
          <table:table-cell table:formula="of:=LOG([.H40];10)" office:value-type="float" office:value="-2.07462055112707" calcext:value-type="float">
            <text:p>-2.0746205511</text:p>
          </table:table-cell>
          <table:table-cell table:formula="of:=([.L40]-[.L39])/([.K40]-[.K39])" office:value-type="float" office:value="2.59848038627893" calcext:value-type="float">
            <text:p>2.60</text:p>
          </table:table-cell>
          <table:table-cell table:formula="of:=([.M40]-[.M39])/([.K40]-[.K39])" office:value-type="float" office:value="3.815982386197" calcext:value-type="float">
            <text:p>3.82</text:p>
          </table:table-cell>
          <table:table-cell table:formula="of:=([.N40]-[.N39])/([.K40]-[.K39])" office:value-type="float" office:value="5.13038822008031" calcext:value-type="float">
            <text:p>5.13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70023265421" calcext:value-type="float">
            <text:p>0.0070023265</text:p>
          </table:table-cell>
          <table:table-cell office:value-type="float" office:value="0.0002783488066" calcext:value-type="float">
            <text:p>0.0002783488</text:p>
          </table:table-cell>
          <table:table-cell office:value-type="float" office:value="0.0008660936598" calcext:value-type="float">
            <text:p>0.000866093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08564210614" calcext:value-type="float">
            <text:p>3.7508564211</text:p>
          </table:table-cell>
          <table:table-cell table:formula="of:=LOG([.E41];10)" office:value-type="float" office:value="-1.98227123303818" calcext:value-type="float">
            <text:p>-1.982271233</text:p>
          </table:table-cell>
          <table:table-cell table:formula="of:=LOG([.F41];10)" office:value-type="float" office:value="-2.15475764048252" calcext:value-type="float">
            <text:p>-2.1547576405</text:p>
          </table:table-cell>
          <table:table-cell table:formula="of:=LOG([.G41];10)" office:value-type="float" office:value="-3.55541063635864" calcext:value-type="float">
            <text:p>-3.5554106364</text:p>
          </table:table-cell>
          <table:table-cell table:formula="of:=LOG([.H41];10)" office:value-type="float" office:value="-3.06243514062136" calcext:value-type="float">
            <text:p>-3.0624351406</text:p>
          </table:table-cell>
          <table:table-cell table:formula="of:=([.L41]-[.L40])/([.K41]-[.K40])" office:value-type="float" office:value="2.24523069091187" calcext:value-type="float">
            <text:p>2.25</text:p>
          </table:table-cell>
          <table:table-cell table:formula="of:=([.M41]-[.M40])/([.K41]-[.K40])" office:value-type="float" office:value="4.0603135719978" calcext:value-type="float">
            <text:p>4.06</text:p>
          </table:table-cell>
          <table:table-cell table:formula="of:=([.N41]-[.N40])/([.K41]-[.K40])" office:value-type="float" office:value="5.60967418144096" calcext:value-type="float">
            <text:p>5.6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8644900303" calcext:value-type="float">
            <text:p>0.00386449</text:p>
          </table:table-cell>
          <table:table-cell office:value-type="float" office:value="0.0000842480693" calcext:value-type="float">
            <text:p>8.42480693E-005</text:p>
          </table:table-cell>
          <table:table-cell office:value-type="float" office:value="0.0001649794514" calcext:value-type="float">
            <text:p>0.000164979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5575352698" calcext:value-type="float">
            <text:p>3.7515575353</text:p>
          </table:table-cell>
          <table:table-cell table:formula="of:=LOG([.E42];10)" office:value-type="float" office:value="-2.10720996964787" calcext:value-type="float">
            <text:p>-2.1072099696</text:p>
          </table:table-cell>
          <table:table-cell table:formula="of:=LOG([.F42];10)" office:value-type="float" office:value="-2.41290780876749" calcext:value-type="float">
            <text:p>-2.4129078088</text:p>
          </table:table-cell>
          <table:table-cell table:formula="of:=LOG([.G42];10)" office:value-type="float" office:value="-4.07444004300219" calcext:value-type="float">
            <text:p>-4.074440043</text:p>
          </table:table-cell>
          <table:table-cell table:formula="of:=LOG([.H42];10)" office:value-type="float" office:value="-3.78257014487294" calcext:value-type="float">
            <text:p>-3.7825701449</text:p>
          </table:table-cell>
          <table:table-cell table:formula="of:=([.L42]-[.L41])/([.K42]-[.K41])" office:value-type="float" office:value="2.06621401248384" calcext:value-type="float">
            <text:p>2.07</text:p>
          </table:table-cell>
          <table:table-cell table:formula="of:=([.M42]-[.M41])/([.K42]-[.K41])" office:value-type="float" office:value="4.15427129109686" calcext:value-type="float">
            <text:p>4.15</text:p>
          </table:table-cell>
          <table:table-cell table:formula="of:=([.N42]-[.N41])/([.K42]-[.K41])" office:value-type="float" office:value="5.76390496488926" calcext:value-type="float">
            <text:p>5.76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17055535327" calcext:value-type="float">
            <text:p>0.0017055535</text:p>
          </table:table-cell>
          <table:table-cell office:value-type="float" office:value="0.0000155746946" calcext:value-type="float">
            <text:p>1.55746946E-005</text:p>
          </table:table-cell>
          <table:table-cell office:value-type="float" office:value="0.000016393594" calcext:value-type="float">
            <text:p>1.6393594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061211273" calcext:value-type="float">
            <text:p>3.7517061211</text:p>
          </table:table-cell>
          <table:table-cell table:formula="of:=LOG([.E43];10)" office:value-type="float" office:value="-2.28330122870633" calcext:value-type="float">
            <text:p>-2.2833012287</text:p>
          </table:table-cell>
          <table:table-cell table:formula="of:=LOG([.F43];10)" office:value-type="float" office:value="-2.76813464471666" calcext:value-type="float">
            <text:p>-2.7681346447</text:p>
          </table:table-cell>
          <table:table-cell table:formula="of:=LOG([.G43];10)" office:value-type="float" office:value="-4.80758046054906" calcext:value-type="float">
            <text:p>-4.8075804605</text:p>
          </table:table-cell>
          <table:table-cell table:formula="of:=LOG([.H43];10)" office:value-type="float" office:value="-4.78532582475404" calcext:value-type="float">
            <text:p>-4.7853258248</text:p>
          </table:table-cell>
          <table:table-cell table:formula="of:=([.L43]-[.L42])/([.K43]-[.K42])" office:value-type="float" office:value="2.0172882961285" calcext:value-type="float">
            <text:p>2.02</text:p>
          </table:table-cell>
          <table:table-cell table:formula="of:=([.M43]-[.M42])/([.K43]-[.K42])" office:value-type="float" office:value="4.16341175289952" calcext:value-type="float">
            <text:p>4.16</text:p>
          </table:table-cell>
          <table:table-cell table:formula="of:=([.N43]-[.N42])/([.K43]-[.K42])" office:value-type="float" office:value="5.6945227448694" calcext:value-type="float">
            <text:p>5.69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9582420613" calcext:value-type="float">
            <text:p>0.0009582421</text:p>
          </table:table-cell>
          <table:table-cell office:value-type="float" office:value="0.0000047263545" calcext:value-type="float">
            <text:p>4.7263545E-006</text:p>
          </table:table-cell>
          <table:table-cell office:value-type="float" office:value="0.000003362055" calcext:value-type="float">
            <text:p>3.362055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91526662" calcext:value-type="float">
            <text:p>3.7517191527</text:p>
          </table:table-cell>
          <table:table-cell table:formula="of:=LOG([.E44];10)" office:value-type="float" office:value="-2.40823996531185" calcext:value-type="float">
            <text:p>-2.4082399653</text:p>
          </table:table-cell>
          <table:table-cell table:formula="of:=LOG([.F44];10)" office:value-type="float" office:value="-3.01852477003644" calcext:value-type="float">
            <text:p>-3.01852477</text:p>
          </table:table-cell>
          <table:table-cell table:formula="of:=LOG([.G44];10)" office:value-type="float" office:value="-5.32547370724451" calcext:value-type="float">
            <text:p>-5.3254737072</text:p>
          </table:table-cell>
          <table:table-cell table:formula="of:=LOG([.H44];10)" office:value-type="float" office:value="-5.47339518619663" calcext:value-type="float">
            <text:p>-5.4733951862</text:p>
          </table:table-cell>
          <table:table-cell table:formula="of:=([.L44]-[.L43])/([.K44]-[.K43])" office:value-type="float" office:value="2.00410322789132" calcext:value-type="float">
            <text:p>2.00</text:p>
          </table:table-cell>
          <table:table-cell table:formula="of:=([.M44]-[.M43])/([.K44]-[.K43])" office:value-type="float" office:value="4.14517755474538" calcext:value-type="float">
            <text:p>4.15</text:p>
          </table:table-cell>
          <table:table-cell table:formula="of:=([.N44]-[.N43])/([.K44]-[.K43])" office:value-type="float" office:value="5.50725403615287" calcext:value-type="float">
            <text:p>5.51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71033878175" calcext:value-type="float">
            <text:p>0.0071033878</text:p>
          </table:table-cell>
          <table:table-cell office:value-type="float" office:value="0.0004287790608" calcext:value-type="float">
            <text:p>0.0004287791</text:p>
          </table:table-cell>
          <table:table-cell office:value-type="float" office:value="0.0081504902389" calcext:value-type="float">
            <text:p>0.008150490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35720244823" calcext:value-type="float">
            <text:p>3.7435720245</text:p>
          </table:table-cell>
          <table:table-cell table:formula="of:=LOG([.E46];10)" office:value-type="float" office:value="-1.68124123737628" calcext:value-type="float">
            <text:p>-1.6812412374</text:p>
          </table:table-cell>
          <table:table-cell table:formula="of:=LOG([.F46];10)" office:value-type="float" office:value="-2.14853447388174" calcext:value-type="float">
            <text:p>-2.1485344739</text:p>
          </table:table-cell>
          <table:table-cell table:formula="of:=LOG([.G46];10)" office:value-type="float" office:value="-3.36776643134014" calcext:value-type="float">
            <text:p>-3.3677664313</text:p>
          </table:table-cell>
          <table:table-cell table:formula="of:=LOG([.H46];10)" office:value-type="float" office:value="-2.08881626835868" calcext:value-type="float">
            <text:p>-2.088816268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3196454381" calcext:value-type="float">
            <text:p>0.0031964544</text:p>
          </table:table-cell>
          <table:table-cell office:value-type="float" office:value="0.0001432209618" calcext:value-type="float">
            <text:p>0.000143221</text:p>
          </table:table-cell>
          <table:table-cell office:value-type="float" office:value="0.0027875450664" calcext:value-type="float">
            <text:p>0.002787545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89349696548" calcext:value-type="float">
            <text:p>3.7489349697</text:p>
          </table:table-cell>
          <table:table-cell table:formula="of:=LOG([.E47];10)" office:value-type="float" office:value="-1.79934054945402" calcext:value-type="float">
            <text:p>-1.7993405495</text:p>
          </table:table-cell>
          <table:table-cell table:formula="of:=LOG([.F47];10)" office:value-type="float" office:value="-2.49533148932846" calcext:value-type="float">
            <text:p>-2.4953314893</text:p>
          </table:table-cell>
          <table:table-cell table:formula="of:=LOG([.G47];10)" office:value-type="float" office:value="-3.84399341409633" calcext:value-type="float">
            <text:p>-3.8439934141</text:p>
          </table:table-cell>
          <table:table-cell table:formula="of:=LOG([.H47];10)" office:value-type="float" office:value="-2.55477810262338" calcext:value-type="float">
            <text:p>-2.5547781026</text:p>
          </table:table-cell>
          <table:table-cell table:formula="of:=([.L47]-[.L46])/([.K47]-[.K46])" office:value-type="float" office:value="2.93648632956013" calcext:value-type="float">
            <text:p>2.94</text:p>
          </table:table-cell>
          <table:table-cell table:formula="of:=([.M47]-[.M46])/([.K47]-[.K46])" office:value-type="float" office:value="4.03242808427825" calcext:value-type="float">
            <text:p>4.03</text:p>
          </table:table-cell>
          <table:table-cell table:formula="of:=([.N47]-[.N46])/([.K47]-[.K46])" office:value-type="float" office:value="3.94550845442686" calcext:value-type="float">
            <text:p>3.95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9507812793" calcext:value-type="float">
            <text:p>0.0009507813</text:p>
          </table:table-cell>
          <table:table-cell office:value-type="float" office:value="0.0000232037761" calcext:value-type="float">
            <text:p>2.32037761E-005</text:p>
          </table:table-cell>
          <table:table-cell office:value-type="float" office:value="0.0005137074704" calcext:value-type="float">
            <text:p>0.000513707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2088072509" calcext:value-type="float">
            <text:p>3.7512088073</text:p>
          </table:table-cell>
          <table:table-cell table:formula="of:=LOG([.E48];10)" office:value-type="float" office:value="-1.98227123303818" calcext:value-type="float">
            <text:p>-1.982271233</text:p>
          </table:table-cell>
          <table:table-cell table:formula="of:=LOG([.F48];10)" office:value-type="float" office:value="-3.02191937803425" calcext:value-type="float">
            <text:p>-3.021919378</text:p>
          </table:table-cell>
          <table:table-cell table:formula="of:=LOG([.G48];10)" office:value-type="float" office:value="-4.63444133381828" calcext:value-type="float">
            <text:p>-4.6344413338</text:p>
          </table:table-cell>
          <table:table-cell table:formula="of:=LOG([.H48];10)" office:value-type="float" office:value="-3.28928411866362" calcext:value-type="float">
            <text:p>-3.2892841187</text:p>
          </table:table-cell>
          <table:table-cell table:formula="of:=([.L48]-[.L47])/([.K48]-[.K47])" office:value-type="float" office:value="2.87861980499036" calcext:value-type="float">
            <text:p>2.88</text:p>
          </table:table-cell>
          <table:table-cell table:formula="of:=([.M48]-[.M47])/([.K48]-[.K47])" office:value-type="float" office:value="4.32102424937521" calcext:value-type="float">
            <text:p>4.32</text:p>
          </table:table-cell>
          <table:table-cell table:formula="of:=([.N48]-[.N47])/([.K48]-[.K47])" office:value-type="float" office:value="4.01521495272994" calcext:value-type="float">
            <text:p>4.02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4049971656" calcext:value-type="float">
            <text:p>0.0004049972</text:p>
          </table:table-cell>
          <table:table-cell office:value-type="float" office:value="0.0000059281854" calcext:value-type="float">
            <text:p>5.9281854E-006</text:p>
          </table:table-cell>
          <table:table-cell office:value-type="float" office:value="0.0001538401683" calcext:value-type="float">
            <text:p>0.000153840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5686745529" calcext:value-type="float">
            <text:p>3.7515686746</text:p>
          </table:table-cell>
          <table:table-cell table:formula="of:=LOG([.E49];10)" office:value-type="float" office:value="-2.11058971029903" calcext:value-type="float">
            <text:p>-2.1105897103</text:p>
          </table:table-cell>
          <table:table-cell table:formula="of:=LOG([.F49];10)" office:value-type="float" office:value="-3.39254801621394" calcext:value-type="float">
            <text:p>-3.3925480162</text:p>
          </table:table-cell>
          <table:table-cell table:formula="of:=LOG([.G49];10)" office:value-type="float" office:value="-5.22707822254933" calcext:value-type="float">
            <text:p>-5.2270782225</text:p>
          </table:table-cell>
          <table:table-cell table:formula="of:=LOG([.H49];10)" office:value-type="float" office:value="-3.81293025365438" calcext:value-type="float">
            <text:p>-3.8129302537</text:p>
          </table:table-cell>
          <table:table-cell table:formula="of:=([.L49]-[.L48])/([.K49]-[.K48])" office:value-type="float" office:value="2.88834972243516" calcext:value-type="float">
            <text:p>2.89</text:p>
          </table:table-cell>
          <table:table-cell table:formula="of:=([.M49]-[.M48])/([.K49]-[.K48])" office:value-type="float" office:value="4.61848442548381" calcext:value-type="float">
            <text:p>4.62</text:p>
          </table:table-cell>
          <table:table-cell table:formula="of:=([.N49]-[.N48])/([.K49]-[.K48])" office:value-type="float" office:value="4.08083189707954" calcext:value-type="float">
            <text:p>4.08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252229063" calcext:value-type="float">
            <text:p>0.0001252229</text:p>
          </table:table-cell>
          <table:table-cell office:value-type="float" office:value="0.0000008549932" calcext:value-type="float">
            <text:p>0.000000855</text:p>
          </table:table-cell>
          <table:table-cell office:value-type="float" office:value="0.000029997773" calcext:value-type="float">
            <text:p>2.9997773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925169482" calcext:value-type="float">
            <text:p>3.7516925169</text:p>
          </table:table-cell>
          <table:table-cell table:formula="of:=LOG([.E50];10)" office:value-type="float" office:value="-2.28330122870633" calcext:value-type="float">
            <text:p>-2.2833012287</text:p>
          </table:table-cell>
          <table:table-cell table:formula="of:=LOG([.F50];10)" office:value-type="float" office:value="-3.90231622088786" calcext:value-type="float">
            <text:p>-3.9023162209</text:p>
          </table:table-cell>
          <table:table-cell table:formula="of:=LOG([.G50];10)" office:value-type="float" office:value="-6.06803733932355" calcext:value-type="float">
            <text:p>-6.0680373393</text:p>
          </table:table-cell>
          <table:table-cell table:formula="of:=LOG([.H50];10)" office:value-type="float" office:value="-4.52291098560405" calcext:value-type="float">
            <text:p>-4.5229109856</text:p>
          </table:table-cell>
          <table:table-cell table:formula="of:=([.L50]-[.L49])/([.K50]-[.K49])" office:value-type="float" office:value="2.95155881538695" calcext:value-type="float">
            <text:p>2.95</text:p>
          </table:table-cell>
          <table:table-cell table:formula="of:=([.M50]-[.M49])/([.K50]-[.K49])" office:value-type="float" office:value="4.86915478787594" calcext:value-type="float">
            <text:p>4.87</text:p>
          </table:table-cell>
          <table:table-cell table:formula="of:=([.N50]-[.N49])/([.K50]-[.K49])" office:value-type="float" office:value="4.1107897058455" calcext:value-type="float">
            <text:p>4.11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533435145" calcext:value-type="float">
            <text:p>5.33435145E-005</text:p>
          </table:table-cell>
          <table:table-cell office:value-type="float" office:value="0.0000002064667" calcext:value-type="float">
            <text:p>2.064667E-007</text:p>
          </table:table-cell>
          <table:table-cell office:value-type="float" office:value="0.0000093767994" calcext:value-type="float">
            <text:p>9.3767994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31379218" calcext:value-type="float">
            <text:p>3.7517131379</text:p>
          </table:table-cell>
          <table:table-cell table:formula="of:=LOG([.E51];10)" office:value-type="float" office:value="-2.40654018042853" calcext:value-type="float">
            <text:p>-2.4065401804</text:p>
          </table:table-cell>
          <table:table-cell table:formula="of:=LOG([.F51];10)" office:value-type="float" office:value="-4.2729183745165" calcext:value-type="float">
            <text:p>-4.2729183745</text:p>
          </table:table-cell>
          <table:table-cell table:formula="of:=LOG([.G51];10)" office:value-type="float" office:value="-6.68514998358355" calcext:value-type="float">
            <text:p>-6.6851499836</text:p>
          </table:table-cell>
          <table:table-cell table:formula="of:=LOG([.H51];10)" office:value-type="float" office:value="-5.02794537485312" calcext:value-type="float">
            <text:p>-5.0279453749</text:p>
          </table:table-cell>
          <table:table-cell table:formula="of:=([.L51]-[.L50])/([.K51]-[.K50])" office:value-type="float" office:value="3.00718359292799" calcext:value-type="float">
            <text:p>3.01</text:p>
          </table:table-cell>
          <table:table-cell table:formula="of:=([.M51]-[.M50])/([.K51]-[.K50])" office:value-type="float" office:value="5.00744801571408" calcext:value-type="float">
            <text:p>5.01</text:p>
          </table:table-cell>
          <table:table-cell table:formula="of:=([.N51]-[.N50])/([.K51]-[.K50])" office:value-type="float" office:value="4.0980094539226" calcext:value-type="float">
            <text:p>4.10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15776987705" calcext:value-type="float">
            <text:p>0.0015776988</text:p>
          </table:table-cell>
          <table:table-cell office:value-type="float" office:value="0.00002179839" calcext:value-type="float">
            <text:p>2.179839E-005</text:p>
          </table:table-cell>
          <table:table-cell office:value-type="float" office:value="0.0003299344308" calcext:value-type="float">
            <text:p>0.000329934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3925802905" calcext:value-type="float">
            <text:p>3.7513925803</text:p>
          </table:table-cell>
          <table:table-cell table:formula="of:=LOG([.E53];10)" office:value-type="float" office:value="-1.68124123737628" calcext:value-type="float">
            <text:p>-1.6812412374</text:p>
          </table:table-cell>
          <table:table-cell table:formula="of:=LOG([.F53];10)" office:value-type="float" office:value="-2.80197591291226" calcext:value-type="float">
            <text:p>-2.8019759129</text:p>
          </table:table-cell>
          <table:table-cell table:formula="of:=LOG([.G53];10)" office:value-type="float" office:value="-4.66157558162185" calcext:value-type="float">
            <text:p>-4.6615755816</text:p>
          </table:table-cell>
          <table:table-cell table:formula="of:=LOG([.H53];10)" office:value-type="float" office:value="-3.48157236064079" calcext:value-type="float">
            <text:p>-3.4815723606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4851243662" calcext:value-type="float">
            <text:p>0.0004851244</text:p>
          </table:table-cell>
          <table:table-cell office:value-type="float" office:value="0.0000022594677" calcext:value-type="float">
            <text:p>2.2594677E-006</text:p>
          </table:table-cell>
          <table:table-cell office:value-type="float" office:value="0.0000273722651" calcext:value-type="float">
            <text:p>2.73722651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951424561" calcext:value-type="float">
            <text:p>3.7516951425</text:p>
          </table:table-cell>
          <table:table-cell table:formula="of:=LOG([.E54];10)" office:value-type="float" office:value="-1.80617997398389" calcext:value-type="float">
            <text:p>-1.806179974</text:p>
          </table:table-cell>
          <table:table-cell table:formula="of:=LOG([.F54];10)" office:value-type="float" office:value="-3.31414691164388" calcext:value-type="float">
            <text:p>-3.3141469116</text:p>
          </table:table-cell>
          <table:table-cell table:formula="of:=LOG([.G54];10)" office:value-type="float" office:value="-5.64599386270279" calcext:value-type="float">
            <text:p>-5.6459938627</text:p>
          </table:table-cell>
          <table:table-cell table:formula="of:=LOG([.H54];10)" office:value-type="float" office:value="-4.56268926251945" calcext:value-type="float">
            <text:p>-4.5626892625</text:p>
          </table:table-cell>
          <table:table-cell table:formula="of:=([.L54]-[.L53])/([.K54]-[.K53])" office:value-type="float" office:value="4.09937712384752" calcext:value-type="float">
            <text:p>4.10</text:p>
          </table:table-cell>
          <table:table-cell table:formula="of:=([.M54]-[.M53])/([.K54]-[.K53])" office:value-type="float" office:value="7.8792079046925" calcext:value-type="float">
            <text:p>7.88</text:p>
          </table:table-cell>
          <table:table-cell table:formula="of:=([.N54]-[.N53])/([.K54]-[.K53])" office:value-type="float" office:value="8.65317619846053" calcext:value-type="float">
            <text:p>8.65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928001501" calcext:value-type="float">
            <text:p>9.28001501E-005</text:p>
          </table:table-cell>
          <table:table-cell office:value-type="float" office:value="0.000000061762" calcext:value-type="float">
            <text:p>6.1762E-008</text:p>
          </table:table-cell>
          <table:table-cell office:value-type="float" office:value="0.0000007059955" calcext:value-type="float">
            <text:p>0.0000007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18087258" calcext:value-type="float">
            <text:p>3.7517218087</text:p>
          </table:table-cell>
          <table:table-cell table:formula="of:=LOG([.E55];10)" office:value-type="float" office:value="-1.98227123303818" calcext:value-type="float">
            <text:p>-1.982271233</text:p>
          </table:table-cell>
          <table:table-cell table:formula="of:=LOG([.F55];10)" office:value-type="float" office:value="-4.0324513213291" calcext:value-type="float">
            <text:p>-4.0324513213</text:p>
          </table:table-cell>
          <table:table-cell table:formula="of:=LOG([.G55];10)" office:value-type="float" office:value="-7.20927864895956" calcext:value-type="float">
            <text:p>-7.209278649</text:p>
          </table:table-cell>
          <table:table-cell table:formula="of:=LOG([.H55];10)" office:value-type="float" office:value="-6.15119806712298" calcext:value-type="float">
            <text:p>-6.1511980671</text:p>
          </table:table-cell>
          <table:table-cell table:formula="of:=([.L55]-[.L54])/([.K55]-[.K54])" office:value-type="float" office:value="4.0791599398114" calcext:value-type="float">
            <text:p>4.08</text:p>
          </table:table-cell>
          <table:table-cell table:formula="of:=([.M55]-[.M54])/([.K55]-[.K54])" office:value-type="float" office:value="8.87769668212088" calcext:value-type="float">
            <text:p>8.88</text:p>
          </table:table-cell>
          <table:table-cell table:formula="of:=([.N55]-[.N54])/([.K55]-[.K54])" office:value-type="float" office:value="9.02094069367617" calcext:value-type="float">
            <text:p>9.02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289476686" calcext:value-type="float">
            <text:p>2.89476686E-005</text:p>
          </table:table-cell>
          <table:table-cell office:value-type="float" office:value="0.0000000023395" calcext:value-type="float">
            <text:p>2.3395E-009</text:p>
          </table:table-cell>
          <table:table-cell office:value-type="float" office:value="0.0000000504492" calcext:value-type="float">
            <text:p>5.04492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464272" calcext:value-type="float">
            <text:p>3.7517224643</text:p>
          </table:table-cell>
          <table:table-cell table:formula="of:=LOG([.E56];10)" office:value-type="float" office:value="-2.10720996964787" calcext:value-type="float">
            <text:p>-2.1072099696</text:p>
          </table:table-cell>
          <table:table-cell table:formula="of:=LOG([.F56];10)" office:value-type="float" office:value="-4.53838640792712" calcext:value-type="float">
            <text:p>-4.5383864079</text:p>
          </table:table-cell>
          <table:table-cell table:formula="of:=LOG([.G56];10)" office:value-type="float" office:value="-8.6308769504718" calcext:value-type="float">
            <text:p>-8.6308769505</text:p>
          </table:table-cell>
          <table:table-cell table:formula="of:=LOG([.H56];10)" office:value-type="float" office:value="-7.2971457162128" calcext:value-type="float">
            <text:p>-7.2971457162</text:p>
          </table:table-cell>
          <table:table-cell table:formula="of:=([.L56]-[.L55])/([.K56]-[.K55])" office:value-type="float" office:value="4.0494653646016" calcext:value-type="float">
            <text:p>4.05</text:p>
          </table:table-cell>
          <table:table-cell table:formula="of:=([.M56]-[.M55])/([.K56]-[.K55])" office:value-type="float" office:value="11.3783630288606" calcext:value-type="float">
            <text:p>11.38</text:p>
          </table:table-cell>
          <table:table-cell table:formula="of:=([.N56]-[.N55])/([.K56]-[.K55])" office:value-type="float" office:value="9.17207649273565" calcext:value-type="float">
            <text:p>9.17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56526079" calcext:value-type="float">
            <text:p>5.6526079E-006</text:p>
          </table:table-cell>
          <table:table-cell office:value-type="float" office:value="0.0000000002208" calcext:value-type="float">
            <text:p>2.208E-010</text:p>
          </table:table-cell>
          <table:table-cell office:value-type="float" office:value="0.000000001006" calcext:value-type="float">
            <text:p>0.00000000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37153" calcext:value-type="float">
            <text:p>3.7517225137</text:p>
          </table:table-cell>
          <table:table-cell table:formula="of:=LOG([.E57];10)" office:value-type="float" office:value="-2.28330122870633" calcext:value-type="float">
            <text:p>-2.2833012287</text:p>
          </table:table-cell>
          <table:table-cell table:formula="of:=LOG([.F57];10)" office:value-type="float" office:value="-5.24775113885835" calcext:value-type="float">
            <text:p>-5.2477511389</text:p>
          </table:table-cell>
          <table:table-cell table:formula="of:=LOG([.G57];10)" office:value-type="float" office:value="-9.65600093094284" calcext:value-type="float">
            <text:p>-9.6560009309</text:p>
          </table:table-cell>
          <table:table-cell table:formula="of:=LOG([.H57];10)" office:value-type="float" office:value="-8.99740201928009" calcext:value-type="float">
            <text:p>-8.9974020193</text:p>
          </table:table-cell>
          <table:table-cell table:formula="of:=([.L57]-[.L56])/([.K57]-[.K56])" office:value-type="float" office:value="4.02839263416093" calcext:value-type="float">
            <text:p>4.03</text:p>
          </table:table-cell>
          <table:table-cell table:formula="of:=([.M57]-[.M56])/([.K57]-[.K56])" office:value-type="float" office:value="5.82154949627968" calcext:value-type="float">
            <text:p>5.82</text:p>
          </table:table-cell>
          <table:table-cell table:formula="of:=([.N57]-[.N56])/([.K57]-[.K56])" office:value-type="float" office:value="9.65554061092161" calcext:value-type="float">
            <text:p>9.66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17805519" calcext:value-type="float">
            <text:p>1.7805519E-006</text:p>
          </table:table-cell>
          <table:table-cell office:value-type="float" office:value="0.0000000000436" calcext:value-type="float">
            <text:p>4.36E-011</text:p>
          </table:table-cell>
          <table:table-cell office:value-type="float" office:value="0.0000000000327" calcext:value-type="float">
            <text:p>3.27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6886" calcext:value-type="float">
            <text:p>3.7517225147</text:p>
          </table:table-cell>
          <table:table-cell table:formula="of:=LOG([.E58];10)" office:value-type="float" office:value="-2.40823996531185" calcext:value-type="float">
            <text:p>-2.4082399653</text:p>
          </table:table-cell>
          <table:table-cell table:formula="of:=LOG([.F58];10)" office:value-type="float" office:value="-5.74944536287425" calcext:value-type="float">
            <text:p>-5.7494453629</text:p>
          </table:table-cell>
          <table:table-cell table:formula="of:=LOG([.G58];10)" office:value-type="float" office:value="-10.3605135107314" calcext:value-type="float">
            <text:p>-10.3605135107</text:p>
          </table:table-cell>
          <table:table-cell table:formula="of:=LOG([.H58];10)" office:value-type="float" office:value="-10.4854522473397" calcext:value-type="float">
            <text:p>-10.4854522473</text:p>
          </table:table-cell>
          <table:table-cell table:formula="of:=([.L58]-[.L57])/([.K58]-[.K57])" office:value-type="float" office:value="4.01552182810959" calcext:value-type="float">
            <text:p>4.02</text:p>
          </table:table-cell>
          <table:table-cell table:formula="of:=([.M58]-[.M57])/([.K58]-[.K57])" office:value-type="float" office:value="5.63886428604598" calcext:value-type="float">
            <text:p>5.64</text:p>
          </table:table-cell>
          <table:table-cell table:formula="of:=([.N58]-[.N57])/([.K58]-[.K57])" office:value-type="float" office:value="11.9102391178964" calcext:value-type="float">
            <text:p>11.91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4928236134" calcext:value-type="float">
            <text:p>0.0004928236</text:p>
          </table:table-cell>
          <table:table-cell office:value-type="float" office:value="0.0000012349996" calcext:value-type="float">
            <text:p>0.000001235</text:p>
          </table:table-cell>
          <table:table-cell office:value-type="float" office:value="0.0000180913386" calcext:value-type="float">
            <text:p>1.80913386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044233826" calcext:value-type="float">
            <text:p>3.7517044234</text:p>
          </table:table-cell>
          <table:table-cell table:formula="of:=LOG([.E60];10)" office:value-type="float" office:value="-1.65321251377578" calcext:value-type="float">
            <text:p>-1.6532125138</text:p>
          </table:table-cell>
          <table:table-cell table:formula="of:=LOG([.F60];10)" office:value-type="float" office:value="-3.30730849133951" calcext:value-type="float">
            <text:p>-3.3073084913</text:p>
          </table:table-cell>
          <table:table-cell table:formula="of:=LOG([.G60];10)" office:value-type="float" office:value="-5.90833318306652" calcext:value-type="float">
            <text:p>-5.9083331831</text:p>
          </table:table-cell>
          <table:table-cell table:formula="of:=LOG([.H60];10)" office:value-type="float" office:value="-4.7425292979779" calcext:value-type="float">
            <text:p>-4.742529298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1315137687" calcext:value-type="float">
            <text:p>0.0001315138</text:p>
          </table:table-cell>
          <table:table-cell office:value-type="float" office:value="0.0000002909872" calcext:value-type="float">
            <text:p>0.000000291</text:p>
          </table:table-cell>
          <table:table-cell office:value-type="float" office:value="0.0000023117834" calcext:value-type="float">
            <text:p>2.3117834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02029379" calcext:value-type="float">
            <text:p>3.7517202029</text:p>
          </table:table-cell>
          <table:table-cell table:formula="of:=LOG([.E61];10)" office:value-type="float" office:value="-1.77815125038277" calcext:value-type="float">
            <text:p>-1.7781512504</text:p>
          </table:table-cell>
          <table:table-cell table:formula="of:=LOG([.F61];10)" office:value-type="float" office:value="-3.88102877677571" calcext:value-type="float">
            <text:p>-3.8810287768</text:p>
          </table:table-cell>
          <table:table-cell table:formula="of:=LOG([.G61];10)" office:value-type="float" office:value="-6.53612611442176" calcext:value-type="float">
            <text:p>-6.5361261144</text:p>
          </table:table-cell>
          <table:table-cell table:formula="of:=LOG([.H61];10)" office:value-type="float" office:value="-5.63605285908864" calcext:value-type="float">
            <text:p>-5.6360528591</text:p>
          </table:table-cell>
          <table:table-cell table:formula="of:=([.L61]-[.L60])/([.K61]-[.K60])" office:value-type="float" office:value="4.59201286179861" calcext:value-type="float">
            <text:p>4.59</text:p>
          </table:table-cell>
          <table:table-cell table:formula="of:=([.M61]-[.M60])/([.K61]-[.K60])" office:value-type="float" office:value="5.02480614423055" calcext:value-type="float">
            <text:p>5.02</text:p>
          </table:table-cell>
          <table:table-cell table:formula="of:=([.N61]-[.N60])/([.K61]-[.K60])" office:value-type="float" office:value="7.15169358500378" calcext:value-type="float">
            <text:p>7.15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25955141" calcext:value-type="float">
            <text:p>1.25955141E-005</text:p>
          </table:table-cell>
          <table:table-cell office:value-type="float" office:value="0.0000000337881" calcext:value-type="float">
            <text:p>3.37881E-008</text:p>
          </table:table-cell>
          <table:table-cell office:value-type="float" office:value="0.0000000523706" calcext:value-type="float">
            <text:p>5.23706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670918" calcext:value-type="float">
            <text:p>3.7517225671</text:p>
          </table:table-cell>
          <table:table-cell table:formula="of:=LOG([.E62];10)" office:value-type="float" office:value="-2" calcext:value-type="float">
            <text:p>-2</text:p>
          </table:table-cell>
          <table:table-cell table:formula="of:=LOG([.F62];10)" office:value-type="float" office:value="-4.89978410158893" calcext:value-type="float">
            <text:p>-4.8997841016</text:p>
          </table:table-cell>
          <table:table-cell table:formula="of:=LOG([.G62];10)" office:value-type="float" office:value="-7.47123622914004" calcext:value-type="float">
            <text:p>-7.4712362291</text:p>
          </table:table-cell>
          <table:table-cell table:formula="of:=LOG([.H62];10)" office:value-type="float" office:value="-7.28091245044076" calcext:value-type="float">
            <text:p>-7.2809124504</text:p>
          </table:table-cell>
          <table:table-cell table:formula="of:=([.L62]-[.L61])/([.K62]-[.K61])" office:value-type="float" office:value="4.59211659552269" calcext:value-type="float">
            <text:p>4.59</text:p>
          </table:table-cell>
          <table:table-cell table:formula="of:=([.M62]-[.M61])/([.K62]-[.K61])" office:value-type="float" office:value="4.21507949146303" calcext:value-type="float">
            <text:p>4.22</text:p>
          </table:table-cell>
          <table:table-cell table:formula="of:=([.N62]-[.N61])/([.K62]-[.K61])" office:value-type="float" office:value="7.41432888033014" calcext:value-type="float">
            <text:p>7.41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44072365" calcext:value-type="float">
            <text:p>4.4072365E-006</text:p>
          </table:table-cell>
          <table:table-cell office:value-type="float" office:value="0.000000012237" calcext:value-type="float">
            <text:p>1.2237E-008</text:p>
          </table:table-cell>
          <table:table-cell office:value-type="float" office:value="0.000000033311" calcext:value-type="float">
            <text:p>3.3311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480322" calcext:value-type="float">
            <text:p>3.751722548</text:p>
          </table:table-cell>
          <table:table-cell table:formula="of:=LOG([.E63];10)" office:value-type="float" office:value="-2.09691001300806" calcext:value-type="float">
            <text:p>-2.096910013</text:p>
          </table:table-cell>
          <table:table-cell table:formula="of:=LOG([.F63];10)" office:value-type="float" office:value="-5.35583364386514" calcext:value-type="float">
            <text:p>-5.3558336439</text:p>
          </table:table-cell>
          <table:table-cell table:formula="of:=LOG([.G63];10)" office:value-type="float" office:value="-7.91232503996324" calcext:value-type="float">
            <text:p>-7.91232504</text:p>
          </table:table-cell>
          <table:table-cell table:formula="of:=LOG([.H63];10)" office:value-type="float" office:value="-7.4774123295435" calcext:value-type="float">
            <text:p>-7.4774123295</text:p>
          </table:table-cell>
          <table:table-cell table:formula="of:=([.L63]-[.L62])/([.K63]-[.K62])" office:value-type="float" office:value="4.70590734765768" calcext:value-type="float">
            <text:p>4.71</text:p>
          </table:table-cell>
          <table:table-cell table:formula="of:=([.M63]-[.M62])/([.K63]-[.K62])" office:value-type="float" office:value="4.5515297865715" calcext:value-type="float">
            <text:p>4.55</text:p>
          </table:table-cell>
          <table:table-cell table:formula="of:=([.N63]-[.N62])/([.K63]-[.K62])" office:value-type="float" office:value="2.02765300512753" calcext:value-type="float">
            <text:p>2.03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5005041" calcext:value-type="float">
            <text:p>5.005041E-007</text:p>
          </table:table-cell>
          <table:table-cell office:value-type="float" office:value="0.000000001135" calcext:value-type="float">
            <text:p>1.135E-009</text:p>
          </table:table-cell>
          <table:table-cell office:value-type="float" office:value="0.0000000040707" calcext:value-type="float">
            <text:p>4.0707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87919" calcext:value-type="float">
            <text:p>3.7517225188</text:p>
          </table:table-cell>
          <table:table-cell table:formula="of:=LOG([.E64];10)" office:value-type="float" office:value="-2.29003461136295" calcext:value-type="float">
            <text:p>-2.2900346114</text:p>
          </table:table-cell>
          <table:table-cell table:formula="of:=LOG([.F64];10)" office:value-type="float" office:value="-6.30059236054214" calcext:value-type="float">
            <text:p>-6.3005923605</text:p>
          </table:table-cell>
          <table:table-cell table:formula="of:=LOG([.G64];10)" office:value-type="float" office:value="-8.94500413847086" calcext:value-type="float">
            <text:p>-8.9450041385</text:p>
          </table:table-cell>
          <table:table-cell table:formula="of:=LOG([.H64];10)" office:value-type="float" office:value="-8.39033090281476" calcext:value-type="float">
            <text:p>-8.3903309028</text:p>
          </table:table-cell>
          <table:table-cell table:formula="of:=([.L64]-[.L63])/([.K64]-[.K63])" office:value-type="float" office:value="4.89196469390636" calcext:value-type="float">
            <text:p>4.89</text:p>
          </table:table-cell>
          <table:table-cell table:formula="of:=([.M64]-[.M63])/([.K64]-[.K63])" office:value-type="float" office:value="5.34721680875633" calcext:value-type="float">
            <text:p>5.35</text:p>
          </table:table-cell>
          <table:table-cell table:formula="of:=([.N64]-[.N63])/([.K64]-[.K63])" office:value-type="float" office:value="4.72709629455713" calcext:value-type="float">
            <text:p>4.73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288573" calcext:value-type="float">
            <text:p>1.288573E-007</text:p>
          </table:table-cell>
          <table:table-cell office:value-type="float" office:value="0.000000000216" calcext:value-type="float">
            <text:p>2.16E-010</text:p>
          </table:table-cell>
          <table:table-cell office:value-type="float" office:value="0.000000000814" calcext:value-type="float">
            <text:p>8.14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5352" calcext:value-type="float">
            <text:p>3.7517225155</text:p>
          </table:table-cell>
          <table:table-cell table:formula="of:=LOG([.E65];10)" office:value-type="float" office:value="-2.40654018042853" calcext:value-type="float">
            <text:p>-2.4065401804</text:p>
          </table:table-cell>
          <table:table-cell table:formula="of:=LOG([.F65];10)" office:value-type="float" office:value="-6.88989097284522" calcext:value-type="float">
            <text:p>-6.8898909728</text:p>
          </table:table-cell>
          <table:table-cell table:formula="of:=LOG([.G65];10)" office:value-type="float" office:value="-9.66554624884907" calcext:value-type="float">
            <text:p>-9.6655462488</text:p>
          </table:table-cell>
          <table:table-cell table:formula="of:=LOG([.H65];10)" office:value-type="float" office:value="-9.0893755951108" calcext:value-type="float">
            <text:p>-9.0893755951</text:p>
          </table:table-cell>
          <table:table-cell table:formula="of:=([.L65]-[.L64])/([.K65]-[.K64])" office:value-type="float" office:value="5.05811539336286" calcext:value-type="float">
            <text:p>5.06</text:p>
          </table:table-cell>
          <table:table-cell table:formula="of:=([.M65]-[.M64])/([.K65]-[.K64])" office:value-type="float" office:value="6.18461517468457" calcext:value-type="float">
            <text:p>6.18</text:p>
          </table:table-cell>
          <table:table-cell table:formula="of:=([.N65]-[.N64])/([.K65]-[.K64])" office:value-type="float" office:value="6.00009680140346" calcext:value-type="float">
            <text:p>6.00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198793157" calcext:value-type="float">
            <text:p>0.0001198793</text:p>
          </table:table-cell>
          <table:table-cell office:value-type="float" office:value="0.0000006384486" calcext:value-type="float">
            <text:p>6.384486E-007</text:p>
          </table:table-cell>
          <table:table-cell office:value-type="float" office:value="0.0000005796567" calcext:value-type="float">
            <text:p>5.796567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30943779" calcext:value-type="float">
            <text:p>3.7517230944</text:p>
          </table:table-cell>
          <table:table-cell table:formula="of:=LOG([.E67];10)" office:value-type="float" office:value="-1.68124123737628" calcext:value-type="float">
            <text:p>-1.6812412374</text:p>
          </table:table-cell>
          <table:table-cell table:formula="of:=LOG([.F67];10)" office:value-type="float" office:value="-3.92125574477679" calcext:value-type="float">
            <text:p>-3.9212557448</text:p>
          </table:table-cell>
          <table:table-cell table:formula="of:=LOG([.G67];10)" office:value-type="float" office:value="-6.19487406102378" calcext:value-type="float">
            <text:p>-6.194874061</text:p>
          </table:table-cell>
          <table:table-cell table:formula="of:=LOG([.H67];10)" office:value-type="float" office:value="-6.23682913994906" calcext:value-type="float">
            <text:p>-6.2368291399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157998711" calcext:value-type="float">
            <text:p>1.57998711E-005</text:p>
          </table:table-cell>
          <table:table-cell office:value-type="float" office:value="0.0000000950959" calcext:value-type="float">
            <text:p>9.50959E-008</text:p>
          </table:table-cell>
          <table:table-cell office:value-type="float" office:value="0.0000004304059" calcext:value-type="float">
            <text:p>4.304059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9451271" calcext:value-type="float">
            <text:p>3.7517229451</text:p>
          </table:table-cell>
          <table:table-cell table:formula="of:=LOG([.E68];10)" office:value-type="float" office:value="-1.8195439355423" calcext:value-type="float">
            <text:p>-1.8195439355</text:p>
          </table:table-cell>
          <table:table-cell table:formula="of:=LOG([.F68];10)" office:value-type="float" office:value="-4.80134645613337" calcext:value-type="float">
            <text:p>-4.8013464561</text:p>
          </table:table-cell>
          <table:table-cell table:formula="of:=LOG([.G68];10)" office:value-type="float" office:value="-7.02183820699277" calcext:value-type="float">
            <text:p>-7.021838207</text:p>
          </table:table-cell>
          <table:table-cell table:formula="of:=LOG([.H68];10)" office:value-type="float" office:value="-6.36612178399622" calcext:value-type="float">
            <text:p>-6.366121784</text:p>
          </table:table-cell>
          <table:table-cell table:formula="of:=([.L68]-[.L67])/([.K68]-[.K67])" office:value-type="float" office:value="6.36351078487346" calcext:value-type="float">
            <text:p>6.36</text:p>
          </table:table-cell>
          <table:table-cell table:formula="of:=([.M68]-[.M67])/([.K68]-[.K67])" office:value-type="float" office:value="5.97937825461863" calcext:value-type="float">
            <text:p>5.98</text:p>
          </table:table-cell>
          <table:table-cell table:formula="of:=([.N68]-[.N67])/([.K68]-[.K67])" office:value-type="float" office:value="0.934852651189433" calcext:value-type="float">
            <text:p>0.93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14869997" calcext:value-type="float">
            <text:p>0.000001487</text:p>
          </table:table-cell>
          <table:table-cell office:value-type="float" office:value="0.0000000086278" calcext:value-type="float">
            <text:p>8.6278E-009</text:p>
          </table:table-cell>
          <table:table-cell office:value-type="float" office:value="0.0000000419425" calcext:value-type="float">
            <text:p>4.19425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566637" calcext:value-type="float">
            <text:p>3.7517225567</text:p>
          </table:table-cell>
          <table:table-cell table:formula="of:=LOG([.E69];10)" office:value-type="float" office:value="-1.98227123303818" calcext:value-type="float">
            <text:p>-1.982271233</text:p>
          </table:table-cell>
          <table:table-cell table:formula="of:=LOG([.F69];10)" office:value-type="float" office:value="-5.82768911909631" calcext:value-type="float">
            <text:p>-5.8276891191</text:p>
          </table:table-cell>
          <table:table-cell table:formula="of:=LOG([.G69];10)" office:value-type="float" office:value="-8.06409993078126" calcext:value-type="float">
            <text:p>-8.0640999308</text:p>
          </table:table-cell>
          <table:table-cell table:formula="of:=LOG([.H69];10)" office:value-type="float" office:value="-7.37734568679756" calcext:value-type="float">
            <text:p>-7.3773456868</text:p>
          </table:table-cell>
          <table:table-cell table:formula="of:=([.L69]-[.L68])/([.K69]-[.K68])" office:value-type="float" office:value="6.30713272300829" calcext:value-type="float">
            <text:p>6.31</text:p>
          </table:table-cell>
          <table:table-cell table:formula="of:=([.M69]-[.M68])/([.K69]-[.K68])" office:value-type="float" office:value="6.4049593388897" calcext:value-type="float">
            <text:p>6.40</text:p>
          </table:table-cell>
          <table:table-cell table:formula="of:=([.N69]-[.N68])/([.K69]-[.K68])" office:value-type="float" office:value="6.21422415515119" calcext:value-type="float">
            <text:p>6.21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2775125" calcext:value-type="float">
            <text:p>2.775125E-007</text:p>
          </table:table-cell>
          <table:table-cell office:value-type="float" office:value="0.0000000014385" calcext:value-type="float">
            <text:p>1.4385E-009</text:p>
          </table:table-cell>
          <table:table-cell office:value-type="float" office:value="0.0000000072185" calcext:value-type="float">
            <text:p>7.2185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219397" calcext:value-type="float">
            <text:p>3.7517225219</text:p>
          </table:table-cell>
          <table:table-cell table:formula="of:=LOG([.E70];10)" office:value-type="float" office:value="-2.100370545118" calcext:value-type="float">
            <text:p>-2.1003705451</text:p>
          </table:table-cell>
          <table:table-cell table:formula="of:=LOG([.F70];10)" office:value-type="float" office:value="-6.5567174501674" calcext:value-type="float">
            <text:p>-6.5567174502</text:p>
          </table:table-cell>
          <table:table-cell table:formula="of:=LOG([.G70];10)" office:value-type="float" office:value="-8.84209013377365" calcext:value-type="float">
            <text:p>-8.8420901338</text:p>
          </table:table-cell>
          <table:table-cell table:formula="of:=LOG([.H70];10)" office:value-type="float" office:value="-8.14155303918975" calcext:value-type="float">
            <text:p>-8.1415530392</text:p>
          </table:table-cell>
          <table:table-cell table:formula="of:=([.L70]-[.L69])/([.K70]-[.K69])" office:value-type="float" office:value="6.17301081803395" calcext:value-type="float">
            <text:p>6.17</text:p>
          </table:table-cell>
          <table:table-cell table:formula="of:=([.M70]-[.M69])/([.K70]-[.K69])" office:value-type="float" office:value="6.58759301211328" calcext:value-type="float">
            <text:p>6.59</text:p>
          </table:table-cell>
          <table:table-cell table:formula="of:=([.N70]-[.N69])/([.K70]-[.K69])" office:value-type="float" office:value="6.47088741614081" calcext:value-type="float">
            <text:p>6.47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213244" calcext:value-type="float">
            <text:p>2.13244E-008</text:p>
          </table:table-cell>
          <table:table-cell office:value-type="float" office:value="0.0000000000798" calcext:value-type="float">
            <text:p>7.98E-011</text:p>
          </table:table-cell>
          <table:table-cell office:value-type="float" office:value="0.0000000004183" calcext:value-type="float">
            <text:p>4.183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1395" calcext:value-type="float">
            <text:p>3.7517225151</text:p>
          </table:table-cell>
          <table:table-cell table:formula="of:=LOG([.E71];10)" office:value-type="float" office:value="-2.28330122870633" calcext:value-type="float">
            <text:p>-2.2833012287</text:p>
          </table:table-cell>
          <table:table-cell table:formula="of:=LOG([.F71];10)" office:value-type="float" office:value="-7.67112317963781" calcext:value-type="float">
            <text:p>-7.6711231796</text:p>
          </table:table-cell>
          <table:table-cell table:formula="of:=LOG([.G71];10)" office:value-type="float" office:value="-10.0979971086493" calcext:value-type="float">
            <text:p>-10.0979971086</text:p>
          </table:table-cell>
          <table:table-cell table:formula="of:=LOG([.H71];10)" office:value-type="float" office:value="-9.37851213541937" calcext:value-type="float">
            <text:p>-9.3785121354</text:p>
          </table:table-cell>
          <table:table-cell table:formula="of:=([.L71]-[.L70])/([.K71]-[.K70])" office:value-type="float" office:value="6.09195629519585" calcext:value-type="float">
            <text:p>6.09</text:p>
          </table:table-cell>
          <table:table-cell table:formula="of:=([.M71]-[.M70])/([.K71]-[.K70])" office:value-type="float" office:value="6.86548013837807" calcext:value-type="float">
            <text:p>6.87</text:p>
          </table:table-cell>
          <table:table-cell table:formula="of:=([.N71]-[.N70])/([.K71]-[.K70])" office:value-type="float" office:value="6.76190058423048" calcext:value-type="float">
            <text:p>6.76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35724" calcext:value-type="float">
            <text:p>3.5724E-009</text:p>
          </table:table-cell>
          <table:table-cell office:value-type="float" office:value="0.0000000000098" calcext:value-type="float">
            <text:p>9.8E-012</text:p>
          </table:table-cell>
          <table:table-cell office:value-type="float" office:value="0.0000000000555" calcext:value-type="float">
            <text:p>5.55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7767" calcext:value-type="float">
            <text:p>3.7517225148</text:p>
          </table:table-cell>
          <table:table-cell table:formula="of:=LOG([.E72];10)" office:value-type="float" office:value="-2.41161970596861" calcext:value-type="float">
            <text:p>-2.411619706</text:p>
          </table:table-cell>
          <table:table-cell table:formula="of:=LOG([.F72];10)" office:value-type="float" office:value="-8.44703991930565" calcext:value-type="float">
            <text:p>-8.4470399193</text:p>
          </table:table-cell>
          <table:table-cell table:formula="of:=LOG([.G72];10)" office:value-type="float" office:value="-11.0087739243075" calcext:value-type="float">
            <text:p>-11.0087739243</text:p>
          </table:table-cell>
          <table:table-cell table:formula="of:=LOG([.H72];10)" office:value-type="float" office:value="-10.2557070168773" calcext:value-type="float">
            <text:p>-10.2557070169</text:p>
          </table:table-cell>
          <table:table-cell table:formula="of:=([.L72]-[.L71])/([.K72]-[.K71])" office:value-type="float" office:value="6.04680445265761" calcext:value-type="float">
            <text:p>6.05</text:p>
          </table:table-cell>
          <table:table-cell table:formula="of:=([.M72]-[.M71])/([.K72]-[.K71])" office:value-type="float" office:value="7.0977838506966" calcext:value-type="float">
            <text:p>7.10</text:p>
          </table:table-cell>
          <table:table-cell table:formula="of:=([.N72]-[.N71])/([.K72]-[.K71])" office:value-type="float" office:value="6.83607614564303" calcext:value-type="float">
            <text:p>6.84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2364862072092" calcext:value-type="float">
            <text:p>0.2364862072</text:p>
          </table:table-cell>
          <table:table-cell office:value-type="float" office:value="0.0412257642429" calcext:value-type="float">
            <text:p>0.0412257642</text:p>
          </table:table-cell>
          <table:table-cell office:value-type="float" office:value="0.4230808574235" calcext:value-type="float">
            <text:p>0.423080857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3286416572977" calcext:value-type="float">
            <text:p>3.3286416573</text:p>
          </table:table-cell>
          <table:table-cell table:formula="of:=LOG([.E76];10)" office:value-type="float" office:value="-1.68124123737628" calcext:value-type="float">
            <text:p>-1.6812412374</text:p>
          </table:table-cell>
          <table:table-cell table:formula="of:=LOG([.F76];10)" office:value-type="float" office:value="-0.626194183922427" calcext:value-type="float">
            <text:p>-0.6261941839</text:p>
          </table:table-cell>
          <table:table-cell table:formula="of:=LOG([.G76];10)" office:value-type="float" office:value="-1.38483128466106" calcext:value-type="float">
            <text:p>-1.3848312847</text:p>
          </table:table-cell>
          <table:table-cell table:formula="of:=LOG([.H76];10)" office:value-type="float" office:value="-0.373576624168625" calcext:value-type="float">
            <text:p>-0.3735766242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SIMPLE+central+CGRv1(chi=2)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0787151128" calcext:value-type="float">
            <text:p>0.1107871511</text:p>
          </table:table-cell>
          <table:table-cell office:value-type="float" office:value="0.0190464914335" calcext:value-type="float">
            <text:p>0.0190464914</text:p>
          </table:table-cell>
          <table:table-cell office:value-type="float" office:value="0.2491793447643" calcext:value-type="float">
            <text:p>0.249179344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502543169957" calcext:value-type="float">
            <text:p>3.50254317</text:p>
          </table:table-cell>
          <table:table-cell table:formula="of:=LOG([.E77];10)" office:value-type="float" office:value="-1.80617997398389" calcext:value-type="float">
            <text:p>-1.806179974</text:p>
          </table:table-cell>
          <table:table-cell table:formula="of:=LOG([.F77];10)" office:value-type="float" office:value="-0.955510605291575" calcext:value-type="float">
            <text:p>-0.9555106053</text:p>
          </table:table-cell>
          <table:table-cell table:formula="of:=LOG([.G77];10)" office:value-type="float" office:value="-1.72018501428796" calcext:value-type="float">
            <text:p>-1.7201850143</text:p>
          </table:table-cell>
          <table:table-cell table:formula="of:=LOG([.H77];10)" office:value-type="float" office:value="-0.603487960514757" calcext:value-type="float">
            <text:p>-0.6034879605</text:p>
          </table:table-cell>
          <table:table-cell table:formula="of:=([.L77]-[.L76])/([.K77]-[.K76])" office:value-type="float" office:value="2.63582320672436" calcext:value-type="float">
            <text:p>2.64</text:p>
          </table:table-cell>
          <table:table-cell table:formula="of:=([.M77]-[.M76])/([.K77]-[.K76])" office:value-type="float" office:value="2.68414535581663" calcext:value-type="float">
            <text:p>2.68</text:p>
          </table:table-cell>
          <table:table-cell table:formula="of:=([.N77]-[.N76])/([.K77]-[.K76])" office:value-type="float" office:value="1.84019258229107" calcext:value-type="float">
            <text:p>1.84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302994442781" calcext:value-type="float">
            <text:p>0.0302994443</text:p>
          </table:table-cell>
          <table:table-cell office:value-type="float" office:value="0.0048897724927" calcext:value-type="float">
            <text:p>0.0048897725</text:p>
          </table:table-cell>
          <table:table-cell office:value-type="float" office:value="0.0783946373967" calcext:value-type="float">
            <text:p>0.078394637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6733278773245" calcext:value-type="float">
            <text:p>3.6733278773</text:p>
          </table:table-cell>
          <table:table-cell table:formula="of:=LOG([.E78];10)" office:value-type="float" office:value="-1.98227123303818" calcext:value-type="float">
            <text:p>-1.982271233</text:p>
          </table:table-cell>
          <table:table-cell table:formula="of:=LOG([.F78];10)" office:value-type="float" office:value="-1.51856533681677" calcext:value-type="float">
            <text:p>-1.5185653368</text:p>
          </table:table-cell>
          <table:table-cell table:formula="of:=LOG([.G78];10)" office:value-type="float" office:value="-2.31071134690164" calcext:value-type="float">
            <text:p>-2.3107113469</text:p>
          </table:table-cell>
          <table:table-cell table:formula="of:=LOG([.H78];10)" office:value-type="float" office:value="-1.10571364431398" calcext:value-type="float">
            <text:p>-1.1057136443</text:p>
          </table:table-cell>
          <table:table-cell table:formula="of:=([.L78]-[.L77])/([.K78]-[.K77])" office:value-type="float" office:value="3.19751664306968" calcext:value-type="float">
            <text:p>3.20</text:p>
          </table:table-cell>
          <table:table-cell table:formula="of:=([.M78]-[.M77])/([.K78]-[.K77])" office:value-type="float" office:value="3.35352439289227" calcext:value-type="float">
            <text:p>3.35</text:p>
          </table:table-cell>
          <table:table-cell table:formula="of:=([.N78]-[.N77])/([.K78]-[.K77])" office:value-type="float" office:value="2.85207617059732" calcext:value-type="float">
            <text:p>2.85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12639214935" calcext:value-type="float">
            <text:p>0.0112639215</text:p>
          </table:table-cell>
          <table:table-cell office:value-type="float" office:value="0.0016458940758" calcext:value-type="float">
            <text:p>0.0016458941</text:p>
          </table:table-cell>
          <table:table-cell office:value-type="float" office:value="0.0277294446907" calcext:value-type="float">
            <text:p>0.027729444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239930700305" calcext:value-type="float">
            <text:p>3.72399307</text:p>
          </table:table-cell>
          <table:table-cell table:formula="of:=LOG([.E79];10)" office:value-type="float" office:value="-2.10720996964787" calcext:value-type="float">
            <text:p>-2.1072099696</text:p>
          </table:table-cell>
          <table:table-cell table:formula="of:=LOG([.F79];10)" office:value-type="float" office:value="-1.94831038510702" calcext:value-type="float">
            <text:p>-1.9483103851</text:p>
          </table:table-cell>
          <table:table-cell table:formula="of:=LOG([.G79];10)" office:value-type="float" office:value="-2.78359811795474" calcext:value-type="float">
            <text:p>-2.783598118</text:p>
          </table:table-cell>
          <table:table-cell table:formula="of:=LOG([.H79];10)" office:value-type="float" office:value="-1.55705882750759" calcext:value-type="float">
            <text:p>-1.5570588275</text:p>
          </table:table-cell>
          <table:table-cell table:formula="of:=([.L79]-[.L78])/([.K79]-[.K78])" office:value-type="float" office:value="3.43964618141435" calcext:value-type="float">
            <text:p>3.44</text:p>
          </table:table-cell>
          <table:table-cell table:formula="of:=([.M79]-[.M78])/([.K79]-[.K78])" office:value-type="float" office:value="3.78494919898545" calcext:value-type="float">
            <text:p>3.78</text:p>
          </table:table-cell>
          <table:table-cell table:formula="of:=([.N79]-[.N78])/([.K79]-[.K78])" office:value-type="float" office:value="3.61253199320893" calcext:value-type="float">
            <text:p>3.61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30191448387" calcext:value-type="float">
            <text:p>0.0030191448</text:p>
          </table:table-cell>
          <table:table-cell office:value-type="float" office:value="0.0003336982912" calcext:value-type="float">
            <text:p>0.0003336983</text:p>
          </table:table-cell>
          <table:table-cell office:value-type="float" office:value="0.0057361705144" calcext:value-type="float">
            <text:p>0.00573617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59863442069" calcext:value-type="float">
            <text:p>3.7459863442</text:p>
          </table:table-cell>
          <table:table-cell table:formula="of:=LOG([.E80];10)" office:value-type="float" office:value="-2.28330122870633" calcext:value-type="float">
            <text:p>-2.2833012287</text:p>
          </table:table-cell>
          <table:table-cell table:formula="of:=LOG([.F80];10)" office:value-type="float" office:value="-2.52011605188604" calcext:value-type="float">
            <text:p>-2.5201160519</text:p>
          </table:table-cell>
          <table:table-cell table:formula="of:=LOG([.G80];10)" office:value-type="float" office:value="-3.47664601727182" calcext:value-type="float">
            <text:p>-3.4766460173</text:p>
          </table:table-cell>
          <table:table-cell table:formula="of:=LOG([.H80];10)" office:value-type="float" office:value="-2.24137794723525" calcext:value-type="float">
            <text:p>-2.2413779472</text:p>
          </table:table-cell>
          <table:table-cell table:formula="of:=([.L80]-[.L79])/([.K80]-[.K79])" office:value-type="float" office:value="3.24721209807002" calcext:value-type="float">
            <text:p>3.25</text:p>
          </table:table-cell>
          <table:table-cell table:formula="of:=([.M80]-[.M79])/([.K80]-[.K79])" office:value-type="float" office:value="3.93573141008094" calcext:value-type="float">
            <text:p>3.94</text:p>
          </table:table-cell>
          <table:table-cell table:formula="of:=([.N80]-[.N79])/([.K80]-[.K79])" office:value-type="float" office:value="3.88616177422225" calcext:value-type="float">
            <text:p>3.89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3317874743" calcext:value-type="float">
            <text:p>0.0013317875</text:p>
          </table:table-cell>
          <table:table-cell office:value-type="float" office:value="0.0001061087339" calcext:value-type="float">
            <text:p>0.0001061087</text:p>
          </table:table-cell>
          <table:table-cell office:value-type="float" office:value="0.0018302715566" calcext:value-type="float">
            <text:p>0.001830271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98922431646" calcext:value-type="float">
            <text:p>3.7498922432</text:p>
          </table:table-cell>
          <table:table-cell table:formula="of:=LOG([.E81];10)" office:value-type="float" office:value="-2.40823996531185" calcext:value-type="float">
            <text:p>-2.4082399653</text:p>
          </table:table-cell>
          <table:table-cell table:formula="of:=LOG([.F81];10)" office:value-type="float" office:value="-2.87556507404174" calcext:value-type="float">
            <text:p>-2.875565074</text:p>
          </table:table-cell>
          <table:table-cell table:formula="of:=LOG([.G81];10)" office:value-type="float" office:value="-3.97424886747976" calcext:value-type="float">
            <text:p>-3.9742488675</text:p>
          </table:table-cell>
          <table:table-cell table:formula="of:=LOG([.H81];10)" office:value-type="float" office:value="-2.7374844694043" calcext:value-type="float">
            <text:p>-2.7374844694</text:p>
          </table:table-cell>
          <table:table-cell table:formula="of:=([.L81]-[.L80])/([.K81]-[.K80])" office:value-type="float" office:value="2.84498652550005" calcext:value-type="float">
            <text:p>2.84</text:p>
          </table:table-cell>
          <table:table-cell table:formula="of:=([.M81]-[.M80])/([.K81]-[.K80])" office:value-type="float" office:value="3.98277478808724" calcext:value-type="float">
            <text:p>3.98</text:p>
          </table:table-cell>
          <table:table-cell table:formula="of:=([.N81]-[.N80])/([.K81]-[.K80])" office:value-type="float" office:value="3.97079829401068" calcext:value-type="float">
            <text:p>3.97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8800992426" calcext:value-type="float">
            <text:p>0.0088009924</text:p>
          </table:table-cell>
          <table:table-cell office:value-type="float" office:value="0.0007304097384" calcext:value-type="float">
            <text:p>0.0007304097</text:p>
          </table:table-cell>
          <table:table-cell office:value-type="float" office:value="0.0077613421574" calcext:value-type="float">
            <text:p>0.007761342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39611725638" calcext:value-type="float">
            <text:p>3.7439611726</text:p>
          </table:table-cell>
          <table:table-cell table:formula="of:=LOG([.E83];10)" office:value-type="float" office:value="-1.68124123737628" calcext:value-type="float">
            <text:p>-1.6812412374</text:p>
          </table:table-cell>
          <table:table-cell table:formula="of:=LOG([.F83];10)" office:value-type="float" office:value="-2.05546835275507" calcext:value-type="float">
            <text:p>-2.0554683528</text:p>
          </table:table-cell>
          <table:table-cell table:formula="of:=LOG([.G83];10)" office:value-type="float" office:value="-3.13643344507783" calcext:value-type="float">
            <text:p>-3.1364334451</text:p>
          </table:table-cell>
          <table:table-cell table:formula="of:=LOG([.H83];10)" office:value-type="float" office:value="-2.11006317034613" calcext:value-type="float">
            <text:p>-2.110063170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32799854719" calcext:value-type="float">
            <text:p>0.0032799855</text:p>
          </table:table-cell>
          <table:table-cell office:value-type="float" office:value="0.0001561280578" calcext:value-type="float">
            <text:p>0.0001561281</text:p>
          </table:table-cell>
          <table:table-cell office:value-type="float" office:value="0.0022468341007" calcext:value-type="float">
            <text:p>0.002246834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94756806205" calcext:value-type="float">
            <text:p>3.7494756806</text:p>
          </table:table-cell>
          <table:table-cell table:formula="of:=LOG([.E84];10)" office:value-type="float" office:value="-1.79934054945402" calcext:value-type="float">
            <text:p>-1.7993405495</text:p>
          </table:table-cell>
          <table:table-cell table:formula="of:=LOG([.F84];10)" office:value-type="float" office:value="-2.4841280799126" calcext:value-type="float">
            <text:p>-2.4841280799</text:p>
          </table:table-cell>
          <table:table-cell table:formula="of:=LOG([.G84];10)" office:value-type="float" office:value="-3.80651904278811" calcext:value-type="float">
            <text:p>-3.8065190428</text:p>
          </table:table-cell>
          <table:table-cell table:formula="of:=LOG([.H84];10)" office:value-type="float" office:value="-2.6484289933621" calcext:value-type="float">
            <text:p>-2.6484289934</text:p>
          </table:table-cell>
          <table:table-cell table:formula="of:=([.L84]-[.L83])/([.K84]-[.K83])" office:value-type="float" office:value="3.62965473393596" calcext:value-type="float">
            <text:p>3.63</text:p>
          </table:table-cell>
          <table:table-cell table:formula="of:=([.M84]-[.M83])/([.K84]-[.K83])" office:value-type="float" office:value="5.6739161805551" calcext:value-type="float">
            <text:p>5.67</text:p>
          </table:table-cell>
          <table:table-cell table:formula="of:=([.N84]-[.N83])/([.K84]-[.K83])" office:value-type="float" office:value="4.55858559668503" calcext:value-type="float">
            <text:p>4.56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888587387" calcext:value-type="float">
            <text:p>0.0008885874</text:p>
          </table:table-cell>
          <table:table-cell office:value-type="float" office:value="0.0000187734047" calcext:value-type="float">
            <text:p>1.87734047E-005</text:p>
          </table:table-cell>
          <table:table-cell office:value-type="float" office:value="0.000391882454" calcext:value-type="float">
            <text:p>0.000391882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3306322672" calcext:value-type="float">
            <text:p>3.7513306323</text:p>
          </table:table-cell>
          <table:table-cell table:formula="of:=LOG([.E85];10)" office:value-type="float" office:value="-1.98227123303818" calcext:value-type="float">
            <text:p>-1.982271233</text:p>
          </table:table-cell>
          <table:table-cell table:formula="of:=LOG([.F85];10)" office:value-type="float" office:value="-3.05129985561819" calcext:value-type="float">
            <text:p>-3.0512998556</text:p>
          </table:table-cell>
          <table:table-cell table:formula="of:=LOG([.G85];10)" office:value-type="float" office:value="-4.72645695762197" calcext:value-type="float">
            <text:p>-4.7264569576</text:p>
          </table:table-cell>
          <table:table-cell table:formula="of:=LOG([.H85];10)" office:value-type="float" office:value="-3.40684418102704" calcext:value-type="float">
            <text:p>-3.406844181</text:p>
          </table:table-cell>
          <table:table-cell table:formula="of:=([.L85]-[.L84])/([.K85]-[.K84])" office:value-type="float" office:value="3.10047371273638" calcext:value-type="float">
            <text:p>3.10</text:p>
          </table:table-cell>
          <table:table-cell table:formula="of:=([.M85]-[.M84])/([.K85]-[.K84])" office:value-type="float" office:value="5.02888797444756" calcext:value-type="float">
            <text:p>5.03</text:p>
          </table:table-cell>
          <table:table-cell table:formula="of:=([.N85]-[.N84])/([.K85]-[.K84])" office:value-type="float" office:value="4.14591567038022" calcext:value-type="float">
            <text:p>4.15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374085323" calcext:value-type="float">
            <text:p>0.0003740853</text:p>
          </table:table-cell>
          <table:table-cell office:value-type="float" office:value="0.0000047279402" calcext:value-type="float">
            <text:p>4.7279402E-006</text:p>
          </table:table-cell>
          <table:table-cell office:value-type="float" office:value="0.0001213064407" calcext:value-type="float">
            <text:p>0.000121306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012082806" calcext:value-type="float">
            <text:p>3.7516012083</text:p>
          </table:table-cell>
          <table:table-cell table:formula="of:=LOG([.E86];10)" office:value-type="float" office:value="-2.11058971029903" calcext:value-type="float">
            <text:p>-2.1105897103</text:p>
          </table:table-cell>
          <table:table-cell table:formula="of:=LOG([.F86];10)" office:value-type="float" office:value="-3.42702933073564" calcext:value-type="float">
            <text:p>-3.4270293307</text:p>
          </table:table-cell>
          <table:table-cell table:formula="of:=LOG([.G86];10)" office:value-type="float" office:value="-5.32532802514166" calcext:value-type="float">
            <text:p>-5.3253280251</text:p>
          </table:table-cell>
          <table:table-cell table:formula="of:=LOG([.H86];10)" office:value-type="float" office:value="-3.91611613989013" calcext:value-type="float">
            <text:p>-3.9161161399</text:p>
          </table:table-cell>
          <table:table-cell table:formula="of:=([.L86]-[.L85])/([.K86]-[.K85])" office:value-type="float" office:value="2.92810110545222" calcext:value-type="float">
            <text:p>2.93</text:p>
          </table:table-cell>
          <table:table-cell table:formula="of:=([.M86]-[.M85])/([.K86]-[.K85])" office:value-type="float" office:value="4.66706806613882" calcext:value-type="float">
            <text:p>4.67</text:p>
          </table:table-cell>
          <table:table-cell table:formula="of:=([.N86]-[.N85])/([.K86]-[.K85])" office:value-type="float" office:value="3.9688123622899" calcext:value-type="float">
            <text:p>3.97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1797629" calcext:value-type="float">
            <text:p>0.0001179763</text:p>
          </table:table-cell>
          <table:table-cell office:value-type="float" office:value="0.000000733036" calcext:value-type="float">
            <text:p>0.000000733</text:p>
          </table:table-cell>
          <table:table-cell office:value-type="float" office:value="0.0000257205709" calcext:value-type="float">
            <text:p>2.57205709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967941503" calcext:value-type="float">
            <text:p>3.7516967942</text:p>
          </table:table-cell>
          <table:table-cell table:formula="of:=LOG([.E87];10)" office:value-type="float" office:value="-2.28330122870633" calcext:value-type="float">
            <text:p>-2.2833012287</text:p>
          </table:table-cell>
          <table:table-cell table:formula="of:=LOG([.F87];10)" office:value-type="float" office:value="-3.92820526520927" calcext:value-type="float">
            <text:p>-3.9282052652</text:p>
          </table:table-cell>
          <table:table-cell table:formula="of:=LOG([.G87];10)" office:value-type="float" office:value="-6.13487469627643" calcext:value-type="float">
            <text:p>-6.1348746963</text:p>
          </table:table-cell>
          <table:table-cell table:formula="of:=LOG([.H87];10)" office:value-type="float" office:value="-4.58971939593568" calcext:value-type="float">
            <text:p>-4.5897193959</text:p>
          </table:table-cell>
          <table:table-cell table:formula="of:=([.L87]-[.L86])/([.K87]-[.K86])" office:value-type="float" office:value="2.90180955558347" calcext:value-type="float">
            <text:p>2.90</text:p>
          </table:table-cell>
          <table:table-cell table:formula="of:=([.M87]-[.M86])/([.K87]-[.K86])" office:value-type="float" office:value="4.6872766715284" calcext:value-type="float">
            <text:p>4.69</text:p>
          </table:table-cell>
          <table:table-cell table:formula="of:=([.N87]-[.N86])/([.K87]-[.K86])" office:value-type="float" office:value="3.90016405539915" calcext:value-type="float">
            <text:p>3.90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513803511" calcext:value-type="float">
            <text:p>5.13803511E-005</text:p>
          </table:table-cell>
          <table:table-cell office:value-type="float" office:value="0.0000001879278" calcext:value-type="float">
            <text:p>1.879278E-007</text:p>
          </table:table-cell>
          <table:table-cell office:value-type="float" office:value="0.0000085381504" calcext:value-type="float">
            <text:p>8.5381504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39765709" calcext:value-type="float">
            <text:p>3.7517139766</text:p>
          </table:table-cell>
          <table:table-cell table:formula="of:=LOG([.E88];10)" office:value-type="float" office:value="-2.40654018042853" calcext:value-type="float">
            <text:p>-2.4065401804</text:p>
          </table:table-cell>
          <table:table-cell table:formula="of:=LOG([.F88];10)" office:value-type="float" office:value="-4.28920293237268" calcext:value-type="float">
            <text:p>-4.2892029324</text:p>
          </table:table-cell>
          <table:table-cell table:formula="of:=LOG([.G88];10)" office:value-type="float" office:value="-6.72600897033295" calcext:value-type="float">
            <text:p>-6.7260089703</text:p>
          </table:table-cell>
          <table:table-cell table:formula="of:=LOG([.H88];10)" office:value-type="float" office:value="-5.06863619934294" calcext:value-type="float">
            <text:p>-5.0686361993</text:p>
          </table:table-cell>
          <table:table-cell table:formula="of:=([.L88]-[.L87])/([.K88]-[.K87])" office:value-type="float" office:value="2.92924973897184" calcext:value-type="float">
            <text:p>2.93</text:p>
          </table:table-cell>
          <table:table-cell table:formula="of:=([.M88]-[.M87])/([.K88]-[.K87])" office:value-type="float" office:value="4.79665126809126" calcext:value-type="float">
            <text:p>4.80</text:p>
          </table:table-cell>
          <table:table-cell table:formula="of:=([.N88]-[.N87])/([.K88]-[.K87])" office:value-type="float" office:value="3.88608306638978" calcext:value-type="float">
            <text:p>3.89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20728374162" calcext:value-type="float">
            <text:p>0.0020728374</text:p>
          </table:table-cell>
          <table:table-cell office:value-type="float" office:value="0.0000441280158" calcext:value-type="float">
            <text:p>0.000044128</text:p>
          </table:table-cell>
          <table:table-cell office:value-type="float" office:value="0.0006436845463" calcext:value-type="float">
            <text:p>0.000643684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0788301749" calcext:value-type="float">
            <text:p>3.7510788302</text:p>
          </table:table-cell>
          <table:table-cell table:formula="of:=LOG([.E90];10)" office:value-type="float" office:value="-1.68124123737628" calcext:value-type="float">
            <text:p>-1.6812412374</text:p>
          </table:table-cell>
          <table:table-cell table:formula="of:=LOG([.F90];10)" office:value-type="float" office:value="-2.68343476062502" calcext:value-type="float">
            <text:p>-2.6834347606</text:p>
          </table:table-cell>
          <table:table-cell table:formula="of:=LOG([.G90];10)" office:value-type="float" office:value="-4.35528560000543" calcext:value-type="float">
            <text:p>-4.3552856</text:p>
          </table:table-cell>
          <table:table-cell table:formula="of:=LOG([.H90];10)" office:value-type="float" office:value="-3.19132691736971" calcext:value-type="float">
            <text:p>-3.191326917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7395759497" calcext:value-type="float">
            <text:p>0.0007395759</text:p>
          </table:table-cell>
          <table:table-cell office:value-type="float" office:value="0.000006507891" calcext:value-type="float">
            <text:p>6.507891E-006</text:p>
          </table:table-cell>
          <table:table-cell office:value-type="float" office:value="0.0001417614166" calcext:value-type="float">
            <text:p>0.000141761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5807533046" calcext:value-type="float">
            <text:p>3.7515807533</text:p>
          </table:table-cell>
          <table:table-cell table:formula="of:=LOG([.E91];10)" office:value-type="float" office:value="-1.80617997398389" calcext:value-type="float">
            <text:p>-1.806179974</text:p>
          </table:table-cell>
          <table:table-cell table:formula="of:=LOG([.F91];10)" office:value-type="float" office:value="-3.13101722012293" calcext:value-type="float">
            <text:p>-3.1310172201</text:p>
          </table:table-cell>
          <table:table-cell table:formula="of:=LOG([.G91];10)" office:value-type="float" office:value="-5.18655972962807" calcext:value-type="float">
            <text:p>-5.1865597296</text:p>
          </table:table-cell>
          <table:table-cell table:formula="of:=LOG([.H91];10)" office:value-type="float" office:value="-3.84844195559748" calcext:value-type="float">
            <text:p>-3.8484419556</text:p>
          </table:table-cell>
          <table:table-cell table:formula="of:=([.L91]-[.L90])/([.K91]-[.K90])" office:value-type="float" office:value="3.5824154433675" calcext:value-type="float">
            <text:p>3.58</text:p>
          </table:table-cell>
          <table:table-cell table:formula="of:=([.M91]-[.M90])/([.K91]-[.K90])" office:value-type="float" office:value="6.65345394225831" calcext:value-type="float">
            <text:p>6.65</text:p>
          </table:table-cell>
          <table:table-cell table:formula="of:=([.N91]-[.N90])/([.K91]-[.K90])" office:value-type="float" office:value="5.25949802335181" calcext:value-type="float">
            <text:p>5.26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1464787598" calcext:value-type="float">
            <text:p>0.0001464788</text:p>
          </table:table-cell>
          <table:table-cell office:value-type="float" office:value="0.0000001937667" calcext:value-type="float">
            <text:p>1.937667E-007</text:p>
          </table:table-cell>
          <table:table-cell office:value-type="float" office:value="0.0000113713451" calcext:value-type="float">
            <text:p>1.13713451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11433761" calcext:value-type="float">
            <text:p>3.7517111434</text:p>
          </table:table-cell>
          <table:table-cell table:formula="of:=LOG([.E92];10)" office:value-type="float" office:value="-1.98227123303818" calcext:value-type="float">
            <text:p>-1.982271233</text:p>
          </table:table-cell>
          <table:table-cell table:formula="of:=LOG([.F92];10)" office:value-type="float" office:value="-3.83422534575645" calcext:value-type="float">
            <text:p>-3.8342253458</text:p>
          </table:table-cell>
          <table:table-cell table:formula="of:=LOG([.G92];10)" office:value-type="float" office:value="-6.71272085705238" calcext:value-type="float">
            <text:p>-6.7127208571</text:p>
          </table:table-cell>
          <table:table-cell table:formula="of:=LOG([.H92];10)" office:value-type="float" office:value="-4.9441881602062" calcext:value-type="float">
            <text:p>-4.9441881602</text:p>
          </table:table-cell>
          <table:table-cell table:formula="of:=([.L92]-[.L91])/([.K92]-[.K91])" office:value-type="float" office:value="3.99343005104362" calcext:value-type="float">
            <text:p>3.99</text:p>
          </table:table-cell>
          <table:table-cell table:formula="of:=([.M92]-[.M91])/([.K92]-[.K91])" office:value-type="float" office:value="8.66687611651278" calcext:value-type="float">
            <text:p>8.67</text:p>
          </table:table-cell>
          <table:table-cell table:formula="of:=([.N92]-[.N91])/([.K92]-[.K91])" office:value-type="float" office:value="6.22260417975026" calcext:value-type="float">
            <text:p>6.22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418661349" calcext:value-type="float">
            <text:p>4.18661349E-005</text:p>
          </table:table-cell>
          <table:table-cell office:value-type="float" office:value="0.0000000043529" calcext:value-type="float">
            <text:p>4.3529E-009</text:p>
          </table:table-cell>
          <table:table-cell office:value-type="float" office:value="0.0000014430569" calcext:value-type="float">
            <text:p>1.4430569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10716643" calcext:value-type="float">
            <text:p>3.7517210717</text:p>
          </table:table-cell>
          <table:table-cell table:formula="of:=LOG([.E93];10)" office:value-type="float" office:value="-2.10720996964787" calcext:value-type="float">
            <text:p>-2.1072099696</text:p>
          </table:table-cell>
          <table:table-cell table:formula="of:=LOG([.F93];10)" office:value-type="float" office:value="-4.37813713151583" calcext:value-type="float">
            <text:p>-4.3781371315</text:p>
          </table:table-cell>
          <table:table-cell table:formula="of:=LOG([.G93];10)" office:value-type="float" office:value="-8.36122130985777" calcext:value-type="float">
            <text:p>-8.3612213099</text:p>
          </table:table-cell>
          <table:table-cell table:formula="of:=LOG([.H93];10)" office:value-type="float" office:value="-5.84071654425728" calcext:value-type="float">
            <text:p>-5.8407165443</text:p>
          </table:table-cell>
          <table:table-cell table:formula="of:=([.L93]-[.L92])/([.K93]-[.K92])" office:value-type="float" office:value="4.35342793211185" calcext:value-type="float">
            <text:p>4.35</text:p>
          </table:table-cell>
          <table:table-cell table:formula="of:=([.M93]-[.M92])/([.K93]-[.K92])" office:value-type="float" office:value="13.1944703263275" calcext:value-type="float">
            <text:p>13.19</text:p>
          </table:table-cell>
          <table:table-cell table:formula="of:=([.N93]-[.N92])/([.K93]-[.K92])" office:value-type="float" office:value="7.17574395563045" calcext:value-type="float">
            <text:p>7.18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70437702" calcext:value-type="float">
            <text:p>7.0437702E-006</text:p>
          </table:table-cell>
          <table:table-cell office:value-type="float" office:value="0.0000000021109" calcext:value-type="float">
            <text:p>2.1109E-009</text:p>
          </table:table-cell>
          <table:table-cell office:value-type="float" office:value="0.0000000666749" calcext:value-type="float">
            <text:p>6.66749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4480464" calcext:value-type="float">
            <text:p>3.751722448</text:p>
          </table:table-cell>
          <table:table-cell table:formula="of:=LOG([.E94];10)" office:value-type="float" office:value="-2.28330122870633" calcext:value-type="float">
            <text:p>-2.2833012287</text:p>
          </table:table-cell>
          <table:table-cell table:formula="of:=LOG([.F94];10)" office:value-type="float" office:value="-5.15219482114597" calcext:value-type="float">
            <text:p>-5.1521948211</text:p>
          </table:table-cell>
          <table:table-cell table:formula="of:=LOG([.G94];10)" office:value-type="float" office:value="-8.6755323401063" calcext:value-type="float">
            <text:p>-8.6755323401</text:p>
          </table:table-cell>
          <table:table-cell table:formula="of:=LOG([.H94];10)" office:value-type="float" office:value="-7.17603762699888" calcext:value-type="float">
            <text:p>-7.176037627</text:p>
          </table:table-cell>
          <table:table-cell table:formula="of:=([.L94]-[.L93])/([.K94]-[.K93])" office:value-type="float" office:value="4.39577576859257" calcext:value-type="float">
            <text:p>4.40</text:p>
          </table:table-cell>
          <table:table-cell table:formula="of:=([.M94]-[.M93])/([.K94]-[.K93])" office:value-type="float" office:value="1.78493260783706" calcext:value-type="float">
            <text:p>1.78</text:p>
          </table:table-cell>
          <table:table-cell table:formula="of:=([.N94]-[.N93])/([.K94]-[.K93])" office:value-type="float" office:value="7.58311962718307" calcext:value-type="float">
            <text:p>7.58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20465009" calcext:value-type="float">
            <text:p>2.0465009E-006</text:p>
          </table:table-cell>
          <table:table-cell office:value-type="float" office:value="0.0000000003593" calcext:value-type="float">
            <text:p>3.593E-010</text:p>
          </table:table-cell>
          <table:table-cell office:value-type="float" office:value="0.0000000071996" calcext:value-type="float">
            <text:p>7.1996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075216" calcext:value-type="float">
            <text:p>3.7517225075</text:p>
          </table:table-cell>
          <table:table-cell table:formula="of:=LOG([.E95];10)" office:value-type="float" office:value="-2.40823996531185" calcext:value-type="float">
            <text:p>-2.4082399653</text:p>
          </table:table-cell>
          <table:table-cell table:formula="of:=LOG([.F95];10)" office:value-type="float" office:value="-5.6889880600268" calcext:value-type="float">
            <text:p>-5.68898806</text:p>
          </table:table-cell>
          <table:table-cell table:formula="of:=LOG([.G95];10)" office:value-type="float" office:value="-9.44454278279535" calcext:value-type="float">
            <text:p>-9.4445427828</text:p>
          </table:table-cell>
          <table:table-cell table:formula="of:=LOG([.H95];10)" office:value-type="float" office:value="-8.14269163171018" calcext:value-type="float">
            <text:p>-8.1426916317</text:p>
          </table:table-cell>
          <table:table-cell table:formula="of:=([.L95]-[.L94])/([.K95]-[.K94])" office:value-type="float" office:value="4.29645163273652" calcext:value-type="float">
            <text:p>4.30</text:p>
          </table:table-cell>
          <table:table-cell table:formula="of:=([.M95]-[.M94])/([.K95]-[.K94])" office:value-type="float" office:value="6.15510020016536" calcext:value-type="float">
            <text:p>6.16</text:p>
          </table:table-cell>
          <table:table-cell table:formula="of:=([.N95]-[.N94])/([.K95]-[.K94])" office:value-type="float" office:value="7.73702400852189" calcext:value-type="float">
            <text:p>7.74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9329030369" calcext:value-type="float">
            <text:p>0.000932903</text:p>
          </table:table-cell>
          <table:table-cell office:value-type="float" office:value="0.0000092068717" calcext:value-type="float">
            <text:p>9.2068717E-006</text:p>
          </table:table-cell>
          <table:table-cell office:value-type="float" office:value="0.0001142187511" calcext:value-type="float">
            <text:p>0.000114218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082959701" calcext:value-type="float">
            <text:p>3.751608296</text:p>
          </table:table-cell>
          <table:table-cell table:formula="of:=LOG([.E97];10)" office:value-type="float" office:value="-1.65321251377578" calcext:value-type="float">
            <text:p>-1.6532125138</text:p>
          </table:table-cell>
          <table:table-cell table:formula="of:=LOG([.F97];10)" office:value-type="float" office:value="-3.03016349315342" calcext:value-type="float">
            <text:p>-3.0301634932</text:p>
          </table:table-cell>
          <table:table-cell table:formula="of:=LOG([.G97];10)" office:value-type="float" office:value="-5.03588790880575" calcext:value-type="float">
            <text:p>-5.0358879088</text:p>
          </table:table-cell>
          <table:table-cell table:formula="of:=LOG([.H97];10)" office:value-type="float" office:value="-3.94226259284349" calcext:value-type="float">
            <text:p>-3.9422625928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16183671" calcext:value-type="float">
            <text:p>0.0001618367</text:p>
          </table:table-cell>
          <table:table-cell office:value-type="float" office:value="0.0000008065984" calcext:value-type="float">
            <text:p>8.065984E-007</text:p>
          </table:table-cell>
          <table:table-cell office:value-type="float" office:value="0.0000043296739" calcext:value-type="float">
            <text:p>4.3296739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81850474" calcext:value-type="float">
            <text:p>3.751718185</text:p>
          </table:table-cell>
          <table:table-cell table:formula="of:=LOG([.E98];10)" office:value-type="float" office:value="-1.77815125038277" calcext:value-type="float">
            <text:p>-1.7781512504</text:p>
          </table:table-cell>
          <table:table-cell table:formula="of:=LOG([.F98];10)" office:value-type="float" office:value="-3.79092295897779" calcext:value-type="float">
            <text:p>-3.790922959</text:p>
          </table:table-cell>
          <table:table-cell table:formula="of:=LOG([.G98];10)" office:value-type="float" office:value="-6.09334264381099" calcext:value-type="float">
            <text:p>-6.0933426438</text:p>
          </table:table-cell>
          <table:table-cell table:formula="of:=LOG([.H98];10)" office:value-type="float" office:value="-5.36354481236806" calcext:value-type="float">
            <text:p>-5.3635448124</text:p>
          </table:table-cell>
          <table:table-cell table:formula="of:=([.L98]-[.L97])/([.K98]-[.K97])" office:value-type="float" office:value="6.0890600184104" calcext:value-type="float">
            <text:p>6.09</text:p>
          </table:table-cell>
          <table:table-cell table:formula="of:=([.M98]-[.M97])/([.K98]-[.K97])" office:value-type="float" office:value="8.46378604204666" calcext:value-type="float">
            <text:p>8.46</text:p>
          </table:table-cell>
          <table:table-cell table:formula="of:=([.N98]-[.N97])/([.K98]-[.K97])" office:value-type="float" office:value="11.3758331332844" calcext:value-type="float">
            <text:p>11.38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13663398" calcext:value-type="float">
            <text:p>1.13663398E-005</text:p>
          </table:table-cell>
          <table:table-cell office:value-type="float" office:value="0.0000000324555" calcext:value-type="float">
            <text:p>3.24555E-008</text:p>
          </table:table-cell>
          <table:table-cell office:value-type="float" office:value="0.0000000757871" calcext:value-type="float">
            <text:p>7.57871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905083" calcext:value-type="float">
            <text:p>3.7517225905</text:p>
          </table:table-cell>
          <table:table-cell table:formula="of:=LOG([.E99];10)" office:value-type="float" office:value="-2" calcext:value-type="float">
            <text:p>-2</text:p>
          </table:table-cell>
          <table:table-cell table:formula="of:=LOG([.F99];10)" office:value-type="float" office:value="-4.94437936473867" calcext:value-type="float">
            <text:p>-4.9443793647</text:p>
          </table:table-cell>
          <table:table-cell table:formula="of:=LOG([.G99];10)" office:value-type="float" office:value="-7.48871169586676" calcext:value-type="float">
            <text:p>-7.4887116959</text:p>
          </table:table-cell>
          <table:table-cell table:formula="of:=LOG([.H99];10)" office:value-type="float" office:value="-7.12040471093248" calcext:value-type="float">
            <text:p>-7.1204047109</text:p>
          </table:table-cell>
          <table:table-cell table:formula="of:=([.L99]-[.L98])/([.K99]-[.K98])" office:value-type="float" office:value="5.19929189482041" calcext:value-type="float">
            <text:p>5.20</text:p>
          </table:table-cell>
          <table:table-cell table:formula="of:=([.M99]-[.M98])/([.K99]-[.K98])" office:value-type="float" office:value="6.289731424961" calcext:value-type="float">
            <text:p>6.29</text:p>
          </table:table-cell>
          <table:table-cell table:formula="of:=([.N99]-[.N98])/([.K99]-[.K98])" office:value-type="float" office:value="7.91917872692854" calcext:value-type="float">
            <text:p>7.92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38122289" calcext:value-type="float">
            <text:p>3.8122289E-006</text:p>
          </table:table-cell>
          <table:table-cell office:value-type="float" office:value="0.0000000099747" calcext:value-type="float">
            <text:p>0.00000001</text:p>
          </table:table-cell>
          <table:table-cell office:value-type="float" office:value="0.0000000348437" calcext:value-type="float">
            <text:p>3.48437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495649" calcext:value-type="float">
            <text:p>3.7517225496</text:p>
          </table:table-cell>
          <table:table-cell table:formula="of:=LOG([.E100];10)" office:value-type="float" office:value="-2.09691001300806" calcext:value-type="float">
            <text:p>-2.096910013</text:p>
          </table:table-cell>
          <table:table-cell table:formula="of:=LOG([.F100];10)" office:value-type="float" office:value="-5.41882103064064" calcext:value-type="float">
            <text:p>-5.4188210306</text:p>
          </table:table-cell>
          <table:table-cell table:formula="of:=LOG([.G100];10)" office:value-type="float" office:value="-8.00110015732581" calcext:value-type="float">
            <text:p>-8.0011001573</text:p>
          </table:table-cell>
          <table:table-cell table:formula="of:=LOG([.H100];10)" office:value-type="float" office:value="-7.45787573413902" calcext:value-type="float">
            <text:p>-7.4578757341</text:p>
          </table:table-cell>
          <table:table-cell table:formula="of:=([.L100]-[.L99])/([.K100]-[.K99])" office:value-type="float" office:value="4.89569293384089" calcext:value-type="float">
            <text:p>4.90</text:p>
          </table:table-cell>
          <table:table-cell table:formula="of:=([.M100]-[.M99])/([.K100]-[.K99])" office:value-type="float" office:value="5.28726026913704" calcext:value-type="float">
            <text:p>5.29</text:p>
          </table:table-cell>
          <table:table-cell table:formula="of:=([.N100]-[.N99])/([.K100]-[.K99])" office:value-type="float" office:value="3.48231325878037" calcext:value-type="float">
            <text:p>3.48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439402" calcext:value-type="float">
            <text:p>4.39402E-007</text:p>
          </table:table-cell>
          <table:table-cell office:value-type="float" office:value="0.0000000009139" calcext:value-type="float">
            <text:p>9.139E-010</text:p>
          </table:table-cell>
          <table:table-cell office:value-type="float" office:value="0.0000000036232" calcext:value-type="float">
            <text:p>3.6232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83444" calcext:value-type="float">
            <text:p>3.7517225183</text:p>
          </table:table-cell>
          <table:table-cell table:formula="of:=LOG([.E101];10)" office:value-type="float" office:value="-2.29003461136295" calcext:value-type="float">
            <text:p>-2.2900346114</text:p>
          </table:table-cell>
          <table:table-cell table:formula="of:=LOG([.F101];10)" office:value-type="float" office:value="-6.3571379706586" calcext:value-type="float">
            <text:p>-6.3571379707</text:p>
          </table:table-cell>
          <table:table-cell table:formula="of:=LOG([.G101];10)" office:value-type="float" office:value="-9.03910132267334" calcext:value-type="float">
            <text:p>-9.0391013227</text:p>
          </table:table-cell>
          <table:table-cell table:formula="of:=LOG([.H101];10)" office:value-type="float" office:value="-8.4409076923251" calcext:value-type="float">
            <text:p>-8.4409076923</text:p>
          </table:table-cell>
          <table:table-cell table:formula="of:=([.L101]-[.L100])/([.K101]-[.K100])" office:value-type="float" office:value="4.85860914669013" calcext:value-type="float">
            <text:p>4.86</text:p>
          </table:table-cell>
          <table:table-cell table:formula="of:=([.M101]-[.M100])/([.K101]-[.K100])" office:value-type="float" office:value="5.37477449371853" calcext:value-type="float">
            <text:p>5.37</text:p>
          </table:table-cell>
          <table:table-cell table:formula="of:=([.N101]-[.N100])/([.K101]-[.K100])" office:value-type="float" office:value="5.09014370287316" calcext:value-type="float">
            <text:p>5.09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175046" calcext:value-type="float">
            <text:p>1.175046E-007</text:p>
          </table:table-cell>
          <table:table-cell office:value-type="float" office:value="0.0000000001848" calcext:value-type="float">
            <text:p>1.848E-010</text:p>
          </table:table-cell>
          <table:table-cell office:value-type="float" office:value="0.0000000007307" calcext:value-type="float">
            <text:p>7.307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4519" calcext:value-type="float">
            <text:p>3.7517225155</text:p>
          </table:table-cell>
          <table:table-cell table:formula="of:=LOG([.E102];10)" office:value-type="float" office:value="-2.40654018042853" calcext:value-type="float">
            <text:p>-2.4065401804</text:p>
          </table:table-cell>
          <table:table-cell table:formula="of:=LOG([.F102];10)" office:value-type="float" office:value="-6.92994513155809" calcext:value-type="float">
            <text:p>-6.9299451316</text:p>
          </table:table-cell>
          <table:table-cell table:formula="of:=LOG([.G102];10)" office:value-type="float" office:value="-9.73329803311591" calcext:value-type="float">
            <text:p>-9.7332980331</text:p>
          </table:table-cell>
          <table:table-cell table:formula="of:=LOG([.H102];10)" office:value-type="float" office:value="-9.13626089265478" calcext:value-type="float">
            <text:p>-9.1362608927</text:p>
          </table:table-cell>
          <table:table-cell table:formula="of:=([.L102]-[.L101])/([.K102]-[.K101])" office:value-type="float" office:value="4.91656463715564" calcext:value-type="float">
            <text:p>4.92</text:p>
          </table:table-cell>
          <table:table-cell table:formula="of:=([.M102]-[.M101])/([.K102]-[.K101])" office:value-type="float" office:value="5.95848521242661" calcext:value-type="float">
            <text:p>5.96</text:p>
          </table:table-cell>
          <table:table-cell table:formula="of:=([.N102]-[.N101])/([.K102]-[.K101])" office:value-type="float" office:value="5.96841168973056" calcext:value-type="float">
            <text:p>5.97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0968652849" calcext:value-type="float">
            <text:p>9.68652849E-005</text:p>
          </table:table-cell>
          <table:table-cell office:value-type="float" office:value="0.000000200234" calcext:value-type="float">
            <text:p>2.00234E-007</text:p>
          </table:table-cell>
          <table:table-cell office:value-type="float" office:value="0.0000009252754" calcext:value-type="float">
            <text:p>9.252754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34399967" calcext:value-type="float">
            <text:p>3.75172344</text:p>
          </table:table-cell>
          <table:table-cell table:formula="of:=LOG([.E104];10)" office:value-type="float" office:value="-1.68124123737628" calcext:value-type="float">
            <text:p>-1.6812412374</text:p>
          </table:table-cell>
          <table:table-cell table:formula="of:=LOG([.F104];10)" office:value-type="float" office:value="-4.01383183984973" calcext:value-type="float">
            <text:p>-4.0138318398</text:p>
          </table:table-cell>
          <table:table-cell table:formula="of:=LOG([.G104];10)" office:value-type="float" office:value="-6.6984621768134" calcext:value-type="float">
            <text:p>-6.6984621768</text:p>
          </table:table-cell>
          <table:table-cell table:formula="of:=LOG([.H104];10)" office:value-type="float" office:value="-6.03372898412701" calcext:value-type="float">
            <text:p>-6.0337289841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16957711" calcext:value-type="float">
            <text:p>1.6957711E-005</text:p>
          </table:table-cell>
          <table:table-cell office:value-type="float" office:value="0.0000000434009" calcext:value-type="float">
            <text:p>4.34009E-008</text:p>
          </table:table-cell>
          <table:table-cell office:value-type="float" office:value="0.0000004033588" calcext:value-type="float">
            <text:p>4.033588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91808" calcext:value-type="float">
            <text:p>3.7517229181</text:p>
          </table:table-cell>
          <table:table-cell table:formula="of:=LOG([.E105];10)" office:value-type="float" office:value="-1.8195439355423" calcext:value-type="float">
            <text:p>-1.8195439355</text:p>
          </table:table-cell>
          <table:table-cell table:formula="of:=LOG([.F105];10)" office:value-type="float" office:value="-4.77063277042596" calcext:value-type="float">
            <text:p>-4.7706327704</text:p>
          </table:table-cell>
          <table:table-cell table:formula="of:=LOG([.G105];10)" office:value-type="float" office:value="-7.3625012644741" calcext:value-type="float">
            <text:p>-7.3625012645</text:p>
          </table:table-cell>
          <table:table-cell table:formula="of:=LOG([.H105];10)" office:value-type="float" office:value="-6.39430846369994" calcext:value-type="float">
            <text:p>-6.3943084637</text:p>
          </table:table-cell>
          <table:table-cell table:formula="of:=([.L105]-[.L104])/([.K105]-[.K104])" office:value-type="float" office:value="5.47206193813915" calcext:value-type="float">
            <text:p>5.47</text:p>
          </table:table-cell>
          <table:table-cell table:formula="of:=([.M105]-[.M104])/([.K105]-[.K104])" office:value-type="float" office:value="4.8013458628521" calcext:value-type="float">
            <text:p>4.80</text:p>
          </table:table-cell>
          <table:table-cell table:formula="of:=([.N105]-[.N104])/([.K105]-[.K104])" office:value-type="float" office:value="2.60717603021806" calcext:value-type="float">
            <text:p>2.61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19156191" calcext:value-type="float">
            <text:p>1.9156191E-006</text:p>
          </table:table-cell>
          <table:table-cell office:value-type="float" office:value="0.0000000061514" calcext:value-type="float">
            <text:p>6.1514E-009</text:p>
          </table:table-cell>
          <table:table-cell office:value-type="float" office:value="0.0000000480308" calcext:value-type="float">
            <text:p>0.00000004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62752" calcext:value-type="float">
            <text:p>3.7517225628</text:p>
          </table:table-cell>
          <table:table-cell table:formula="of:=LOG([.E106];10)" office:value-type="float" office:value="-1.98227123303818" calcext:value-type="float">
            <text:p>-1.982271233</text:p>
          </table:table-cell>
          <table:table-cell table:formula="of:=LOG([.F106];10)" office:value-type="float" office:value="-5.71769084140222" calcext:value-type="float">
            <text:p>-5.7176908414</text:p>
          </table:table-cell>
          <table:table-cell table:formula="of:=LOG([.G106];10)" office:value-type="float" office:value="-8.21102603169117" calcext:value-type="float">
            <text:p>-8.2110260317</text:p>
          </table:table-cell>
          <table:table-cell table:formula="of:=LOG([.H106];10)" office:value-type="float" office:value="-7.31848017970099" calcext:value-type="float">
            <text:p>-7.3184801797</text:p>
          </table:table-cell>
          <table:table-cell table:formula="of:=([.L106]-[.L105])/([.K106]-[.K105])" office:value-type="float" office:value="5.81990904752939" calcext:value-type="float">
            <text:p>5.82</text:p>
          </table:table-cell>
          <table:table-cell table:formula="of:=([.M106]-[.M105])/([.K106]-[.K105])" office:value-type="float" office:value="5.21439721715141" calcext:value-type="float">
            <text:p>5.21</text:p>
          </table:table-cell>
          <table:table-cell table:formula="of:=([.N106]-[.N105])/([.K106]-[.K105])" office:value-type="float" office:value="5.6792666640609" calcext:value-type="float">
            <text:p>5.68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3536057" calcext:value-type="float">
            <text:p>3.536057E-007</text:p>
          </table:table-cell>
          <table:table-cell office:value-type="float" office:value="0.0000000012363" calcext:value-type="float">
            <text:p>1.2363E-009</text:p>
          </table:table-cell>
          <table:table-cell office:value-type="float" office:value="0.000000008129" calcext:value-type="float">
            <text:p>8.129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228502" calcext:value-type="float">
            <text:p>3.7517225229</text:p>
          </table:table-cell>
          <table:table-cell table:formula="of:=LOG([.E107];10)" office:value-type="float" office:value="-2.100370545118" calcext:value-type="float">
            <text:p>-2.1003705451</text:p>
          </table:table-cell>
          <table:table-cell table:formula="of:=LOG([.F107];10)" office:value-type="float" office:value="-6.45148074292764" calcext:value-type="float">
            <text:p>-6.4514807429</text:p>
          </table:table-cell>
          <table:table-cell table:formula="of:=LOG([.G107];10)" office:value-type="float" office:value="-8.90787613075575" calcext:value-type="float">
            <text:p>-8.9078761308</text:p>
          </table:table-cell>
          <table:table-cell table:formula="of:=LOG([.H107];10)" office:value-type="float" office:value="-8.08996287644695" calcext:value-type="float">
            <text:p>-8.0899628764</text:p>
          </table:table-cell>
          <table:table-cell table:formula="of:=([.L107]-[.L106])/([.K107]-[.K106])" office:value-type="float" office:value="6.21332917696838" calcext:value-type="float">
            <text:p>6.21</text:p>
          </table:table-cell>
          <table:table-cell table:formula="of:=([.M107]-[.M106])/([.K107]-[.K106])" office:value-type="float" office:value="5.90054325289897" calcext:value-type="float">
            <text:p>5.90</text:p>
          </table:table-cell>
          <table:table-cell table:formula="of:=([.N107]-[.N106])/([.K107]-[.K106])" office:value-type="float" office:value="6.53249102945279" calcext:value-type="float">
            <text:p>6.53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247461" calcext:value-type="float">
            <text:p>2.47461E-008</text:p>
          </table:table-cell>
          <table:table-cell office:value-type="float" office:value="0.0000000000768" calcext:value-type="float">
            <text:p>7.68E-011</text:p>
          </table:table-cell>
          <table:table-cell office:value-type="float" office:value="0.0000000004394" calcext:value-type="float">
            <text:p>4.394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1607" calcext:value-type="float">
            <text:p>3.7517225152</text:p>
          </table:table-cell>
          <table:table-cell table:formula="of:=LOG([.E108];10)" office:value-type="float" office:value="-2.28330122870633" calcext:value-type="float">
            <text:p>-2.2833012287</text:p>
          </table:table-cell>
          <table:table-cell table:formula="of:=LOG([.F108];10)" office:value-type="float" office:value="-7.60649323640477" calcext:value-type="float">
            <text:p>-7.6064932364</text:p>
          </table:table-cell>
          <table:table-cell table:formula="of:=LOG([.G108];10)" office:value-type="float" office:value="-10.1146387799685" calcext:value-type="float">
            <text:p>-10.11463878</text:p>
          </table:table-cell>
          <table:table-cell table:formula="of:=LOG([.H108];10)" office:value-type="float" office:value="-9.35713994741551" calcext:value-type="float">
            <text:p>-9.3571399474</text:p>
          </table:table-cell>
          <table:table-cell table:formula="of:=([.L108]-[.L107])/([.K108]-[.K107])" office:value-type="float" office:value="6.31393526127289" calcext:value-type="float">
            <text:p>6.31</text:p>
          </table:table-cell>
          <table:table-cell table:formula="of:=([.M108]-[.M107])/([.K108]-[.K107])" office:value-type="float" office:value="6.59683015195221" calcext:value-type="float">
            <text:p>6.60</text:p>
          </table:table-cell>
          <table:table-cell table:formula="of:=([.N108]-[.N107])/([.K108]-[.K107])" office:value-type="float" office:value="6.92708869890969" calcext:value-type="float">
            <text:p>6.93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39194" calcext:value-type="float">
            <text:p>3.9194E-009</text:p>
          </table:table-cell>
          <table:table-cell office:value-type="float" office:value="0.0000000000096" calcext:value-type="float">
            <text:p>9.6E-012</text:p>
          </table:table-cell>
          <table:table-cell office:value-type="float" office:value="0.0000000000581" calcext:value-type="float">
            <text:p>5.81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7793" calcext:value-type="float">
            <text:p>3.7517225148</text:p>
          </table:table-cell>
          <table:table-cell table:formula="of:=LOG([.E109];10)" office:value-type="float" office:value="-2.41161970596861" calcext:value-type="float">
            <text:p>-2.411619706</text:p>
          </table:table-cell>
          <table:table-cell table:formula="of:=LOG([.F109];10)" office:value-type="float" office:value="-8.40678041171252" calcext:value-type="float">
            <text:p>-8.4067804117</text:p>
          </table:table-cell>
          <table:table-cell table:formula="of:=LOG([.G109];10)" office:value-type="float" office:value="-11.0177287669604" calcext:value-type="float">
            <text:p>-11.017728767</text:p>
          </table:table-cell>
          <table:table-cell table:formula="of:=LOG([.H109];10)" office:value-type="float" office:value="-10.2358238676097" calcext:value-type="float">
            <text:p>-10.2358238676</text:p>
          </table:table-cell>
          <table:table-cell table:formula="of:=([.L109]-[.L108])/([.K109]-[.K108])" office:value-type="float" office:value="6.23672593676391" calcext:value-type="float">
            <text:p>6.24</text:p>
          </table:table-cell>
          <table:table-cell table:formula="of:=([.M109]-[.M108])/([.K109]-[.K108])" office:value-type="float" office:value="7.03787954984851" calcext:value-type="float">
            <text:p>7.04</text:p>
          </table:table-cell>
          <table:table-cell table:formula="of:=([.N109]-[.N108])/([.K109]-[.K108])" office:value-type="float" office:value="6.8476803882118" calcext:value-type="float">
            <text:p>6.85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29921640643" calcext:value-type="float">
            <text:p>0.0299216406</text:p>
          </table:table-cell>
          <table:table-cell office:value-type="float" office:value="0.0022304235963" calcext:value-type="float">
            <text:p>0.0022304236</text:p>
          </table:table-cell>
          <table:table-cell office:value-type="float" office:value="0.0160217760132" calcext:value-type="float">
            <text:p>0.01602177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35700738708" calcext:value-type="float">
            <text:p>3.7357007387</text:p>
          </table:table-cell>
          <table:table-cell table:formula="of:=LOG([.E113];10)" office:value-type="float" office:value="-1.68124123737628" calcext:value-type="float">
            <text:p>-1.6812412374</text:p>
          </table:table-cell>
          <table:table-cell table:formula="of:=LOG([.F113];10)" office:value-type="float" office:value="-1.52401459721576" calcext:value-type="float">
            <text:p>-1.5240145972</text:p>
          </table:table-cell>
          <table:table-cell table:formula="of:=LOG([.G113];10)" office:value-type="float" office:value="-2.65161264903013" calcext:value-type="float">
            <text:p>-2.651612649</text:p>
          </table:table-cell>
          <table:table-cell table:formula="of:=LOG([.H113];10)" office:value-type="float" office:value="-1.79528934405821" calcext:value-type="float">
            <text:p>-1.7952893441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ICBN+central+CGRv1(chi=2)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60502374014" calcext:value-type="float">
            <text:p>0.0160502374</text:p>
          </table:table-cell>
          <table:table-cell office:value-type="float" office:value="0.0008604987476" calcext:value-type="float">
            <text:p>0.0008604987</text:p>
          </table:table-cell>
          <table:table-cell office:value-type="float" office:value="0.0048526960453" calcext:value-type="float">
            <text:p>0.00485269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6869818676" calcext:value-type="float">
            <text:p>3.7468698187</text:p>
          </table:table-cell>
          <table:table-cell table:formula="of:=LOG([.E114];10)" office:value-type="float" office:value="-1.80617997398389" calcext:value-type="float">
            <text:p>-1.806179974</text:p>
          </table:table-cell>
          <table:table-cell table:formula="of:=LOG([.F114];10)" office:value-type="float" office:value="-1.79451853949864" calcext:value-type="float">
            <text:p>-1.7945185395</text:p>
          </table:table-cell>
          <table:table-cell table:formula="of:=LOG([.G114];10)" office:value-type="float" office:value="-3.06524975742335" calcext:value-type="float">
            <text:p>-3.0652497574</text:p>
          </table:table-cell>
          <table:table-cell table:formula="of:=LOG([.H114];10)" office:value-type="float" office:value="-2.31401691041211" calcext:value-type="float">
            <text:p>-2.3140169104</text:p>
          </table:table-cell>
          <table:table-cell table:formula="of:=([.L114]-[.L113])/([.K114]-[.K113])" office:value-type="float" office:value="2.1650926656354" calcext:value-type="float">
            <text:p>2.17</text:p>
          </table:table-cell>
          <table:table-cell table:formula="of:=([.M114]-[.M113])/([.K114]-[.K113])" office:value-type="float" office:value="3.31071947439593" calcext:value-type="float">
            <text:p>3.31</text:p>
          </table:table-cell>
          <table:table-cell table:formula="of:=([.N114]-[.N113])/([.K114]-[.K113])" office:value-type="float" office:value="4.15185538479603" calcext:value-type="float">
            <text:p>4.15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68961004066" calcext:value-type="float">
            <text:p>0.0068961004</text:p>
          </table:table-cell>
          <table:table-cell office:value-type="float" office:value="0.0001932025152" calcext:value-type="float">
            <text:p>0.0001932025</text:p>
          </table:table-cell>
          <table:table-cell office:value-type="float" office:value="0.000587089739" calcext:value-type="float">
            <text:p>0.000587089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1354249822" calcext:value-type="float">
            <text:p>3.751135425</text:p>
          </table:table-cell>
          <table:table-cell table:formula="of:=LOG([.E115];10)" office:value-type="float" office:value="-1.98227123303818" calcext:value-type="float">
            <text:p>-1.982271233</text:p>
          </table:table-cell>
          <table:table-cell table:formula="of:=LOG([.F115];10)" office:value-type="float" office:value="-2.16139642384882" calcext:value-type="float">
            <text:p>-2.1613964238</text:p>
          </table:table-cell>
          <table:table-cell table:formula="of:=LOG([.G115];10)" office:value-type="float" office:value="-3.71398722403662" calcext:value-type="float">
            <text:p>-3.713987224</text:p>
          </table:table-cell>
          <table:table-cell table:formula="of:=LOG([.H115];10)" office:value-type="float" office:value="-3.2312955100407" calcext:value-type="float">
            <text:p>-3.23129551</text:p>
          </table:table-cell>
          <table:table-cell table:formula="of:=([.L115]-[.L114])/([.K115]-[.K114])" office:value-type="float" office:value="2.08345312720528" calcext:value-type="float">
            <text:p>2.08</text:p>
          </table:table-cell>
          <table:table-cell table:formula="of:=([.M115]-[.M114])/([.K115]-[.K114])" office:value-type="float" office:value="3.68409806425004" calcext:value-type="float">
            <text:p>3.68</text:p>
          </table:table-cell>
          <table:table-cell table:formula="of:=([.N115]-[.N114])/([.K115]-[.K114])" office:value-type="float" office:value="5.2091092116377" calcext:value-type="float">
            <text:p>5.2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8474988875" calcext:value-type="float">
            <text:p>0.0038474989</text:p>
          </table:table-cell>
          <table:table-cell office:value-type="float" office:value="0.000062888581" calcext:value-type="float">
            <text:p>6.2888581E-005</text:p>
          </table:table-cell>
          <table:table-cell office:value-type="float" office:value="0.0001154178678" calcext:value-type="float">
            <text:p>0.000115417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070968534" calcext:value-type="float">
            <text:p>3.7516070969</text:p>
          </table:table-cell>
          <table:table-cell table:formula="of:=LOG([.E116];10)" office:value-type="float" office:value="-2.10720996964787" calcext:value-type="float">
            <text:p>-2.1072099696</text:p>
          </table:table-cell>
          <table:table-cell table:formula="of:=LOG([.F116];10)" office:value-type="float" office:value="-2.41482149707223" calcext:value-type="float">
            <text:p>-2.4148214971</text:p>
          </table:table-cell>
          <table:table-cell table:formula="of:=LOG([.G116];10)" office:value-type="float" office:value="-4.20142820445769" calcext:value-type="float">
            <text:p>-4.2014282045</text:p>
          </table:table-cell>
          <table:table-cell table:formula="of:=LOG([.H116];10)" office:value-type="float" office:value="-3.93772695299779" calcext:value-type="float">
            <text:p>-3.937726953</text:p>
          </table:table-cell>
          <table:table-cell table:formula="of:=([.L116]-[.L115])/([.K116]-[.K115])" office:value-type="float" office:value="2.02839471648503" calcext:value-type="float">
            <text:p>2.03</text:p>
          </table:table-cell>
          <table:table-cell table:formula="of:=([.M116]-[.M115])/([.K116]-[.K115])" office:value-type="float" office:value="3.90143996688425" calcext:value-type="float">
            <text:p>3.90</text:p>
          </table:table-cell>
          <table:table-cell table:formula="of:=([.N116]-[.N115])/([.K116]-[.K115])" office:value-type="float" office:value="5.65422271848317" calcext:value-type="float">
            <text:p>5.65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17041639849" calcext:value-type="float">
            <text:p>0.001704164</text:p>
          </table:table-cell>
          <table:table-cell office:value-type="float" office:value="0.0000125758648" calcext:value-type="float">
            <text:p>1.25758648E-005</text:p>
          </table:table-cell>
          <table:table-cell office:value-type="float" office:value="0.0000116237614" calcext:value-type="float">
            <text:p>1.16237614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08909598" calcext:value-type="float">
            <text:p>3.751710891</text:p>
          </table:table-cell>
          <table:table-cell table:formula="of:=LOG([.E117];10)" office:value-type="float" office:value="-2.28330122870633" calcext:value-type="float">
            <text:p>-2.2833012287</text:p>
          </table:table-cell>
          <table:table-cell table:formula="of:=LOG([.F117];10)" office:value-type="float" office:value="-2.76848861713353" calcext:value-type="float">
            <text:p>-2.7684886171</text:p>
          </table:table-cell>
          <table:table-cell table:formula="of:=LOG([.G117];10)" office:value-type="float" office:value="-4.90046214027171" calcext:value-type="float">
            <text:p>-4.9004621403</text:p>
          </table:table-cell>
          <table:table-cell table:formula="of:=LOG([.H117];10)" office:value-type="float" office:value="-4.93465331334587" calcext:value-type="float">
            <text:p>-4.9346533133</text:p>
          </table:table-cell>
          <table:table-cell table:formula="of:=([.L117]-[.L116])/([.K117]-[.K116])" office:value-type="float" office:value="2.00843086676943" calcext:value-type="float">
            <text:p>2.01</text:p>
          </table:table-cell>
          <table:table-cell table:formula="of:=([.M117]-[.M116])/([.K117]-[.K116])" office:value-type="float" office:value="3.96972535463531" calcext:value-type="float">
            <text:p>3.97</text:p>
          </table:table-cell>
          <table:table-cell table:formula="of:=([.N117]-[.N116])/([.K117]-[.K116])" office:value-type="float" office:value="5.66141877614211" calcext:value-type="float">
            <text:p>5.66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9579858064" calcext:value-type="float">
            <text:p>0.0009579858</text:p>
          </table:table-cell>
          <table:table-cell office:value-type="float" office:value="0.0000039893748" calcext:value-type="float">
            <text:p>3.9893748E-006</text:p>
          </table:table-cell>
          <table:table-cell office:value-type="float" office:value="0.000002398387" calcext:value-type="float">
            <text:p>2.398387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01163343" calcext:value-type="float">
            <text:p>3.7517201163</text:p>
          </table:table-cell>
          <table:table-cell table:formula="of:=LOG([.E118];10)" office:value-type="float" office:value="-2.40823996531185" calcext:value-type="float">
            <text:p>-2.4082399653</text:p>
          </table:table-cell>
          <table:table-cell table:formula="of:=LOG([.F118];10)" office:value-type="float" office:value="-3.01864092541814" calcext:value-type="float">
            <text:p>-3.0186409254</text:p>
          </table:table-cell>
          <table:table-cell table:formula="of:=LOG([.G118];10)" office:value-type="float" office:value="-5.39909515999868" calcext:value-type="float">
            <text:p>-5.39909516</text:p>
          </table:table-cell>
          <table:table-cell table:formula="of:=LOG([.H118];10)" office:value-type="float" office:value="-5.62008073849995" calcext:value-type="float">
            <text:p>-5.6200807385</text:p>
          </table:table-cell>
          <table:table-cell table:formula="of:=([.L118]-[.L117])/([.K118]-[.K117])" office:value-type="float" office:value="2.002199758706" calcext:value-type="float">
            <text:p>2.00</text:p>
          </table:table-cell>
          <table:table-cell table:formula="of:=([.M118]-[.M117])/([.K118]-[.K117])" office:value-type="float" office:value="3.99102018536764" calcext:value-type="float">
            <text:p>3.99</text:p>
          </table:table-cell>
          <table:table-cell table:formula="of:=([.N118]-[.N117])/([.K118]-[.K117])" office:value-type="float" office:value="5.48610818211043" calcext:value-type="float">
            <text:p>5.49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78585552565" calcext:value-type="float">
            <text:p>0.0078585553</text:p>
          </table:table-cell>
          <table:table-cell office:value-type="float" office:value="0.0005733848043" calcext:value-type="float">
            <text:p>0.0005733848</text:p>
          </table:table-cell>
          <table:table-cell office:value-type="float" office:value="0.0112677288933" calcext:value-type="float">
            <text:p>0.011267728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04547858279" calcext:value-type="float">
            <text:p>3.7404547858</text:p>
          </table:table-cell>
          <table:table-cell table:formula="of:=LOG([.E120];10)" office:value-type="float" office:value="-1.68124123737628" calcext:value-type="float">
            <text:p>-1.6812412374</text:p>
          </table:table-cell>
          <table:table-cell table:formula="of:=LOG([.F120];10)" office:value-type="float" office:value="-2.10465728879545" calcext:value-type="float">
            <text:p>-2.1046572888</text:p>
          </table:table-cell>
          <table:table-cell table:formula="of:=LOG([.G120];10)" office:value-type="float" office:value="-3.24155382080025" calcext:value-type="float">
            <text:p>-3.2415538208</text:p>
          </table:table-cell>
          <table:table-cell table:formula="of:=LOG([.H120];10)" office:value-type="float" office:value="-1.94816361088401" calcext:value-type="float">
            <text:p>-1.9481636109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34103584155" calcext:value-type="float">
            <text:p>0.0034103584</text:p>
          </table:table-cell>
          <table:table-cell office:value-type="float" office:value="0.0001732524662" calcext:value-type="float">
            <text:p>0.0001732525</text:p>
          </table:table-cell>
          <table:table-cell office:value-type="float" office:value="0.0034601641879" calcext:value-type="float">
            <text:p>0.003460164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82623505333" calcext:value-type="float">
            <text:p>3.7482623505</text:p>
          </table:table-cell>
          <table:table-cell table:formula="of:=LOG([.E121];10)" office:value-type="float" office:value="-1.79934054945402" calcext:value-type="float">
            <text:p>-1.7993405495</text:p>
          </table:table-cell>
          <table:table-cell table:formula="of:=LOG([.F121];10)" office:value-type="float" office:value="-2.46719997593593" calcext:value-type="float">
            <text:p>-2.4671999759</text:p>
          </table:table-cell>
          <table:table-cell table:formula="of:=LOG([.G121];10)" office:value-type="float" office:value="-3.76132057461267" calcext:value-type="float">
            <text:p>-3.7613205746</text:p>
          </table:table-cell>
          <table:table-cell table:formula="of:=LOG([.H121];10)" office:value-type="float" office:value="-2.46090329305486" calcext:value-type="float">
            <text:p>-2.4609032931</text:p>
          </table:table-cell>
          <table:table-cell table:formula="of:=([.L121]-[.L120])/([.K121]-[.K120])" office:value-type="float" office:value="3.06981201466987" calcext:value-type="float">
            <text:p>3.07</text:p>
          </table:table-cell>
          <table:table-cell table:formula="of:=([.M121]-[.M120])/([.K121]-[.K120])" office:value-type="float" office:value="4.40109891131548" calcext:value-type="float">
            <text:p>4.40</text:p>
          </table:table-cell>
          <table:table-cell table:formula="of:=([.N121]-[.N120])/([.K121]-[.K120])" office:value-type="float" office:value="4.34159753473719" calcext:value-type="float">
            <text:p>4.34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10000391765" calcext:value-type="float">
            <text:p>0.0010000392</text:p>
          </table:table-cell>
          <table:table-cell office:value-type="float" office:value="0.0000264082454" calcext:value-type="float">
            <text:p>2.64082454E-005</text:p>
          </table:table-cell>
          <table:table-cell office:value-type="float" office:value="0.0005906553098" calcext:value-type="float">
            <text:p>0.0005906553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1318594115" calcext:value-type="float">
            <text:p>3.7511318594</text:p>
          </table:table-cell>
          <table:table-cell table:formula="of:=LOG([.E122];10)" office:value-type="float" office:value="-1.98227123303818" calcext:value-type="float">
            <text:p>-1.982271233</text:p>
          </table:table-cell>
          <table:table-cell table:formula="of:=LOG([.F122];10)" office:value-type="float" office:value="-2.9999829861955" calcext:value-type="float">
            <text:p>-2.9999829862</text:p>
          </table:table-cell>
          <table:table-cell table:formula="of:=LOG([.G122];10)" office:value-type="float" office:value="-4.57826045295483" calcext:value-type="float">
            <text:p>-4.578260453</text:p>
          </table:table-cell>
          <table:table-cell table:formula="of:=LOG([.H122];10)" office:value-type="float" office:value="-3.22866588751616" calcext:value-type="float">
            <text:p>-3.2286658875</text:p>
          </table:table-cell>
          <table:table-cell table:formula="of:=([.L122]-[.L121])/([.K122]-[.K121])" office:value-type="float" office:value="2.91248575591994" calcext:value-type="float">
            <text:p>2.91</text:p>
          </table:table-cell>
          <table:table-cell table:formula="of:=([.M122]-[.M121])/([.K122]-[.K121])" office:value-type="float" office:value="4.4658439051112" calcext:value-type="float">
            <text:p>4.47</text:p>
          </table:table-cell>
          <table:table-cell table:formula="of:=([.N122]-[.N121])/([.K122]-[.K121])" office:value-type="float" office:value="4.19701375088378" calcext:value-type="float">
            <text:p>4.20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4248121081" calcext:value-type="float">
            <text:p>0.0004248121</text:p>
          </table:table-cell>
          <table:table-cell office:value-type="float" office:value="0.0000066307458" calcext:value-type="float">
            <text:p>6.6307458E-006</text:p>
          </table:table-cell>
          <table:table-cell office:value-type="float" office:value="0.0001727334168" calcext:value-type="float">
            <text:p>0.000172733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5497813045" calcext:value-type="float">
            <text:p>3.7515497813</text:p>
          </table:table-cell>
          <table:table-cell table:formula="of:=LOG([.E123];10)" office:value-type="float" office:value="-2.11058971029903" calcext:value-type="float">
            <text:p>-2.1105897103</text:p>
          </table:table-cell>
          <table:table-cell table:formula="of:=LOG([.F123];10)" office:value-type="float" office:value="-3.37180311338121" calcext:value-type="float">
            <text:p>-3.3718031134</text:p>
          </table:table-cell>
          <table:table-cell table:formula="of:=LOG([.G123];10)" office:value-type="float" office:value="-5.17843762112636" calcext:value-type="float">
            <text:p>-5.1784376211</text:p>
          </table:table-cell>
          <table:table-cell table:formula="of:=LOG([.H123];10)" office:value-type="float" office:value="-3.76262363621399" calcext:value-type="float">
            <text:p>-3.7626236362</text:p>
          </table:table-cell>
          <table:table-cell table:formula="of:=([.L123]-[.L122])/([.K123]-[.K122])" office:value-type="float" office:value="2.89763512724558" calcext:value-type="float">
            <text:p>2.90</text:p>
          </table:table-cell>
          <table:table-cell table:formula="of:=([.M123]-[.M122])/([.K123]-[.K122])" office:value-type="float" office:value="4.67724665210491" calcext:value-type="float">
            <text:p>4.68</text:p>
          </table:table-cell>
          <table:table-cell table:formula="of:=([.N123]-[.N122])/([.K123]-[.K122])" office:value-type="float" office:value="4.16119143630706" calcext:value-type="float">
            <text:p>4.16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306116803" calcext:value-type="float">
            <text:p>0.0001306117</text:p>
          </table:table-cell>
          <table:table-cell office:value-type="float" office:value="0.0000009399761" calcext:value-type="float">
            <text:p>0.00000094</text:p>
          </table:table-cell>
          <table:table-cell office:value-type="float" office:value="0.0000330019486" calcext:value-type="float">
            <text:p>3.30019486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895127726" calcext:value-type="float">
            <text:p>3.7516895128</text:p>
          </table:table-cell>
          <table:table-cell table:formula="of:=LOG([.E124];10)" office:value-type="float" office:value="-2.28330122870633" calcext:value-type="float">
            <text:p>-2.2833012287</text:p>
          </table:table-cell>
          <table:table-cell table:formula="of:=LOG([.F124];10)" office:value-type="float" office:value="-3.8840179833748" calcext:value-type="float">
            <text:p>-3.8840179834</text:p>
          </table:table-cell>
          <table:table-cell table:formula="of:=LOG([.G124];10)" office:value-type="float" office:value="-6.02688318870889" calcext:value-type="float">
            <text:p>-6.0268831887</text:p>
          </table:table-cell>
          <table:table-cell table:formula="of:=LOG([.H124];10)" office:value-type="float" office:value="-4.48146041644808" calcext:value-type="float">
            <text:p>-4.4814604164</text:p>
          </table:table-cell>
          <table:table-cell table:formula="of:=([.L124]-[.L123])/([.K124]-[.K123])" office:value-type="float" office:value="2.96572501195697" calcext:value-type="float">
            <text:p>2.97</text:p>
          </table:table-cell>
          <table:table-cell table:formula="of:=([.M124]-[.M123])/([.K124]-[.K123])" office:value-type="float" office:value="4.91250135142513" calcext:value-type="float">
            <text:p>4.91</text:p>
          </table:table-cell>
          <table:table-cell table:formula="of:=([.N124]-[.N123])/([.K124]-[.K123])" office:value-type="float" office:value="4.16206624122716" calcext:value-type="float">
            <text:p>4.16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552803214" calcext:value-type="float">
            <text:p>5.52803214E-005</text:p>
          </table:table-cell>
          <table:table-cell office:value-type="float" office:value="0.0000002239544" calcext:value-type="float">
            <text:p>0.000000224</text:p>
          </table:table-cell>
          <table:table-cell office:value-type="float" office:value="0.0000101727345" calcext:value-type="float">
            <text:p>1.01727345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23419868" calcext:value-type="float">
            <text:p>3.751712342</text:p>
          </table:table-cell>
          <table:table-cell table:formula="of:=LOG([.E125];10)" office:value-type="float" office:value="-2.40654018042853" calcext:value-type="float">
            <text:p>-2.4065401804</text:p>
          </table:table-cell>
          <table:table-cell table:formula="of:=LOG([.F125];10)" office:value-type="float" office:value="-4.25742944063674" calcext:value-type="float">
            <text:p>-4.2574294406</text:p>
          </table:table-cell>
          <table:table-cell table:formula="of:=LOG([.G125];10)" office:value-type="float" office:value="-6.64984040061403" calcext:value-type="float">
            <text:p>-6.6498404006</text:p>
          </table:table-cell>
          <table:table-cell table:formula="of:=LOG([.H125];10)" office:value-type="float" office:value="-4.99256229008297" calcext:value-type="float">
            <text:p>-4.9925622901</text:p>
          </table:table-cell>
          <table:table-cell table:formula="of:=([.L125]-[.L124])/([.K125]-[.K124])" office:value-type="float" office:value="3.02997917495823" calcext:value-type="float">
            <text:p>3.03</text:p>
          </table:table-cell>
          <table:table-cell table:formula="of:=([.M125]-[.M124])/([.K125]-[.K124])" office:value-type="float" office:value="5.05487269406021" calcext:value-type="float">
            <text:p>5.05</text:p>
          </table:table-cell>
          <table:table-cell table:formula="of:=([.N125]-[.N124])/([.K125]-[.K124])" office:value-type="float" office:value="4.14724294950998" calcext:value-type="float">
            <text:p>4.1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15995156353" calcext:value-type="float">
            <text:p>0.0015995156</text:p>
          </table:table-cell>
          <table:table-cell office:value-type="float" office:value="0.0000230412581" calcext:value-type="float">
            <text:p>2.30412581E-005</text:p>
          </table:table-cell>
          <table:table-cell office:value-type="float" office:value="0.0004116200926" calcext:value-type="float">
            <text:p>0.000411620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3108946286" calcext:value-type="float">
            <text:p>3.7513108946</text:p>
          </table:table-cell>
          <table:table-cell table:formula="of:=LOG([.E127];10)" office:value-type="float" office:value="-1.68124123737628" calcext:value-type="float">
            <text:p>-1.6812412374</text:p>
          </table:table-cell>
          <table:table-cell table:formula="of:=LOG([.F127];10)" office:value-type="float" office:value="-2.79601151032115" calcext:value-type="float">
            <text:p>-2.7960115103</text:p>
          </table:table-cell>
          <table:table-cell table:formula="of:=LOG([.G127];10)" office:value-type="float" office:value="-4.63749381123101" calcext:value-type="float">
            <text:p>-4.6374938112</text:p>
          </table:table-cell>
          <table:table-cell table:formula="of:=LOG([.H127];10)" office:value-type="float" office:value="-3.38550343397683" calcext:value-type="float">
            <text:p>-3.38550343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4971889498" calcext:value-type="float">
            <text:p>0.0004971889</text:p>
          </table:table-cell>
          <table:table-cell office:value-type="float" office:value="0.0000025681451" calcext:value-type="float">
            <text:p>2.5681451E-006</text:p>
          </table:table-cell>
          <table:table-cell office:value-type="float" office:value="0.0000386954566" calcext:value-type="float">
            <text:p>3.86954566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838192646" calcext:value-type="float">
            <text:p>3.7516838193</text:p>
          </table:table-cell>
          <table:table-cell table:formula="of:=LOG([.E128];10)" office:value-type="float" office:value="-1.80617997398389" calcext:value-type="float">
            <text:p>-1.806179974</text:p>
          </table:table-cell>
          <table:table-cell table:formula="of:=LOG([.F128];10)" office:value-type="float" office:value="-3.30347853227137" calcext:value-type="float">
            <text:p>-3.3034785323</text:p>
          </table:table-cell>
          <table:table-cell table:formula="of:=LOG([.G128];10)" office:value-type="float" office:value="-5.59038044230525" calcext:value-type="float">
            <text:p>-5.5903804423</text:p>
          </table:table-cell>
          <table:table-cell table:formula="of:=LOG([.H128];10)" office:value-type="float" office:value="-4.41234002437085" calcext:value-type="float">
            <text:p>-4.4123400244</text:p>
          </table:table-cell>
          <table:table-cell table:formula="of:=([.L128]-[.L127])/([.K128]-[.K127])" office:value-type="float" office:value="4.06172685693164" calcext:value-type="float">
            <text:p>4.06</text:p>
          </table:table-cell>
          <table:table-cell table:formula="of:=([.M128]-[.M127])/([.K128]-[.K127])" office:value-type="float" office:value="7.62683101292257" calcext:value-type="float">
            <text:p>7.63</text:p>
          </table:table-cell>
          <table:table-cell table:formula="of:=([.N128]-[.N127])/([.K128]-[.K127])" office:value-type="float" office:value="8.21872077687967" calcext:value-type="float">
            <text:p>8.22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941229401" calcext:value-type="float">
            <text:p>9.41229401E-005</text:p>
          </table:table-cell>
          <table:table-cell office:value-type="float" office:value="0.0000000687215" calcext:value-type="float">
            <text:p>6.87215E-008</text:p>
          </table:table-cell>
          <table:table-cell office:value-type="float" office:value="0.0000009712656" calcext:value-type="float">
            <text:p>9.712656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15434556" calcext:value-type="float">
            <text:p>3.7517215435</text:p>
          </table:table-cell>
          <table:table-cell table:formula="of:=LOG([.E129];10)" office:value-type="float" office:value="-1.98227123303818" calcext:value-type="float">
            <text:p>-1.982271233</text:p>
          </table:table-cell>
          <table:table-cell table:formula="of:=LOG([.F129];10)" office:value-type="float" office:value="-4.02630451531175" calcext:value-type="float">
            <text:p>-4.0263045153</text:p>
          </table:table-cell>
          <table:table-cell table:formula="of:=LOG([.G129];10)" office:value-type="float" office:value="-7.16290736962773" calcext:value-type="float">
            <text:p>-7.1629073696</text:p>
          </table:table-cell>
          <table:table-cell table:formula="of:=LOG([.H129];10)" office:value-type="float" office:value="-6.01266199270633" calcext:value-type="float">
            <text:p>-6.0126619927</text:p>
          </table:table-cell>
          <table:table-cell table:formula="of:=([.L129]-[.L128])/([.K129]-[.K128])" office:value-type="float" office:value="4.10483738331111" calcext:value-type="float">
            <text:p>4.10</text:p>
          </table:table-cell>
          <table:table-cell table:formula="of:=([.M129]-[.M128])/([.K129]-[.K128])" office:value-type="float" office:value="8.93018163290911" calcext:value-type="float">
            <text:p>8.93</text:p>
          </table:table-cell>
          <table:table-cell table:formula="of:=([.N129]-[.N128])/([.K129]-[.K128])" office:value-type="float" office:value="9.08802615717613" calcext:value-type="float">
            <text:p>9.09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291549673" calcext:value-type="float">
            <text:p>0.000029155</text:p>
          </table:table-cell>
          <table:table-cell office:value-type="float" office:value="0.0000000022188" calcext:value-type="float">
            <text:p>2.2188E-009</text:p>
          </table:table-cell>
          <table:table-cell office:value-type="float" office:value="0.0000000656981" calcext:value-type="float">
            <text:p>6.56981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4490231" calcext:value-type="float">
            <text:p>3.751722449</text:p>
          </table:table-cell>
          <table:table-cell table:formula="of:=LOG([.E130];10)" office:value-type="float" office:value="-2.10720996964787" calcext:value-type="float">
            <text:p>-2.1072099696</text:p>
          </table:table-cell>
          <table:table-cell table:formula="of:=LOG([.F130];10)" office:value-type="float" office:value="-4.53528744134421" calcext:value-type="float">
            <text:p>-4.5352874413</text:p>
          </table:table-cell>
          <table:table-cell table:formula="of:=LOG([.G130];10)" office:value-type="float" office:value="-8.6538818427932" calcext:value-type="float">
            <text:p>-8.6538818428</text:p>
          </table:table-cell>
          <table:table-cell table:formula="of:=LOG([.H130];10)" office:value-type="float" office:value="-7.18244719012739" calcext:value-type="float">
            <text:p>-7.1824471901</text:p>
          </table:table-cell>
          <table:table-cell table:formula="of:=([.L130]-[.L129])/([.K130]-[.K129])" office:value-type="float" office:value="4.07386003607936" calcext:value-type="float">
            <text:p>4.07</text:p>
          </table:table-cell>
          <table:table-cell table:formula="of:=([.M130]-[.M129])/([.K130]-[.K129])" office:value-type="float" office:value="11.9336445495147" calcext:value-type="float">
            <text:p>11.93</text:p>
          </table:table-cell>
          <table:table-cell table:formula="of:=([.N130]-[.N129])/([.K130]-[.K129])" office:value-type="float" office:value="9.36287038883294" calcext:value-type="float">
            <text:p>9.36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56661975" calcext:value-type="float">
            <text:p>5.6661975E-006</text:p>
          </table:table-cell>
          <table:table-cell office:value-type="float" office:value="0.0000000002585" calcext:value-type="float">
            <text:p>2.585E-010</text:p>
          </table:table-cell>
          <table:table-cell office:value-type="float" office:value="0.000000001284" calcext:value-type="float">
            <text:p>1.284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34372" calcext:value-type="float">
            <text:p>3.7517225134</text:p>
          </table:table-cell>
          <table:table-cell table:formula="of:=LOG([.E131];10)" office:value-type="float" office:value="-2.28330122870633" calcext:value-type="float">
            <text:p>-2.2833012287</text:p>
          </table:table-cell>
          <table:table-cell table:formula="of:=LOG([.F131];10)" office:value-type="float" office:value="-5.24670829185841" calcext:value-type="float">
            <text:p>-5.2467082919</text:p>
          </table:table-cell>
          <table:table-cell table:formula="of:=LOG([.G131];10)" office:value-type="float" office:value="-9.58753945257004" calcext:value-type="float">
            <text:p>-9.5875394526</text:p>
          </table:table-cell>
          <table:table-cell table:formula="of:=LOG([.H131];10)" office:value-type="float" office:value="-8.89143497626717" calcext:value-type="float">
            <text:p>-8.8914349763</text:p>
          </table:table-cell>
          <table:table-cell table:formula="of:=([.L131]-[.L130])/([.K131]-[.K130])" office:value-type="float" office:value="4.04006907735279" calcext:value-type="float">
            <text:p>4.04</text:p>
          </table:table-cell>
          <table:table-cell table:formula="of:=([.M131]-[.M130])/([.K131]-[.K130])" office:value-type="float" office:value="5.30212353962936" calcext:value-type="float">
            <text:p>5.30</text:p>
          </table:table-cell>
          <table:table-cell table:formula="of:=([.N131]-[.N130])/([.K131]-[.K130])" office:value-type="float" office:value="9.70512559951883" calcext:value-type="float">
            <text:p>9.7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17824575" calcext:value-type="float">
            <text:p>1.7824575E-006</text:p>
          </table:table-cell>
          <table:table-cell office:value-type="float" office:value="0.0000000000487" calcext:value-type="float">
            <text:p>4.87E-011</text:p>
          </table:table-cell>
          <table:table-cell office:value-type="float" office:value="0.0000000000499" calcext:value-type="float">
            <text:p>4.99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6714" calcext:value-type="float">
            <text:p>3.7517225147</text:p>
          </table:table-cell>
          <table:table-cell table:formula="of:=LOG([.E132];10)" office:value-type="float" office:value="-2.40823996531185" calcext:value-type="float">
            <text:p>-2.4082399653</text:p>
          </table:table-cell>
          <table:table-cell table:formula="of:=LOG([.F132];10)" office:value-type="float" office:value="-5.74898081644694" calcext:value-type="float">
            <text:p>-5.7489808164</text:p>
          </table:table-cell>
          <table:table-cell table:formula="of:=LOG([.G132];10)" office:value-type="float" office:value="-10.3124710387854" calcext:value-type="float">
            <text:p>-10.3124710388</text:p>
          </table:table-cell>
          <table:table-cell table:formula="of:=LOG([.H132];10)" office:value-type="float" office:value="-10.3018994543766" calcext:value-type="float">
            <text:p>-10.3018994544</text:p>
          </table:table-cell>
          <table:table-cell table:formula="of:=([.L132]-[.L131])/([.K132]-[.K131])" office:value-type="float" office:value="4.02015050123639" calcext:value-type="float">
            <text:p>4.02</text:p>
          </table:table-cell>
          <table:table-cell table:formula="of:=([.M132]-[.M131])/([.K132]-[.K131])" office:value-type="float" office:value="5.80229643672654" calcext:value-type="float">
            <text:p>5.80</text:p>
          </table:table-cell>
          <table:table-cell table:formula="of:=([.N132]-[.N131])/([.K132]-[.K131])" office:value-type="float" office:value="11.28924876648" calcext:value-type="float">
            <text:p>11.29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544573007" calcext:value-type="float">
            <text:p>0.000544573</text:p>
          </table:table-cell>
          <table:table-cell office:value-type="float" office:value="0.0000024807551" calcext:value-type="float">
            <text:p>2.4807551E-006</text:p>
          </table:table-cell>
          <table:table-cell office:value-type="float" office:value="0.0000345479771" calcext:value-type="float">
            <text:p>0.00003454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879667442" calcext:value-type="float">
            <text:p>3.7516879667</text:p>
          </table:table-cell>
          <table:table-cell table:formula="of:=LOG([.E134];10)" office:value-type="float" office:value="-1.65321251377578" calcext:value-type="float">
            <text:p>-1.6532125138</text:p>
          </table:table-cell>
          <table:table-cell table:formula="of:=LOG([.F134];10)" office:value-type="float" office:value="-3.26394388925658" calcext:value-type="float">
            <text:p>-3.2639438893</text:p>
          </table:table-cell>
          <table:table-cell table:formula="of:=LOG([.G134];10)" office:value-type="float" office:value="-5.60541610713783" calcext:value-type="float">
            <text:p>-5.6054161071</text:p>
          </table:table-cell>
          <table:table-cell table:formula="of:=LOG([.H134];10)" office:value-type="float" office:value="-4.4615773769447" calcext:value-type="float">
            <text:p>-4.4615773769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1462085087" calcext:value-type="float">
            <text:p>0.0001462085</text:p>
          </table:table-cell>
          <table:table-cell office:value-type="float" office:value="0.000000451309" calcext:value-type="float">
            <text:p>4.51309E-007</text:p>
          </table:table-cell>
          <table:table-cell office:value-type="float" office:value="0.0000037432157" calcext:value-type="float">
            <text:p>3.7432157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87715055" calcext:value-type="float">
            <text:p>3.7517187715</text:p>
          </table:table-cell>
          <table:table-cell table:formula="of:=LOG([.E135];10)" office:value-type="float" office:value="-1.77815125038277" calcext:value-type="float">
            <text:p>-1.7781512504</text:p>
          </table:table-cell>
          <table:table-cell table:formula="of:=LOG([.F135];10)" office:value-type="float" office:value="-3.83502735259067" calcext:value-type="float">
            <text:p>-3.8350273526</text:p>
          </table:table-cell>
          <table:table-cell table:formula="of:=LOG([.G135];10)" office:value-type="float" office:value="-6.34552600569686" calcext:value-type="float">
            <text:p>-6.3455260057</text:p>
          </table:table-cell>
          <table:table-cell table:formula="of:=LOG([.H135];10)" office:value-type="float" office:value="-5.42675514627039" calcext:value-type="float">
            <text:p>-5.4267551463</text:p>
          </table:table-cell>
          <table:table-cell table:formula="of:=([.L135]-[.L134])/([.K135]-[.K134])" office:value-type="float" office:value="4.57090794130941" calcext:value-type="float">
            <text:p>4.57</text:p>
          </table:table-cell>
          <table:table-cell table:formula="of:=([.M135]-[.M134])/([.K135]-[.K134])" office:value-type="float" office:value="5.92378247658368" calcext:value-type="float">
            <text:p>5.92</text:p>
          </table:table-cell>
          <table:table-cell table:formula="of:=([.N135]-[.N134])/([.K135]-[.K134])" office:value-type="float" office:value="7.72520833439926" calcext:value-type="float">
            <text:p>7.73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37830993" calcext:value-type="float">
            <text:p>1.37830993E-005</text:p>
          </table:table-cell>
          <table:table-cell office:value-type="float" office:value="0.000000041163" calcext:value-type="float">
            <text:p>4.1163E-008</text:p>
          </table:table-cell>
          <table:table-cell office:value-type="float" office:value="0.0000000560518" calcext:value-type="float">
            <text:p>5.60518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70773" calcext:value-type="float">
            <text:p>3.7517225708</text:p>
          </table:table-cell>
          <table:table-cell table:formula="of:=LOG([.E136];10)" office:value-type="float" office:value="-2" calcext:value-type="float">
            <text:p>-2</text:p>
          </table:table-cell>
          <table:table-cell table:formula="of:=LOG([.F136];10)" office:value-type="float" office:value="-4.86065311497244" calcext:value-type="float">
            <text:p>-4.860653115</text:p>
          </table:table-cell>
          <table:table-cell table:formula="of:=LOG([.G136];10)" office:value-type="float" office:value="-7.38549298094637" calcext:value-type="float">
            <text:p>-7.3854929809</text:p>
          </table:table-cell>
          <table:table-cell table:formula="of:=LOG([.H136];10)" office:value-type="float" office:value="-7.25141043628015" calcext:value-type="float">
            <text:p>-7.2514104363</text:p>
          </table:table-cell>
          <table:table-cell table:formula="of:=([.L136]-[.L135])/([.K136]-[.K135])" office:value-type="float" office:value="4.62308561193775" calcext:value-type="float">
            <text:p>4.62</text:p>
          </table:table-cell>
          <table:table-cell table:formula="of:=([.M136]-[.M135])/([.K136]-[.K135])" office:value-type="float" office:value="4.6877297124453" calcext:value-type="float">
            <text:p>4.69</text:p>
          </table:table-cell>
          <table:table-cell table:formula="of:=([.N136]-[.N135])/([.K136]-[.K135])" office:value-type="float" office:value="8.22477157594082" calcext:value-type="float">
            <text:p>8.22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47829912" calcext:value-type="float">
            <text:p>0.000004783</text:p>
          </table:table-cell>
          <table:table-cell office:value-type="float" office:value="0.0000000142688" calcext:value-type="float">
            <text:p>1.42688E-008</text:p>
          </table:table-cell>
          <table:table-cell office:value-type="float" office:value="0.0000000371838" calcext:value-type="float">
            <text:p>3.71838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51905" calcext:value-type="float">
            <text:p>3.7517225519</text:p>
          </table:table-cell>
          <table:table-cell table:formula="of:=LOG([.E137];10)" office:value-type="float" office:value="-2.09691001300806" calcext:value-type="float">
            <text:p>-2.096910013</text:p>
          </table:table-cell>
          <table:table-cell table:formula="of:=LOG([.F137];10)" office:value-type="float" office:value="-5.32030041816524" calcext:value-type="float">
            <text:p>-5.3203004182</text:p>
          </table:table-cell>
          <table:table-cell table:formula="of:=LOG([.G137];10)" office:value-type="float" office:value="-7.84561254933049" calcext:value-type="float">
            <text:p>-7.8456125493</text:p>
          </table:table-cell>
          <table:table-cell table:formula="of:=LOG([.H137];10)" office:value-type="float" office:value="-7.42964622955333" calcext:value-type="float">
            <text:p>-7.4296462296</text:p>
          </table:table-cell>
          <table:table-cell table:formula="of:=([.L137]-[.L136])/([.K137]-[.K136])" office:value-type="float" office:value="4.74303210705989" calcext:value-type="float">
            <text:p>4.74</text:p>
          </table:table-cell>
          <table:table-cell table:formula="of:=([.M137]-[.M136])/([.K137]-[.K136])" office:value-type="float" office:value="4.74790534127642" calcext:value-type="float">
            <text:p>4.75</text:p>
          </table:table-cell>
          <table:table-cell table:formula="of:=([.N137]-[.N136])/([.K137]-[.K136])" office:value-type="float" office:value="1.83918862190598" calcext:value-type="float">
            <text:p>1.84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5338434" calcext:value-type="float">
            <text:p>5.338434E-007</text:p>
          </table:table-cell>
          <table:table-cell office:value-type="float" office:value="0.0000000012637" calcext:value-type="float">
            <text:p>1.2637E-009</text:p>
          </table:table-cell>
          <table:table-cell office:value-type="float" office:value="0.000000004451" calcext:value-type="float">
            <text:p>4.451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91722" calcext:value-type="float">
            <text:p>3.7517225192</text:p>
          </table:table-cell>
          <table:table-cell table:formula="of:=LOG([.E138];10)" office:value-type="float" office:value="-2.29003461136295" calcext:value-type="float">
            <text:p>-2.2900346114</text:p>
          </table:table-cell>
          <table:table-cell table:formula="of:=LOG([.F138];10)" office:value-type="float" office:value="-6.27258612216647" calcext:value-type="float">
            <text:p>-6.2725861222</text:p>
          </table:table-cell>
          <table:table-cell table:formula="of:=LOG([.G138];10)" office:value-type="float" office:value="-8.89835601450969" calcext:value-type="float">
            <text:p>-8.8983560145</text:p>
          </table:table-cell>
          <table:table-cell table:formula="of:=LOG([.H138];10)" office:value-type="float" office:value="-8.35154240571748" calcext:value-type="float">
            <text:p>-8.3515424057</text:p>
          </table:table-cell>
          <table:table-cell table:formula="of:=([.L138]-[.L137])/([.K138]-[.K137])" office:value-type="float" office:value="4.93093946660932" calcext:value-type="float">
            <text:p>4.93</text:p>
          </table:table-cell>
          <table:table-cell table:formula="of:=([.M138]-[.M137])/([.K138]-[.K137])" office:value-type="float" office:value="5.45111018558404" calcext:value-type="float">
            <text:p>5.45</text:p>
          </table:table-cell>
          <table:table-cell table:formula="of:=([.N138]-[.N137])/([.K138]-[.K137])" office:value-type="float" office:value="4.77358236090683" calcext:value-type="float">
            <text:p>4.77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358441" calcext:value-type="float">
            <text:p>1.358441E-007</text:p>
          </table:table-cell>
          <table:table-cell office:value-type="float" office:value="0.000000000236" calcext:value-type="float">
            <text:p>2.36E-010</text:p>
          </table:table-cell>
          <table:table-cell office:value-type="float" office:value="0.0000000008785" calcext:value-type="float">
            <text:p>8.785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5997" calcext:value-type="float">
            <text:p>3.7517225156</text:p>
          </table:table-cell>
          <table:table-cell table:formula="of:=LOG([.E139];10)" office:value-type="float" office:value="-2.40654018042853" calcext:value-type="float">
            <text:p>-2.4065401804</text:p>
          </table:table-cell>
          <table:table-cell table:formula="of:=LOG([.F139];10)" office:value-type="float" office:value="-6.86695921917532" calcext:value-type="float">
            <text:p>-6.8669592192</text:p>
          </table:table-cell>
          <table:table-cell table:formula="of:=LOG([.G139];10)" office:value-type="float" office:value="-9.62708799702989" calcext:value-type="float">
            <text:p>-9.627087997</text:p>
          </table:table-cell>
          <table:table-cell table:formula="of:=LOG([.H139];10)" office:value-type="float" office:value="-9.05625823416869" calcext:value-type="float">
            <text:p>-9.0562582342</text:p>
          </table:table-cell>
          <table:table-cell table:formula="of:=([.L139]-[.L138])/([.K139]-[.K138])" office:value-type="float" office:value="5.10167111989569" calcext:value-type="float">
            <text:p>5.10</text:p>
          </table:table-cell>
          <table:table-cell table:formula="of:=([.M139]-[.M138])/([.K139]-[.K138])" office:value-type="float" office:value="6.2549111460075" calcext:value-type="float">
            <text:p>6.25</text:p>
          </table:table-cell>
          <table:table-cell table:formula="of:=([.N139]-[.N138])/([.K139]-[.K138])" office:value-type="float" office:value="6.0487737547942" calcext:value-type="float">
            <text:p>6.0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244801559" calcext:value-type="float">
            <text:p>0.0001244802</text:p>
          </table:table-cell>
          <table:table-cell office:value-type="float" office:value="0.0000006438646" calcext:value-type="float">
            <text:p>6.438646E-007</text:p>
          </table:table-cell>
          <table:table-cell office:value-type="float" office:value="0.0000003257358" calcext:value-type="float">
            <text:p>3.257358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8404571" calcext:value-type="float">
            <text:p>3.7517228405</text:p>
          </table:table-cell>
          <table:table-cell table:formula="of:=LOG([.E141];10)" office:value-type="float" office:value="-1.68124123737628" calcext:value-type="float">
            <text:p>-1.6812412374</text:p>
          </table:table-cell>
          <table:table-cell table:formula="of:=LOG([.F141];10)" office:value-type="float" office:value="-3.90489987643996" calcext:value-type="float">
            <text:p>-3.9048998764</text:p>
          </table:table-cell>
          <table:table-cell table:formula="of:=LOG([.G141];10)" office:value-type="float" office:value="-6.19120545198085" calcext:value-type="float">
            <text:p>-6.191205452</text:p>
          </table:table-cell>
          <table:table-cell table:formula="of:=LOG([.H141];10)" office:value-type="float" office:value="-6.48713450766775" calcext:value-type="float">
            <text:p>-6.4871345077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168329632" calcext:value-type="float">
            <text:p>0.000016833</text:p>
          </table:table-cell>
          <table:table-cell office:value-type="float" office:value="0.000000097588" calcext:value-type="float">
            <text:p>9.7588E-008</text:p>
          </table:table-cell>
          <table:table-cell office:value-type="float" office:value="0.0000004374244" calcext:value-type="float">
            <text:p>4.374244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9521457" calcext:value-type="float">
            <text:p>3.7517229521</text:p>
          </table:table-cell>
          <table:table-cell table:formula="of:=LOG([.E142];10)" office:value-type="float" office:value="-1.8195439355423" calcext:value-type="float">
            <text:p>-1.8195439355</text:p>
          </table:table-cell>
          <table:table-cell table:formula="of:=LOG([.F142];10)" office:value-type="float" office:value="-4.77383942602466" calcext:value-type="float">
            <text:p>-4.773839426</text:p>
          </table:table-cell>
          <table:table-cell table:formula="of:=LOG([.G142];10)" office:value-type="float" office:value="-7.0106035824787" calcext:value-type="float">
            <text:p>-7.0106035825</text:p>
          </table:table-cell>
          <table:table-cell table:formula="of:=LOG([.H142];10)" office:value-type="float" office:value="-6.35909699521287" calcext:value-type="float">
            <text:p>-6.3590969952</text:p>
          </table:table-cell>
          <table:table-cell table:formula="of:=([.L142]-[.L141])/([.K142]-[.K141])" office:value-type="float" office:value="6.28288212093739" calcext:value-type="float">
            <text:p>6.28</text:p>
          </table:table-cell>
          <table:table-cell table:formula="of:=([.M142]-[.M141])/([.K142]-[.K141])" office:value-type="float" office:value="5.92467205169225" calcext:value-type="float">
            <text:p>5.92</text:p>
          </table:table-cell>
          <table:table-cell table:formula="of:=([.N142]-[.N141])/([.K142]-[.K141])" office:value-type="float" office:value="-0.925777400967163" calcext:value-type="float">
            <text:p>-0.93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1539707" calcext:value-type="float">
            <text:p>1.539707E-006</text:p>
          </table:table-cell>
          <table:table-cell office:value-type="float" office:value="0.0000000087847" calcext:value-type="float">
            <text:p>8.7847E-009</text:p>
          </table:table-cell>
          <table:table-cell office:value-type="float" office:value="0.0000000423431" calcext:value-type="float">
            <text:p>4.23431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570644" calcext:value-type="float">
            <text:p>3.7517225571</text:p>
          </table:table-cell>
          <table:table-cell table:formula="of:=LOG([.E143];10)" office:value-type="float" office:value="-1.98227123303818" calcext:value-type="float">
            <text:p>-1.982271233</text:p>
          </table:table-cell>
          <table:table-cell table:formula="of:=LOG([.F143];10)" office:value-type="float" office:value="-5.81256191578032" calcext:value-type="float">
            <text:p>-5.8125619158</text:p>
          </table:table-cell>
          <table:table-cell table:formula="of:=LOG([.G143];10)" office:value-type="float" office:value="-8.05627306519535" calcext:value-type="float">
            <text:p>-8.0562730652</text:p>
          </table:table-cell>
          <table:table-cell table:formula="of:=LOG([.H143];10)" office:value-type="float" office:value="-7.37321734982133" calcext:value-type="float">
            <text:p>-7.3732173498</text:p>
          </table:table-cell>
          <table:table-cell table:formula="of:=([.L143]-[.L142])/([.K143]-[.K142])" office:value-type="float" office:value="6.38320985931687" calcext:value-type="float">
            <text:p>6.38</text:p>
          </table:table-cell>
          <table:table-cell table:formula="of:=([.M143]-[.M142])/([.K143]-[.K142])" office:value-type="float" office:value="6.4259008710149" calcext:value-type="float">
            <text:p>6.43</text:p>
          </table:table-cell>
          <table:table-cell table:formula="of:=([.N143]-[.N142])/([.K143]-[.K142])" office:value-type="float" office:value="6.23202357695497" calcext:value-type="float">
            <text:p>6.23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2824891" calcext:value-type="float">
            <text:p>2.824891E-007</text:p>
          </table:table-cell>
          <table:table-cell office:value-type="float" office:value="0.0000000014514" calcext:value-type="float">
            <text:p>1.4514E-009</text:p>
          </table:table-cell>
          <table:table-cell office:value-type="float" office:value="0.0000000072404" calcext:value-type="float">
            <text:p>7.2404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219616" calcext:value-type="float">
            <text:p>3.751722522</text:p>
          </table:table-cell>
          <table:table-cell table:formula="of:=LOG([.E144];10)" office:value-type="float" office:value="-2.100370545118" calcext:value-type="float">
            <text:p>-2.1003705451</text:p>
          </table:table-cell>
          <table:table-cell table:formula="of:=LOG([.F144];10)" office:value-type="float" office:value="-6.54899830501686" calcext:value-type="float">
            <text:p>-6.548998305</text:p>
          </table:table-cell>
          <table:table-cell table:formula="of:=LOG([.G144];10)" office:value-type="float" office:value="-8.83821288125448" calcext:value-type="float">
            <text:p>-8.8382128813</text:p>
          </table:table-cell>
          <table:table-cell table:formula="of:=LOG([.H144];10)" office:value-type="float" office:value="-8.14023744029538" calcext:value-type="float">
            <text:p>-8.1402374403</text:p>
          </table:table-cell>
          <table:table-cell table:formula="of:=([.L144]-[.L143])/([.K144]-[.K143])" office:value-type="float" office:value="6.23573817888807" calcext:value-type="float">
            <text:p>6.24</text:p>
          </table:table-cell>
          <table:table-cell table:formula="of:=([.M144]-[.M143])/([.K144]-[.K143])" office:value-type="float" office:value="6.62103616260395" calcext:value-type="float">
            <text:p>6.62</text:p>
          </table:table-cell>
          <table:table-cell table:formula="of:=([.N144]-[.N143])/([.K144]-[.K143])" office:value-type="float" office:value="6.49470413473409" calcext:value-type="float">
            <text:p>6.49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214448" calcext:value-type="float">
            <text:p>2.14448E-008</text:p>
          </table:table-cell>
          <table:table-cell office:value-type="float" office:value="0.00000000008" calcext:value-type="float">
            <text:p>8E-011</text:p>
          </table:table-cell>
          <table:table-cell office:value-type="float" office:value="0.0000000004181" calcext:value-type="float">
            <text:p>4.181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1394" calcext:value-type="float">
            <text:p>3.7517225151</text:p>
          </table:table-cell>
          <table:table-cell table:formula="of:=LOG([.E145];10)" office:value-type="float" office:value="-2.28330122870633" calcext:value-type="float">
            <text:p>-2.2833012287</text:p>
          </table:table-cell>
          <table:table-cell table:formula="of:=LOG([.F145];10)" office:value-type="float" office:value="-7.66867799975372" calcext:value-type="float">
            <text:p>-7.6686779998</text:p>
          </table:table-cell>
          <table:table-cell table:formula="of:=LOG([.G145];10)" office:value-type="float" office:value="-10.0969100130081" calcext:value-type="float">
            <text:p>-10.096910013</text:p>
          </table:table-cell>
          <table:table-cell table:formula="of:=LOG([.H145];10)" office:value-type="float" office:value="-9.37871983244958" calcext:value-type="float">
            <text:p>-9.3787198324</text:p>
          </table:table-cell>
          <table:table-cell table:formula="of:=([.L145]-[.L144])/([.K145]-[.K144])" office:value-type="float" office:value="6.12078669785432" calcext:value-type="float">
            <text:p>6.12</text:p>
          </table:table-cell>
          <table:table-cell table:formula="of:=([.M145]-[.M144])/([.K145]-[.K144])" office:value-type="float" office:value="6.88073267460234" calcext:value-type="float">
            <text:p>6.88</text:p>
          </table:table-cell>
          <table:table-cell table:formula="of:=([.N145]-[.N144])/([.K145]-[.K144])" office:value-type="float" office:value="6.77022775982891" calcext:value-type="float">
            <text:p>6.77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35812" calcext:value-type="float">
            <text:p>3.5812E-009</text:p>
          </table:table-cell>
          <table:table-cell office:value-type="float" office:value="0.0000000000098" calcext:value-type="float">
            <text:p>9.8E-012</text:p>
          </table:table-cell>
          <table:table-cell office:value-type="float" office:value="0.000000000057" calcext:value-type="float">
            <text:p>5.7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7782" calcext:value-type="float">
            <text:p>3.7517225148</text:p>
          </table:table-cell>
          <table:table-cell table:formula="of:=LOG([.E146];10)" office:value-type="float" office:value="-2.41161970596861" calcext:value-type="float">
            <text:p>-2.411619706</text:p>
          </table:table-cell>
          <table:table-cell table:formula="of:=LOG([.F146];10)" office:value-type="float" office:value="-8.44597142417913" calcext:value-type="float">
            <text:p>-8.4459714242</text:p>
          </table:table-cell>
          <table:table-cell table:formula="of:=LOG([.G146];10)" office:value-type="float" office:value="-11.0087739243075" calcext:value-type="float">
            <text:p>-11.0087739243</text:p>
          </table:table-cell>
          <table:table-cell table:formula="of:=LOG([.H146];10)" office:value-type="float" office:value="-10.2441251443275" calcext:value-type="float">
            <text:p>-10.2441251443</text:p>
          </table:table-cell>
          <table:table-cell table:formula="of:=([.L146]-[.L145])/([.K146]-[.K145])" office:value-type="float" office:value="6.05753310831921" calcext:value-type="float">
            <text:p>6.06</text:p>
          </table:table-cell>
          <table:table-cell table:formula="of:=([.M146]-[.M145])/([.K146]-[.K145])" office:value-type="float" office:value="7.10625570653848" calcext:value-type="float">
            <text:p>7.11</text:p>
          </table:table-cell>
          <table:table-cell table:formula="of:=([.N146]-[.N145])/([.K146]-[.K145])" office:value-type="float" office:value="6.74419873381923" calcext:value-type="float">
            <text:p>6.74</text:p>
          </table:table-cell>
          <table:covered-table-cell table:number-columns-repeated="5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6:42:13.806063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8:12:54.587943418</meta:creation-date>
    <meta:generator>LibreOffice/4.2.8.2$Linux_X86_64 LibreOffice_project/420m0$Build-2</meta:generator>
    <dc:date>2017-09-08T16:54:29.419745144</dc:date>
    <meta:editing-duration>PT1H34M17S</meta:editing-duration>
    <meta:editing-cycles>15</meta:editing-cycles>
    <meta:document-statistic meta:table-count="1" meta:cell-count="2001" meta:object-count="0"/>
  </office:meta>
</office:document-meta>
</file>